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D3000000D24ADBBA82B37A9056.png" manifest:media-type="image/png"/>
  <manifest:file-entry manifest:full-path="Pictures/10005B48000028BF000013BC13E2CB0675BB0745.wmf" manifest:media-type="image/x-wmf"/>
  <manifest:file-entry manifest:full-path="Pictures/1000020100000151000000D8821F4B05E431B03F.png" manifest:media-type="image/png"/>
  <manifest:file-entry manifest:full-path="Pictures/10004614000022D400001657AEF9A04801B00AC7.emf" manifest:media-type="image/x-emf"/>
  <manifest:file-entry manifest:full-path="Pictures/10000201000001B8000000EFD8185CC695F8E249.png" manifest:media-type="image/png"/>
  <manifest:file-entry manifest:full-path="Pictures/100048E400002D6E000018BCDCCCD98BC4CBE2BA.emf" manifest:media-type="image/x-emf"/>
  <manifest:file-entry manifest:full-path="Pictures/10000000000000E1000000CEB0D2E831AA6CAF6C.jpg" manifest:media-type="image/jpeg"/>
  <manifest:file-entry manifest:full-path="Pictures/100002010000019F000000E128BD096217F4178A.png" manifest:media-type="image/png"/>
  <manifest:file-entry manifest:full-path="Pictures/100002010000023300000111F66B9910C4F4E210.png" manifest:media-type="image/png"/>
  <manifest:file-entry manifest:full-path="Pictures/1000849600003044000015B1B9F8433A9A71DDAD.wmf" manifest:media-type="image/x-wmf"/>
  <manifest:file-entry manifest:full-path="Pictures/1000511600003A3D00001C2B8FA75C52AED69609.wmf" manifest:media-type="image/x-wmf"/>
  <manifest:file-entry manifest:full-path="Pictures/10000000000000B4000000F1D45315B88948CC62.jpg" manifest:media-type="image/jpeg"/>
  <manifest:file-entry manifest:full-path="Pictures/100002010000018A000000BFF8D70FA57205F360.png" manifest:media-type="image/png"/>
  <manifest:file-entry manifest:full-path="Pictures/100002010000019F000000E1C3F49C3418F14750.png" manifest:media-type="image/png"/>
  <manifest:file-entry manifest:full-path="Pictures/1000000000000121000001B26994106953DDCC6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Garamond1" svg:font-family="Garamond" style:font-family-generic="roman"/>
    <style:font-face style:name="Arial4" svg:font-family="Arial" style:font-family-generic="swiss"/>
    <style:font-face style:name="Tahoma3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2" svg:font-family="Tahoma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WenQuanYi Micro Hei1" svg:font-family="'WenQuanYi Micro Hei'" style:font-family-generic="modern" style:font-pitch="variable"/>
    <style:font-face style:name="Arial2" svg:font-family="Arial" style:font-family-generic="roman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Right" smil:direction="rever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style:shrink-to-fit="false" fo:min-height="0.499cm" fo:min-width="0.249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2.295cm" fo:min-width="2.943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ffffff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dash" draw:stroke-dash="Fine_20_Dashe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dash" draw:stroke-dash="Dashed_20__28_var_29__20_5" svg:stroke-width="0.026cm" svg:stroke-color="#ffffff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/>
    </style:style>
    <style:style style:name="gr29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/>
    </style:style>
    <style:style style:name="gr30" style:family="graphic" style:parent-style-name="standard">
      <style:graphic-properties draw:stroke="solid" svg:stroke-width="0.026cm" svg:stroke-color="#000000" draw:stroke-linejoin="round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dash" draw:stroke-dash="Dashed_20__28_var_29__20_5" svg:stroke-width="0.026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1.518cm" fo:min-width="2.613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1c1c1c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/>
    </style:style>
    <style:style style:name="gr38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style:shrink-to-fit="false" fo:min-height="11.809cm" fo:min-width="23.089cm" fo:padding-top="0.128cm" fo:padding-bottom="0.128cm" fo:padding-left="0.256cm" fo:padding-right="0.256cm" fo:wrap-option="wrap"/>
    </style:style>
    <style:style style:name="gr39" style:family="graphic" style:parent-style-name="standard">
      <style:graphic-properties draw:stroke="solid" svg:stroke-width="0.071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solid" svg:stroke-width="0.026cm" svg:stroke-color="#000000" draw:stroke-linejoin="miter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4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r11" style:family="presentation" style:parent-style-name="Titel_20_und_20_Inhalt-outline1">
      <style:graphic-properties draw:stroke="solid" svg:stroke-width="0cm" svg:stroke-color="#000000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8cm" fo:padding-bottom="0.128cm" fo:padding-left="0.256cm" fo:padding-right="0.256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 style:writing-mode="lr-tb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.811cm" fo:margin-right="0cm" fo:margin-top="0cm" fo:margin-bottom="0cm" fo:line-height="100%" fo:text-align="start" fo:text-indent="-0.81cm" style:punctuation-wrap="hanging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style:paragraph-properties fo:margin-top="0cm" fo:margin-bottom="0cm" fo:line-height="100%" fo:text-align="start" style:punctuation-wrap="simple" style:writing-mode="lr-tb"/>
    </style:style>
    <style:style style:name="P2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22" style:family="paragraph">
      <style:paragraph-properties fo:margin-left="0cm" fo:margin-right="0cm" fo:margin-top="0.141cm" fo:margin-bottom="0.141cm" fo:line-height="9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127cm" fo:margin-bottom="0.127cm" fo:line-height="9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113cm" fo:margin-bottom="0.113cm" fo:line-height="90%" fo:text-align="start" fo:text-indent="0cm" style:punctuation-wrap="hanging" style:writing-mode="lr-tb"/>
    </style:style>
    <style:style style:name="P25" style:family="paragraph">
      <style:paragraph-properties fo:margin-left="0.953cm" fo:margin-right="0cm" fo:margin-top="0.141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-color="#ffffff"/>
    </style:style>
    <style:style style:name="P2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29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P30" style:family="paragraph">
      <style:paragraph-properties fo:margin-top="0cm" fo:margin-bottom="0cm" fo:line-height="100%" fo:text-align="center" style:punctuation-wrap="hanging" style:writing-mode="lr-tb"/>
    </style:style>
    <style:style style:name="P31" style:family="paragraph">
      <loext:graphic-properties draw:fill="solid" draw:fill-color="#cbcbcb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3" style:family="paragraph">
      <style:paragraph-properties fo:margin-left="0.953cm" fo:margin-right="0cm" fo:margin-top="0.025cm" fo:margin-bottom="0cm" fo:line-height="90%" fo:text-align="start" fo:text-indent="-0.952cm" style:punctuation-wrap="hanging" style:writing-mode="lr-tb">
        <style:tab-stops>
          <style:tab-stop style:position="-0.364cm"/>
          <style:tab-stop style:position="0.728cm"/>
          <style:tab-stop style:position="7.456cm"/>
          <style:tab-stop style:position="8.088cm"/>
        </style:tab-stops>
      </style:paragraph-properties>
    </style:style>
    <style:style style:name="P34" style:family="paragraph">
      <style:paragraph-properties fo:margin-left="0.953cm" fo:margin-right="0cm" fo:margin-top="0.025cm" fo:margin-bottom="0cm" fo:line-height="90%" fo:text-indent="-0.952cm" style:punctuation-wrap="hanging">
        <style:tab-stops>
          <style:tab-stop style:position="-0.364cm"/>
          <style:tab-stop style:position="0.728cm"/>
          <style:tab-stop style:position="7.456cm"/>
          <style:tab-stop style:position="8.088cm"/>
        </style:tab-stops>
      </style:paragraph-properties>
    </style:style>
    <style:style style:name="P35" style:family="paragraph">
      <loext:graphic-properties draw:fill="none"/>
      <style:paragraph-properties fo:text-align="start" style:font-independent-line-spacing="true">
        <style:tab-stops>
          <style:tab-stop style:position="-0.364cm"/>
          <style:tab-stop style:position="0.728cm"/>
          <style:tab-stop style:position="7.456cm"/>
          <style:tab-stop style:position="8.088cm"/>
        </style:tab-stops>
      </style:paragraph-properties>
      <style:text-properties fo:font-size="12pt" style:font-size-asian="12pt" style:font-size-complex="12pt"/>
    </style:style>
    <style:style style:name="P36" style:family="paragraph">
      <style:paragraph-properties fo:margin-left="0.953cm" fo:margin-right="0cm" fo:margin-top="0.025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left="0.953cm" fo:margin-right="0cm" fo:margin-top="0.042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8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9" style:family="paragraph">
      <loext:graphic-properties draw:fill="solid" draw:fill-color="#ffffff"/>
      <style:paragraph-properties fo:text-align="start" style:font-independent-line-spacing="true"/>
      <style:text-properties fo:color="#ce181e" fo:font-size="16pt" style:font-size-asian="16pt" style:font-size-complex="16pt"/>
    </style:style>
    <style:style style:name="P40" style:family="paragraph">
      <loext:graphic-properties draw:fill="solid" draw:fill-color="#ffffff"/>
      <style:paragraph-properties fo:text-align="start" style:font-independent-line-spacing="true"/>
      <style:text-properties fo:color="#ce181e" fo:font-size="24pt"/>
    </style:style>
    <style:style style:name="P41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42" style:family="paragraph">
      <style:paragraph-properties fo:margin-top="0cm" fo:margin-bottom="0cm" fo:line-height="100%" fo:text-align="start" style:writing-mode="lr-tb"/>
    </style:style>
    <style:style style:name="P4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3pt" style:font-size-asian="13pt" style:font-size-complex="13pt"/>
    </style:style>
    <style:style style:name="P44" style:family="paragraph">
      <style:paragraph-properties fo:margin-left="0cm" fo:margin-right="0cm" fo:margin-top="0.423cm" fo:margin-bottom="0cm" fo:line-height="110%" fo:text-align="start" fo:text-indent="0cm" style:punctuation-wrap="simple" style:writing-mode="lr-tb"/>
    </style:style>
    <style:style style:name="P45" style:family="paragraph">
      <style:paragraph-properties fo:margin-left="0cm" fo:margin-right="0cm" fo:margin-top="0.353cm" fo:margin-bottom="0cm" fo:line-height="110%" fo:text-align="start" fo:text-indent="0cm" style:punctuation-wrap="simple" style:writing-mode="lr-tb"/>
    </style:style>
    <style:style style:name="P46" style:family="paragraph">
      <style:paragraph-properties fo:margin-left="0cm" fo:margin-right="0cm" fo:margin-top="0.169cm" fo:margin-bottom="0cm" fo:line-height="110%" fo:text-align="start" fo:text-indent="0cm" style:punctuation-wrap="simple" style:writing-mode="lr-tb"/>
    </style:style>
    <style:style style:name="P47" style:family="paragraph">
      <style:paragraph-properties fo:margin-left="0.953cm" fo:margin-right="0cm" fo:margin-top="0.113cm" fo:margin-bottom="0cm" fo:line-height="7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P48" style:family="paragraph">
      <style:paragraph-properties fo:margin-left="0cm" fo:margin-right="0cm" fo:margin-top="0.381cm" fo:margin-bottom="0cm" fo:line-height="110%" fo:text-align="start" fo:text-indent="0cm" style:punctuation-wrap="simple" style:writing-mode="lr-tb"/>
    </style:style>
    <style:style style:name="P49" style:family="paragraph">
      <style:paragraph-properties fo:margin-left="0cm" fo:margin-right="0cm" fo:margin-top="0.339cm" fo:margin-bottom="0cm" fo:line-height="110%" fo:text-align="start" fo:text-indent="0cm" style:punctuation-wrap="simple" style:writing-mode="lr-tb"/>
    </style:style>
    <style:style style:name="P50" style:family="paragraph">
      <style:paragraph-properties fo:margin-left="0cm" fo:margin-right="0cm" fo:margin-top="0.282cm" fo:margin-bottom="0cm" fo:line-height="110%" fo:text-align="start" fo:text-indent="0cm" style:punctuation-wrap="simple" style:writing-mode="lr-tb"/>
    </style:style>
    <style:style style:name="P51" style:family="paragraph">
      <style:paragraph-properties fo:margin-left="0cm" fo:margin-right="0cm" fo:margin-top="0.141cm" fo:margin-bottom="0cm" fo:line-height="110%" fo:text-align="start" fo:text-indent="0cm" style:punctuation-wrap="simple" style:writing-mode="lr-tb"/>
    </style:style>
    <style:style style:name="P52" style:family="paragraph">
      <style:paragraph-properties fo:margin-left="0cm" fo:margin-right="0cm" fo:margin-top="0.318cm" fo:margin-bottom="0cm" fo:line-height="110%" fo:text-align="start" fo:text-indent="0cm" style:punctuation-wrap="simple" style:writing-mode="lr-tb"/>
    </style:style>
    <style:style style:name="P53" style:family="paragraph">
      <style:paragraph-properties fo:margin-left="0cm" fo:margin-right="0cm" fo:margin-top="0.349cm" fo:margin-bottom="0cm" fo:line-height="100%" fo:text-align="start" fo:text-indent="0cm" style:punctuation-wrap="simple" style:writing-mode="lr-tb"/>
    </style:style>
    <style:style style:name="P54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55" style:family="paragraph">
      <style:paragraph-properties fo:margin-top="0cm" fo:margin-bottom="0cm" fo:line-height="100%" fo:text-align="center" style:punctuation-wrap="simple" style:writing-mode="lr-tb"/>
    </style:style>
    <style:style style:name="P56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3pt" style:font-size-complex="13pt"/>
    </style:style>
    <style:style style:name="P57" style:family="paragraph">
      <loext:graphic-properties draw:fill="none"/>
      <style:paragraph-properties fo:text-align="start" style:font-independent-line-spacing="true"/>
      <style:text-properties fo:font-size="13pt" style:font-size-asian="13pt" style:font-size-complex="13pt"/>
    </style:style>
    <style:style style:name="P58" style:family="paragraph">
      <style:paragraph-properties fo:margin-top="0cm" fo:margin-bottom="0cm" fo:line-height="100%" fo:text-align="center" style:punctuation-wrap="simple" style:writing-mode="lr-tb"/>
      <style:text-properties fo:font-style="normal" style:font-style-asian="normal" style:font-style-complex="normal"/>
    </style:style>
    <style:style style:name="P59" style:family="paragraph">
      <loext:graphic-properties draw:fill="solid" draw:fill-color="#ffffff"/>
      <style:paragraph-properties fo:text-align="start" style:font-independent-line-spacing="true"/>
      <style:text-properties fo:font-size="24pt" fo:font-style="normal" style:font-style-asian="normal" style:font-style-complex="normal"/>
    </style:style>
    <style:style style:name="P60" style:family="paragraph">
      <loext:graphic-properties draw:fill="solid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61" style:family="paragraph">
      <loext:graphic-properties draw:fill="none"/>
      <style:paragraph-properties fo:text-align="start" style:font-independent-line-spacing="true"/>
      <style:text-properties fo:font-size="12pt" style:font-size-asian="12pt" style:font-size-complex="12pt"/>
    </style:style>
    <style:style style:name="P62" style:family="paragraph">
      <style:paragraph-properties fo:margin-left="0.265cm" fo:margin-right="0cm" fo:margin-top="0cm" fo:margin-bottom="0cm" fo:line-height="100%" fo:text-align="start" fo:text-indent="-0.264cm" style:punctuation-wrap="hanging" style:writing-mode="lr-tb">
        <style:tab-stops>
          <style:tab-stop style:position="0cm"/>
        </style:tab-stops>
      </style:paragraph-properties>
    </style:style>
    <style:style style:name="P6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3pt" style:font-size-asian="13pt" style:font-size-complex="13pt"/>
    </style:style>
    <style:style style:name="P65" style:family="paragraph">
      <loext:graphic-properties draw:fill="solid" draw:fill-color="#1c1c1c"/>
      <style:paragraph-properties fo:text-align="start" style:font-independent-line-spacing="true"/>
      <style:text-properties fo:font-size="24pt"/>
    </style:style>
    <style:style style:name="P66" style:family="paragraph">
      <style:paragraph-properties fo:margin-left="0.953cm" fo:margin-right="0cm" fo:margin-top="0.113cm" fo:margin-bottom="0cm" fo:line-height="70%" fo:text-align="start" fo:text-indent="-0.952cm" style:punctuation-wrap="simple" style:writing-mode="lr-tb">
        <style:tab-stops>
          <style:tab-stop style:position="0cm"/>
          <style:tab-stop style:position="0.518cm"/>
          <style:tab-stop style:position="1.237cm"/>
          <style:tab-stop style:position="4.544cm"/>
        </style:tab-stops>
      </style:paragraph-properties>
    </style:style>
    <style:style style:name="P67" style:family="paragraph">
      <loext:graphic-properties draw:fill="none"/>
      <style:paragraph-properties fo:margin-left="0.953cm" fo:margin-right="0cm" fo:margin-top="0.113cm" fo:margin-bottom="0cm" fo:line-height="70%" fo:text-align="start" fo:text-indent="-0.952cm" style:punctuation-wrap="simple" style:writing-mode="lr-tb" style:font-independent-line-spacing="true">
        <style:tab-stops>
          <style:tab-stop style:position="0cm"/>
          <style:tab-stop style:position="0.518cm"/>
          <style:tab-stop style:position="1.237cm"/>
          <style:tab-stop style:position="4.544cm"/>
        </style:tab-stops>
      </style:paragraph-properties>
      <style:text-properties fo:font-size="14pt" style:font-size-asian="14pt" style:font-size-complex="14pt"/>
    </style:style>
    <style:style style:name="P68" style:family="paragraph">
      <loext:graphic-properties draw:fill="none"/>
      <style:paragraph-properties fo:text-align="start" style:font-independent-line-spacing="true"/>
      <style:text-properties fo:font-size="14pt" style:font-size-asian="14pt" style:font-size-complex="14pt"/>
    </style:style>
    <style:style style:name="P69" style:family="paragraph">
      <loext:graphic-properties draw:fill="none"/>
      <style:paragraph-properties fo:text-align="start" style:font-independent-line-spacing="true"/>
      <style:text-properties style:font-name="Garamond1" fo:font-size="14pt" style:font-size-asian="14pt" style:font-size-complex="14pt"/>
    </style:style>
    <style:style style:name="P70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71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72" style:family="paragraph">
      <style:paragraph-properties fo:margin-left="0cm" fo:margin-right="0cm" fo:text-indent="0cm"/>
    </style:style>
    <style:style style:name="P73" style:family="paragraph">
      <style:paragraph-properties fo:margin-left="0cm" fo:margin-right="0cm" fo:margin-top="0.056cm" fo:margin-bottom="0cm" fo:line-height="100%" fo:text-align="start" fo:text-indent="0cm" style:punctuation-wrap="hanging" style:writing-mode="lr-tb"/>
    </style:style>
    <style:style style:name="P74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P75" style:family="paragraph">
      <style:paragraph-properties fo:margin-top="0.113cm" fo:margin-bottom="0cm" fo:line-height="100%" fo:text-align="start" style:punctuation-wrap="hanging" style:writing-mode="lr-tb"/>
    </style:style>
    <style:style style:name="P76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</style:style>
    <style:style style:name="P77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</style:style>
    <style:style style:name="P78" style:family="paragraph">
      <style:paragraph-properties fo:margin-left="0cm" fo:margin-right="0cm" fo:margin-top="0.064cm" fo:margin-bottom="0cm" fo:line-height="100%" fo:text-align="start" fo:text-indent="0cm" style:punctuation-wrap="hanging" style:writing-mode="lr-tb"/>
    </style:style>
    <style:style style:name="P79" style:family="paragraph">
      <style:paragraph-properties fo:margin-left="0.953cm" fo:margin-right="0cm" fo:margin-top="0.156cm" fo:margin-bottom="0cm" fo:line-height="8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80" style:family="paragraph">
      <style:paragraph-properties fo:margin-left="0.953cm" fo:margin-right="0cm" fo:margin-top="0.085cm" fo:margin-bottom="0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81" style:family="paragraph">
      <style:paragraph-properties fo:margin-left="0cm" fo:margin-right="0cm" fo:margin-top="0.049cm" fo:margin-bottom="0cm" fo:line-height="100%" fo:text-align="start" fo:text-indent="0cm" style:punctuation-wrap="hanging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9pt" fo:letter-spacing="normal" fo:font-style="normal" style:text-underline-style="none" fo:font-weight="normal" style:font-name-asian="MS PGothic1" style:font-size-asian="9pt" style:font-style-asian="normal" style:font-weight-asian="normal" style:font-size-complex="9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bold" style:font-name-asian="MS PGothic1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5c8526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5c8526" style:text-line-through-style="none" style:text-line-through-type="none" style:text-position="0% 100%" style:font-name="Tahoma1" fo:font-size="12pt" fo:letter-spacing="normal" fo:font-style="normal" style:text-underline-style="none" fo:font-weight="bold" style:font-name-asian="MS PGothic1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color="#5c8526" style:font-name="Tahoma1" fo:font-size="12pt" style:font-size-asian="12pt" style:font-size-complex="12pt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Wingdings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font-variant="normal" fo:text-transform="none" fo:color="#5c8526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font-variant="normal" fo:text-transform="none" fo:color="#ce181e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33" style:family="text">
      <style:text-properties fo:font-variant="normal" fo:text-transform="none" fo:color="#ce181e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color="#ce181e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36" style:family="text">
      <style:text-properties fo:font-variant="normal" fo:text-transform="none" fo:color="#a6a6a6" style:text-line-through-style="none" style:text-line-through-type="none" style:text-position="0% 100%" style:font-name="Tahoma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7" style:family="text">
      <style:text-properties fo:font-variant="normal" fo:text-transform="none" fo:color="#a6a6a6" style:text-line-through-style="none" style:text-line-through-type="none" style:text-position="0% 100%" style:font-name="Wingdings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8" style:family="text">
      <style:text-properties fo:font-variant="normal" fo:text-transform="none" fo:color="#a6a6a6" style:text-line-through-style="none" style:text-line-through-type="none" style:text-position="0% 100%" style:font-name="Tahoma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9" style:family="text">
      <style:text-properties fo:font-variant="normal" fo:text-transform="none" fo:color="#a6a6a6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fo:color="#a6a6a6" style:text-line-through-style="none" style:text-line-through-type="none" style:text-position="0% 100%" style:font-name="Wingdings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variant="normal" fo:text-transform="none" fo:color="#3333cc" style:text-line-through-style="none" style:text-line-through-type="none" style:text-position="0% 100%" style:font-name="Tahoma1" fo:font-size="20pt" fo:letter-spacing="normal" fo:font-style="italic" style:text-underline-style="none" fo:font-weight="normal" style:font-name-asian="MS PGothic1" style:font-size-asian="20pt" style:font-style-asian="italic" style:font-weight-asian="normal" style:font-size-complex="20pt" style:font-style-complex="italic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43" style:family="text">
      <style:text-properties fo:font-variant="normal" fo:text-transform="none" fo:color="#1c1c1c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Arial3" style:font-size-complex="16pt" style:font-style-complex="normal" style:font-weight-complex="normal"/>
    </style:style>
    <style:style style:name="T44" style:family="text">
      <style:text-properties fo:font-variant="normal" fo:text-transform="none" fo:color="#1c1c1c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Arial3" style:font-size-complex="16pt" style:font-style-complex="normal" style:font-weight-complex="bold"/>
    </style:style>
    <style:style style:name="T45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6" style:family="text">
      <style:text-properties fo:font-variant="normal" fo:text-transform="none" fo:color="#3333cc" style:text-line-through-style="none" style:text-line-through-type="none" style:text-position="0% 100%" style:font-name="Tahoma1" fo:font-size="24pt" fo:letter-spacing="normal" fo:font-style="italic" style:text-underline-style="none" fo:font-weight="normal" style:font-name-asian="MS PGothic1" style:font-size-asian="24pt" style:font-style-asian="italic" style:font-weight-asian="normal" style:font-size-complex="24pt" style:font-style-complex="italic" style:font-weight-complex="normal"/>
    </style:style>
    <style:style style:name="T47" style:family="text">
      <style:text-properties fo:font-variant="normal" fo:text-transform="none" fo:color="#3333cc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48" style:family="text">
      <style:text-properties fo:font-variant="normal" fo:text-transform="none" fo:color="#ffcf01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50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Arial3" style:font-size-complex="16pt" style:font-style-complex="normal" style:font-weight-complex="normal"/>
    </style:style>
    <style:style style:name="T51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Arial3" style:font-size-complex="16pt" style:font-style-complex="normal" style:font-weight-complex="bold"/>
    </style:style>
    <style:style style:name="T52" style:family="text">
      <style:text-properties fo:font-variant="normal" fo:text-transform="none" fo:color="#3333cc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Arial3" style:font-size-complex="16pt" style:font-style-complex="normal" style:font-weight-complex="bold"/>
    </style:style>
    <style:style style:name="T53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54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1" style:font-size-asian="13pt" style:font-style-asian="normal" style:font-weight-asian="normal" style:font-size-complex="13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solid" style:text-underline-width="auto" style:text-underline-color="font-color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italic" style:text-underline-style="none" fo:font-weight="normal" style:font-name-asian="MS PGothic1" style:font-size-asian="14pt" style:font-style-asian="italic" style:font-weight-asian="normal" style:font-size-complex="14pt" style:font-style-complex="italic" style:font-weight-complex="normal"/>
    </style:style>
    <style:style style:name="T61" style:family="text">
      <style:text-properties fo:font-variant="normal" fo:text-transform="none" fo:color="#1c1c1c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font-variant="normal" fo:text-transform="none" fo:color="#1c1c1c" style:text-line-through-style="none" style:text-line-through-type="none" style:text-position="0% 100%" style:font-name="Garamond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63" style:family="text">
      <style:text-properties fo:font-variant="normal" fo:text-transform="none" fo:color="#008000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fo:font-variant="normal" fo:text-transform="none" fo:color="#008000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5" style:family="text">
      <style:text-properties fo:font-variant="normal" fo:text-transform="none" fo:color="#1c1c1c" style:text-line-through-style="none" style:text-line-through-type="none" style:text-position="0% 100%" style:font-name="Garamond" fo:font-size="14pt" fo:letter-spacing="normal" fo:font-style="normal" style:text-underline-style="none" fo:font-weight="bold" style:font-name-asian="MS PGothic1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66" style:family="text">
      <style:text-properties fo:font-variant="normal" fo:text-transform="none" fo:color="#1c1c1c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7" style:family="text">
      <style:text-properties fo:font-variant="normal" fo:text-transform="none" fo:color="#008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8" style:family="text">
      <style:text-properties fo:font-variant="normal" fo:text-transform="none" fo:color="#1c1c1c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9" style:family="text">
      <style:text-properties fo:font-variant="normal" fo:text-transform="none" fo:color="#008000" style:text-line-through-style="none" style:text-line-through-type="none" style:text-position="0% 100%" style:font-name="Garamond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0" style:family="text">
      <style:text-properties fo:font-variant="normal" fo:text-transform="none" fo:color="#1c1c1c" style:text-line-through-style="none" style:text-line-through-type="none" style:text-position="0% 100%" style:font-name="Garamond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1" style:family="text">
      <style:text-properties fo:font-variant="normal" fo:text-transform="none" fo:color="#1c1c1c" style:text-line-through-style="none" style:text-line-through-type="none" style:text-position="0% 100%" style:font-name="Garamond1" fo:font-size="14pt" fo:letter-spacing="normal" fo:font-style="normal" style:text-underline-style="none" fo:font-weight="bold" style:font-name-asian="MS PGothic1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72" style:family="text">
      <style:text-properties fo:font-variant="normal" fo:text-transform="none" fo:color="#000000" style:text-line-through-style="none" style:text-line-through-type="none" style:text-position="-25% 58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Arial1" fo:font-size="12.6000003814697pt" fo:letter-spacing="normal" fo:font-style="normal" style:text-underline-style="none" fo:font-weight="bold" style:font-size-asian="12.6000003814697pt" style:font-style-asian="normal" style:font-weight-asian="bold" style:font-size-complex="12.6000003814697pt" style:font-style-complex="normal" style:font-weight-complex="bold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Arial1" fo:font-size="12.6000003814697pt" fo:letter-spacing="normal" fo:font-style="normal" style:text-underline-style="none" fo:font-weight="normal" style:font-size-asian="12.6000003814697pt" style:font-style-asian="normal" style:font-weight-asian="normal" style:font-size-complex="12.6000003814697pt" style:font-style-complex="normal" style:font-weight-complex="normal"/>
    </style:style>
    <style:style style:name="T75" style:family="text">
      <style:text-properties fo:font-variant="normal" fo:text-transform="none" fo:color="#008000" style:text-line-through-style="none" style:text-line-through-type="none" style:text-position="0% 100%" style:font-name="Arial1" fo:font-size="12.6000003814697pt" fo:letter-spacing="normal" fo:font-style="normal" style:text-underline-style="none" fo:font-weight="normal" style:font-size-asian="12.6000003814697pt" style:font-style-asian="normal" style:font-weight-asian="normal" style:font-size-complex="12.6000003814697pt" style:font-style-complex="normal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min-label-width="0.6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5cm" text:min-label-width="0.493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">
        <style:list-level-properties text:space-before="0.001cm" text:min-label-width="1.34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">
        <style:list-level-properties text:space-before="0.001cm" text:min-label-width="1.34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1cm" text:min-label-width="0.775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624cm" text:min-label-width="0.493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264cm"/>
        <style:text-properties style:font-name="Arial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Koordination und Synchronisation:</text:span></text:p>
          <text:p text:style-name="P5"><text:span text:style-name="T5">Monitore, Java-Synchronisation und Verklemmungen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2"><text:span text:style-name="T9">Einführung in Computersysteme</text:span></text:p>
            </text:list-item>
            <text:list-item>
              <text:p text:style-name="P12"><text:span text:style-name="T9">Entwicklung von Betriebssystemen</text:span></text:p>
            </text:list-item>
            <text:list-item>
              <text:p text:style-name="P12"><text:span text:style-name="T9">Architekturansätze</text:span></text:p>
            </text:list-item>
            <text:list-item>
              <text:p text:style-name="P12"><text:span text:style-name="T10">Interruptverarbeitung in Betriebssystemen</text:span></text:p>
            </text:list-item>
            <text:list-item>
              <text:p text:style-name="P12"><text:span text:style-name="T10">Prozesse und Threads</text:span></text:p>
            </text:list-item>
            <text:list-item>
              <text:p text:style-name="P12"><text:span text:style-name="T10">CPU-Scheduling</text:span></text:p>
            </text:list-item>
            <text:list-item>
              <text:p text:style-name="P12"><text:span text:style-name="T11">Synchronisation und Kommunikation</text:span></text:p>
            </text:list-item>
            <text:list-item>
              <text:p text:style-name="P12"><text:span text:style-name="T10">Speicherverwaltung </text:span></text:p>
            </text:list-item>
            <text:list-item>
              <text:p text:style-name="P12"><text:span text:style-name="T10">Geräte- und Dateiverwaltung</text:span></text:p>
            </text:list-item>
            <text:list-item>
              <text:p text:style-name="P12"><text:span text:style-name="T10">Betriebssystemvirtualisierung</text:span></text:p>
            </text:list-item>
          </text:list>
          <text:p text:style-name="P12"><text:span text:style-name="T10"/></text:p>
          <text:p text:style-name="P13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0.195cm" svg:height="4.974cm" svg:x="12.912cm" svg:y="11.218cm">
          <draw:image xlink:href="Pictures/1000511600003A3D00001C2B8FA75C52AED69609.wmf" xlink:type="simple" xlink:show="embed" xlink:actuate="onLoad" loext:mime-type="image/x-wmf">
            <text:p/>
          </draw:image>
          <draw:image xlink:href="Pictures/100002010000023300000111F66B9910C4F4E210.png" xlink:type="simple" xlink:show="embed" xlink:actuate="onLoad" loext:mime-type="image/png"/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Zielsetzung</text:span></text:p>
          </draw:text-box>
        </draw:frame>
        <draw:custom-shape draw:name="Rectangle 8" draw:style-name="gr7" draw:text-style-name="P1" draw:layer="layout" svg:width="20.742cm" svg:height="8.677cm" svg:x="1.905cm" svg:y="4.022cm">
          <text:list text:style-name="L4">
            <text:list-item>
              <text:p text:style-name="P15"><text:span text:style-name="T12">Der Studierende soll verstehen, wie Monitore funktionieren und welche Vorteile sie gegenüber Semaphoren haben</text:span></text:p>
            </text:list-item>
          </text:list>
          <text:p text:style-name="P15"><text:span text:style-name="T12"/></text:p>
          <text:list text:continue-numbering="true" text:style-name="L4">
            <text:list-item>
              <text:p text:style-name="P15"><text:span text:style-name="T12">Der Studierende soll Java-Monitore und deren Anwendung verstehen</text:span></text:p>
            </text:list-item>
          </text:list>
          <text:p text:style-name="P15"><text:span text:style-name="T12"/></text:p>
          <text:list text:continue-numbering="true" text:style-name="L4">
            <text:list-item>
              <text:p text:style-name="P15"><text:span text:style-name="T12">Der Studierende soll wissen, was Deadlocks sind und wie man sie vermeiden bzw. erkennen und beheben kann</text:span></text:p>
            </text:list-item>
          </text:list>
          <text:p text:style-name="P15"><text:span text:style-name="T12"/></text:p>
          <text:p text:style-name="P16"><text:span text:style-name="T12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7"><text:span text:style-name="T11">Monitore</text:span></text:p>
            </text:list-item>
            <text:list-item>
              <text:p text:style-name="P17"><text:span text:style-name="T10">Java-Synchronisation</text:span></text:p>
            </text:list-item>
            <text:list-item>
              <text:p text:style-name="P17"><text:span text:style-name="T10">Deadlocks</text:span></text:p>
            </text:list-item>
          </text:list>
          <text:p text:style-name="P18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Überblick</text:span></text:p>
          </draw:text-box>
        </draw:frame>
        <draw:frame draw:name="Picture 13" draw:style-name="gr9" draw:text-style-name="P19" draw:layer="layout" svg:width="3.738cm" svg:height="5.004cm" svg:x="18.3cm" svg:y="10.724cm">
          <draw:image xlink:href="Pictures/10000000000000B4000000F1D45315B88948CC62.jpg" xlink:type="simple" xlink:show="embed" xlink:actuate="onLoad" loext:mime-type="image/jpeg">
            <text:p/>
          </draw:image>
        </draw:frame>
        <draw:custom-shape draw:name="Rectangle 14" draw:style-name="gr10" draw:text-style-name="P21" draw:layer="layout" svg:width="8cm" svg:height="1.392cm" svg:x="16.6cm" svg:y="16.087cm">
          <text:p text:style-name="P20"><text:span text:style-name="T15">Per Brinch Hansen (13.11.1938 – 31.07.2007), </text:span></text:p>
          <text:p text:style-name="P20"><text:span text:style-name="T15">Dänisch-Amerikanischer Computer-Wissenschaftler</text:span></text:p>
          <draw:enhanced-geometry draw:mirror-horizontal="false" draw:mirror-vertical="false" svg:viewBox="0 0 7408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9" draw:text-style-name="P19" draw:layer="layout" svg:width="3.337cm" svg:height="5.008cm" svg:x="18.627cm" svg:y="4.868cm">
          <draw:image xlink:href="Pictures/1000000000000121000001B26994106953DDCC6D.jpg" xlink:type="simple" xlink:show="embed" xlink:actuate="onLoad" loext:mime-type="image/jpeg">
            <text:p/>
          </draw:image>
        </draw:frame>
        <draw:custom-shape draw:name="Rectangle 17" draw:style-name="gr10" draw:text-style-name="P1" draw:layer="layout" svg:width="2.327cm" svg:height="0.632cm" svg:x="22.013cm" svg:y="8.255cm">
          <text:p text:style-name="P20"><text:span text:style-name="T15">1959</text:span></text:p>
          <draw:enhanced-geometry draw:mirror-horizontal="false" draw:mirror-vertical="false" svg:viewBox="0 0 2328 63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8" draw:style-name="gr9" draw:text-style-name="P19" draw:layer="layout" svg:width="4.369cm" svg:height="3.999cm" svg:x="1.693cm" svg:y="12.065cm">
          <draw:image xlink:href="Pictures/10000000000000E1000000CEB0D2E831AA6CAF6C.jpg" xlink:type="simple" xlink:show="embed" xlink:actuate="onLoad" loext:mime-type="image/jpeg">
            <text:p/>
          </draw:image>
        </draw:frame>
        <draw:custom-shape draw:name="Rectangle 19" draw:style-name="gr11" draw:text-style-name="P1" draw:layer="layout" svg:width="7.984cm" svg:height="1.013cm" svg:x="1.036cm" svg:y="16.087cm">
          <text:p text:style-name="P11"><text:span text:style-name="T15">Sir Charles Antony Richard Hoare (11.01.1934)</text:span></text:p>
          <text:p text:style-name="P11"><text:span text:style-name="T15">Britischer Computerwissenschaftler</text:span></text:p>
          <draw:enhanced-geometry draw:mirror-horizontal="false" draw:mirror-vertical="false" svg:viewBox="0 0 798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Monitore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Monitore</text:span></text:p>
          </draw:text-box>
        </draw:frame>
        <draw:frame draw:name="Rectangle 3" presentation:style-name="pr8" draw:text-style-name="P1" draw:layer="layout" svg:width="21.166cm" svg:height="12.487cm" svg:x="1.905cm" svg:y="3.81cm" presentation:class="outline" presentation:user-transformed="true">
          <draw:text-box>
            <text:list text:style-name="L6">
              <text:list-item>
                <text:p text:style-name="P22"><text:span text:style-name="T16">Die Nutzung von Semaphoren ist zwar eine Erleichterung, aber nicht unproblematisch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7">Man kann als Programmierer eine Operation vergessen</text:span></text:p>
                  </text:list-item>
                  <text:list-item>
                    <text:p text:style-name="P23"><text:span text:style-name="T17">Man kann sie versehentlich verwechseln</text:span></text:p>
                  </text:list-item>
                  <text:list-item>
                    <text:p text:style-name="P23"><text:span text:style-name="T18">V</text:span><text:span text:style-name="T17">(); ... Kritischer Abschnitt ...; </text:span><text:span text:style-name="T18">P</text:span><text:span text:style-name="T17">();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4"><text:span text:style-name="T10">führt z.B. dazu, dass alle Prozesse im kritischen Abschnitt zugelassen sind</text:span></text:p>
                      </text:list-item>
                    </text:list>
                  </text:list-item>
                </text:list>
              </text:list-item>
              <text:list-item>
                <text:p text:style-name="P22"><text:span text:style-name="T19">Hoare</text:span><text:span text:style-name="T16"> und </text:span><text:span text:style-name="T19">Brinch Hansen</text:span><text:span text:style-name="T16"> schlugen daher vor, die Erzeugung und Anordnung der Semaphoroperationen dem Compiler zu überlassen </text:span></text:p>
                <text:list>
                  <text:list-item>
                    <text:p text:style-name="P24"><text:span text:style-name="T10">Sie entwickelten einen Abstrakten Datentypen für diese Zwecke (1973/1974), den sie mit </text:span><text:span text:style-name="T11">Monitor</text:span><text:span text:style-name="T10"> bezeichneten</text:span></text:p>
                  </text:list-item>
                </text:list>
              </text:list-item>
              <text:list-item>
                <text:p text:style-name="P22"><text:span text:style-name="T16">In einem Monitor werden gemeinsam benutzte Daten durch eine Sperre und durch Synchronisationsvariablen (Conditions) geschützt</text:span></text:p>
              </text:list-item>
            </text:list>
            <text:p text:style-name="P25"><text:span text:style-name="T16"/></text:p>
          </draw:text-box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Monitore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Monitore</text:span></text:p>
          </draw:text-box>
        </draw:frame>
        <draw:frame draw:name="Rectangle 3" presentation:style-name="pr8" draw:text-style-name="P1" draw:layer="layout" svg:width="21.377cm" svg:height="7.407cm" svg:x="2.117cm" svg:y="3.81cm" presentation:class="outline" presentation:user-transformed="true">
          <draw:text-box>
            <text:list text:style-name="L6">
              <text:list-item>
                <text:p text:style-name="P27"><text:span text:style-name="T5">Nach Richter versteht man unter einem Monitor </text:span></text:p>
              </text:list-item>
            </text:list>
            <text:list text:style-name="L7">
              <text:list-item>
                <text:list>
                  <text:list-item>
                    <text:p text:style-name="P28"><text:span text:style-name="T16">eine Menge von Prozeduren und Datenstrukturen, die als Betriebsmittel betrachtet werden</text:span></text:p>
                  </text:list-item>
                  <text:list-item>
                    <text:p text:style-name="P28"><text:span text:style-name="T16">und mehreren Prozessen zugänglich sind, </text:span></text:p>
                  </text:list-item>
                  <text:list-item>
                    <text:p text:style-name="P28"><text:span text:style-name="T16">aber nur von einem Prozess/Thread zu einer Zeit benutzt werden können</text:span></text:p>
                  </text:list-item>
                </text:list>
              </text:list-item>
            </text:list>
          </draw:text-box>
        </draw:frame>
        <draw:g>
          <draw:custom-shape draw:name="Oval 6" draw:style-name="gr12" draw:text-style-name="P29" draw:layer="layout" svg:width="1.057cm" svg:height="1.057cm" svg:x="11.897cm" svg:y="12.277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12" draw:text-style-name="P29" draw:layer="layout" svg:width="1.057cm" svg:height="1.057cm" svg:x="9.781cm" svg:y="12.912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" draw:style-name="gr12" draw:text-style-name="P29" draw:layer="layout" svg:width="1.057cm" svg:height="1.057cm" svg:x="13.802cm" svg:y="13.335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" draw:style-name="gr12" draw:text-style-name="P29" draw:layer="layout" svg:width="1.057cm" svg:height="1.057cm" svg:x="9.781cm" svg:y="15.028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2" draw:text-style-name="P29" draw:layer="layout" svg:width="1.057cm" svg:height="1.057cm" svg:x="12.744cm" svg:y="15.452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" draw:style-name="gr13" draw:text-style-name="P31" draw:layer="layout" svg:width="4.867cm" svg:height="3.597cm" svg:x="9.781cm" svg:y="12.7cm">
            <text:p text:style-name="P30"><text:span text:style-name="T10">Geschützte</text:span></text:p>
            <text:p text:style-name="P30"><text:span text:style-name="T10">Datenstrukturen</text:span></text:p>
            <draw:enhanced-geometry draw:mirror-horizontal="false" draw:mirror-vertical="false" svg:viewBox="0 0 4868 359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1" draw:style-name="gr14" draw:text-style-name="P1" draw:layer="layout" svg:x1="17.612cm" svg:y1="12.911cm" svg:x2="15.072cm" svg:y2="13.546cm">
            <text:p/>
          </draw:line>
          <draw:custom-shape draw:name="Text Box 12" draw:style-name="gr11" draw:text-style-name="P32" draw:layer="layout" svg:width="6.349cm" svg:height="0.927cm" svg:x="17.266cm" svg:y="12.065cm">
            <text:p text:style-name="P11"><text:span text:style-name="T10">Zugang zum Monitor</text:span></text:p>
            <draw:enhanced-geometry draw:mirror-horizontal="false" draw:mirror-vertical="false" svg:viewBox="0 0 635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14" draw:text-style-name="P1" draw:layer="layout" svg:x1="15.072cm" svg:y1="16.933cm" svg:x2="14.014cm" svg:y2="16.51cm">
            <text:p/>
          </draw:line>
          <draw:line draw:name="Line 14" draw:style-name="gr14" draw:text-style-name="P1" draw:layer="layout" svg:x1="8.087cm" svg:y1="12.7cm" svg:x2="9.569cm" svg:y2="13.123cm">
            <text:p/>
          </draw:line>
          <draw:line draw:name="Line 15" draw:style-name="gr14" draw:text-style-name="P1" draw:layer="layout" svg:x1="8.299cm" svg:y1="16.298cm" svg:x2="9.569cm" svg:y2="15.875cm">
            <text:p/>
          </draw:line>
          <draw:line draw:name="Line 16" draw:style-name="gr14" draw:text-style-name="P1" draw:layer="layout" svg:x1="13.167cm" svg:y1="11.43cm" svg:x2="12.744cm" svg:y2="12.065cm">
            <text:p/>
          </draw:line>
          <draw:custom-shape draw:name="Text Box 17" draw:style-name="gr11" draw:text-style-name="P32" draw:layer="layout" svg:width="5.02cm" svg:height="2.279cm" svg:x="4.607cm" svg:y="14.336cm">
            <text:p text:style-name="P11"><text:span text:style-name="T10">Prozedur, </text:span></text:p>
            <text:p text:style-name="P11"><text:span text:style-name="T10">Zugriffsroutine, </text:span></text:p>
            <text:p text:style-name="P11"><text:span text:style-name="T10">Methode</text:span></text:p>
            <draw:enhanced-geometry draw:mirror-horizontal="false" draw:mirror-vertical="false" svg:viewBox="0 0 5017 228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8" draw:style-name="gr15" draw:text-style-name="P1" draw:layer="layout" svg:x1="7.452cm" svg:y1="14.605cm" svg:x2="9.78cm" svg:y2="13.546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onitore: Grundstruktur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Monitore: Grundstruktur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9.297cm" svg:height="10.125cm" svg:x="2.716cm" svg:y="4.868cm">
          <draw:image xlink:href="Pictures/100048E400002D6E000018BCDCCCD98BC4CBE2BA.emf" xlink:type="simple" xlink:show="embed" xlink:actuate="onLoad" loext:mime-type="image/x-emf">
            <text:p/>
          </draw:image>
          <draw:image xlink:href="Pictures/10000201000001B8000000EFD8185CC695F8E249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Beispielnutzung Producer-Consumer (1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17.507cm" svg:height="1.904cm" svg:x="1.693cm" svg:y="0.847cm" presentation:class="title" presentation:user-transformed="true">
          <draw:text-box>
            <text:p text:style-name="P11"><text:span text:style-name="T8">Monitore, Beispielnutzung</text:span><text:span text:style-name="T8"><text:line-break/></text:span><text:span text:style-name="T8">Producer-Consumer (1)</text:span></text:p>
          </draw:text-box>
        </draw:frame>
        <draw:frame draw:name="Rectangle 3" presentation:style-name="pr11" draw:text-style-name="P35" draw:layer="layout" svg:width="15.902cm" svg:height="13.735cm" svg:x="1cm" svg:y="3.59cm" presentation:class="outline" presentation:user-transformed="true">
          <draw:text-box>
            <text:p text:style-name="P33"><text:span text:style-name="T20">Monitor ProducerConsumer</text:span></text:p>
            <text:p text:style-name="P33"><text:span text:style-name="T21">{</text:span></text:p>
            <text:p text:style-name="P33"><text:span text:style-name="T21"><text:tab/></text:span><text:span text:style-name="T21">final static int N = 5;</text:span><text:span text:style-name="T21"><text:tab/></text:span><text:span text:style-name="T22">// Maximale Puffergröße</text:span></text:p>
            <text:p text:style-name="P33"><text:span text:style-name="T20"><text:tab/></text:span><text:span text:style-name="T21">static</text:span><text:span text:style-name="T20"> </text:span><text:span text:style-name="T21">int count = 0;</text:span><text:span text:style-name="T21"><text:tab/></text:span><text:span text:style-name="T22">// Anzahl gefüllte Pufferbereiche</text:span></text:p>
            <text:p text:style-name="P33"><text:span text:style-name="T21"><text:tab/></text:span><text:span text:style-name="T20">condition</text:span><text:span text:style-name="T21"> not_full;</text:span><text:span text:style-name="T21"><text:tab/></text:span><text:span text:style-name="T22">// Signal -&gt; Puffer nicht voll</text:span></text:p>
            <text:p text:style-name="P33"><text:span text:style-name="T21"><text:tab/></text:span><text:span text:style-name="T20">condition</text:span><text:span text:style-name="T21"> not_empty;</text:span><text:span text:style-name="T21"><text:tab/></text:span><text:span text:style-name="T22">//</text:span><text:span text:style-name="T23"> </text:span><text:span text:style-name="T22">Signal -&gt; Puffer nicht leer</text:span></text:p>
            <text:p text:style-name="P33"><text:span text:style-name="T21"><text:tab/></text:span><text:span text:style-name="T21">…</text:span></text:p>
            <text:p text:style-name="P33"><text:span text:style-name="T24"/></text:p>
            <text:p text:style-name="P33"><text:span text:style-name="T21"><text:tab/></text:span><text:span text:style-name="T21">void </text:span><text:span text:style-name="T20">insert</text:span><text:span text:style-name="T21">(item: integer) {</text:span></text:p>
            <text:p text:style-name="P33"><text:span text:style-name="T21"><text:tab/></text:span><text:span text:style-name="T21"><text:tab/></text:span><text:span text:style-name="T21">if (count == N) </text:span><text:span text:style-name="T20">wait</text:span><text:span text:style-name="T21">(not_full);</text:span><text:span text:style-name="T21"><text:tab/></text:span><text:span text:style-name="T22">// Warten bis Puffer </text:span></text:p>
            <text:p text:style-name="P33"><text:span text:style-name="T22"><text:tab/></text:span><text:span text:style-name="T22"><text:tab/></text:span><text:span text:style-name="T22"><text:tab/></text:span><text:span text:style-name="T22">// nicht mehr voll ist</text:span></text:p>
            <text:p text:style-name="P34"><text:span text:style-name="T21"><text:tab/></text:span><text:span text:style-name="T21"><text:tab/></text:span><text:span text:style-name="T25">// Insert item</text:span></text:p>
            <text:p text:style-name="P33"><text:span text:style-name="T21"><text:tab/></text:span><text:span text:style-name="T21"><text:tab/></text:span><text:span text:style-name="T21">count+=1;</text:span></text:p>
            <text:p text:style-name="P33"><text:span text:style-name="T21"><text:tab/></text:span><text:span text:style-name="T21"><text:tab/></text:span><text:span text:style-name="T21">if (count == 1) </text:span><text:span text:style-name="T20">signal</text:span><text:span text:style-name="T21">(not_empty);</text:span></text:p>
            <text:p text:style-name="P33"><text:span text:style-name="T21"><text:tab/></text:span><text:span text:style-name="T21">}</text:span></text:p>
            <text:p text:style-name="P33"><text:span text:style-name="T21"/></text:p>
            <text:p text:style-name="P33"><text:span text:style-name="T21"><text:tab/></text:span><text:span text:style-name="T21">item </text:span><text:span text:style-name="T20">remove</text:span><text:span text:style-name="T21">() {</text:span></text:p>
            <text:p text:style-name="P33"><text:span text:style-name="T21"><text:tab/></text:span><text:span text:style-name="T21"><text:tab/></text:span><text:span text:style-name="T21">if (count == 0) </text:span><text:span text:style-name="T20">wait</text:span><text:span text:style-name="T21">(not_empty);</text:span><text:span text:style-name="T21"><text:tab/></text:span><text:span text:style-name="T22">// Warten bis Puffer</text:span></text:p>
            <text:p text:style-name="P33"><text:span text:style-name="T22"><text:s/></text:span><text:span text:style-name="T22"><text:tab/></text:span><text:span text:style-name="T22"><text:tab/></text:span><text:span text:style-name="T22"><text:tab/></text:span><text:span text:style-name="T22"><text:tab/></text:span><text:span text:style-name="T22">// nicht mehr leer ist</text:span></text:p>
            <text:p text:style-name="P34"><text:span text:style-name="T21"><text:tab/></text:span><text:span text:style-name="T21"><text:tab/></text:span><text:span text:style-name="T22">// </text:span><text:span text:style-name="T25">Remove</text:span><text:span text:style-name="T22"> item</text:span></text:p>
            <text:p text:style-name="P33"><text:span text:style-name="T21"><text:tab/></text:span><text:span text:style-name="T21"><text:tab/></text:span><text:span text:style-name="T21">count--;</text:span></text:p>
            <text:p text:style-name="P33"><text:span text:style-name="T21"><text:tab/></text:span><text:span text:style-name="T21"><text:tab/></text:span><text:span text:style-name="T21">if (count == (N-1)) </text:span><text:span text:style-name="T20">signal</text:span><text:span text:style-name="T21">(not_full);</text:span></text:p>
            <text:p text:style-name="P33"><text:span text:style-name="T21"><text:tab/></text:span><text:span text:style-name="T21"><text:tab/></text:span><text:span text:style-name="T21">return (item);</text:span></text:p>
            <text:p text:style-name="P33"><text:span text:style-name="T21"><text:tab/></text:span><text:span text:style-name="T21">}</text:span></text:p>
            <text:p text:style-name="P33"><text:span text:style-name="T21">}</text:span></text:p>
          </draw:text-box>
        </draw:frame>
        <draw:custom-shape draw:name="Text Box 5" draw:style-name="gr10" draw:text-style-name="P1" draw:layer="layout" svg:width="7.69cm" svg:height="11.067cm" svg:x="17.013cm" svg:y="4.868cm">
          <text:p text:style-name="P11"><text:span text:style-name="T10">Die condition-Variablen werden in zwei Operationen genutzt:</text:span></text:p>
          <text:p text:style-name="P11"><text:span text:style-name="T10"/></text:p>
          <text:list text:style-name="L10">
            <text:list-item>
              <text:p text:style-name="P11"><text:span text:style-name="T10"><text:s/></text:span><text:span text:style-name="T10">signal</text:span></text:p>
            </text:list-item>
            <text:list-item>
              <text:p text:style-name="P11"><text:span text:style-name="T10"><text:s/></text:span><text:span text:style-name="T10">wait</text:span></text:p>
            </text:list-item>
          </text:list>
          <text:p text:style-name="P11"><text:span text:style-name="T10"/></text:p>
          <text:p text:style-name="P11"><text:span text:style-name="T10">Bei Aufruf von wait wird der Monitor verlassen. Zwei Ansätze:</text:span></text:p>
          <text:p text:style-name="P11"><text:span text:style-name="T10"/></text:p>
          <text:list text:continue-numbering="true" text:style-name="L10">
            <text:list-item>
              <text:p text:style-name="P11"><text:span text:style-name="T10"><text:s/></text:span><text:span text:style-name="T10">signal-and-continue</text:span></text:p>
            </text:list-item>
            <text:list-item>
              <text:p text:style-name="P11"><text:span text:style-name="T10"><text:s/></text:span><text:span text:style-name="T10">signal-and-wait</text:span></text:p>
            </text:list-item>
          </text:list>
          <text:p text:style-name="P11"><text:span text:style-name="T10"/></text:p>
          <text:p text:style-name="P11"><text:span text:style-name="T10">Ein anderer Prozess kann ihn betreten </text:span><text:span text:style-name="T26">→</text:span><text:span text:style-name="T10"> wichtig!</text:span></text:p>
          <draw:enhanced-geometry draw:mirror-horizontal="false" draw:mirror-vertical="false" svg:viewBox="0 0 7691 110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0" draw:text-style-name="P1" draw:layer="layout" svg:width="8.4cm" svg:height="1.52cm" svg:x="16.999cm" svg:y="16.126cm">
          <text:p text:style-name="P11"><text:span text:style-name="T27">Quelle: </text:span><text:span text:style-name="T28">Tanenbaum, A. S</text:span><text:span text:style-name="T27">.: Moderne Betriebssysteme, 3. aktualisierte Auflage, </text:span></text:p>
          <text:p text:style-name="P11"><text:span text:style-name="T27">Pearson Studium, 2009</text:span></text:p>
          <draw:enhanced-geometry draw:mirror-horizontal="false" draw:mirror-vertical="false" svg:viewBox="0 0 8401 15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Beispielnutzung Producer-Consumer (2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1"><text:span text:style-name="T8">Monitore, Beispielnutzung</text:span><text:span text:style-name="T8"><text:line-break/></text:span><text:span text:style-name="T8">Producer-Consumer (2)</text:span></text:p>
          </draw:text-box>
        </draw:frame>
        <draw:frame draw:name="Rectangle 3" presentation:style-name="pr11" draw:text-style-name="P1" draw:layer="layout" svg:width="14.899cm" svg:height="11.429cm" svg:x="4.701cm" svg:y="4.524cm" presentation:class="outline" presentation:user-transformed="true">
          <draw:text-box>
            <text:p text:style-name="P36"><text:span text:style-name="T29">class UseMonitor</text:span></text:p>
            <text:p text:style-name="P36"><text:span text:style-name="T13">{</text:span></text:p>
            <text:p text:style-name="P36"><text:span text:style-name="T13"><text:tab/></text:span><text:span text:style-name="T13">ProducerConsumer </text:span><text:span text:style-name="T29">mon</text:span><text:span text:style-name="T13"> = new ProducerConsumer();</text:span></text:p>
            <text:p text:style-name="P36"><text:span text:style-name="T13"><text:tab/></text:span><text:span text:style-name="T13">...</text:span></text:p>
            <text:p text:style-name="P36"><text:span text:style-name="T13"><text:tab/></text:span><text:span text:style-name="T13">void </text:span><text:span text:style-name="T29">producer</text:span><text:span text:style-name="T13">() {</text:span></text:p>
            <text:p text:style-name="P36"><text:span text:style-name="T13"><text:tab/></text:span><text:span text:style-name="T13"><text:tab/></text:span><text:span text:style-name="T13">while (true) {</text:span></text:p>
            <text:p text:style-name="P36"><text:span text:style-name="T13"><text:tab/></text:span><text:span text:style-name="T13"><text:tab/></text:span><text:span text:style-name="T13"> <text:s text:c="3"/></text:span><text:span text:style-name="T13"><text:tab/></text:span><text:span text:style-name="T30">// produce item</text:span></text:p>
            <text:p text:style-name="P36"><text:span text:style-name="T13"><text:tab/></text:span><text:span text:style-name="T13"><text:tab/></text:span><text:span text:style-name="T13"><text:tab/></text:span><text:span text:style-name="T13">mon.insert(item);</text:span></text:p>
            <text:p text:style-name="P36"><text:span text:style-name="T13"><text:tab/></text:span><text:span text:style-name="T13"><text:tab/></text:span><text:span text:style-name="T13">}</text:span></text:p>
            <text:p text:style-name="P36"><text:span text:style-name="T13"><text:tab/></text:span><text:span text:style-name="T13">}</text:span></text:p>
            <text:p text:style-name="P36"><text:span text:style-name="T13"><text:tab/></text:span></text:p>
            <text:p text:style-name="P36"><text:span text:style-name="T13"><text:tab/></text:span><text:span text:style-name="T13">void </text:span><text:span text:style-name="T29">consumer</text:span><text:span text:style-name="T13">() {</text:span></text:p>
            <text:p text:style-name="P36"><text:span text:style-name="T13"><text:tab/></text:span><text:span text:style-name="T13"><text:tab/></text:span><text:span text:style-name="T13">while (true) {</text:span></text:p>
            <text:p text:style-name="P36"><text:span text:style-name="T13"><text:tab/></text:span><text:span text:style-name="T13"><text:tab/></text:span><text:span text:style-name="T13"><text:tab/></text:span><text:span text:style-name="T13">item = mon.remove();</text:span></text:p>
            <text:p text:style-name="P36"><text:span text:style-name="T13"><text:tab/></text:span><text:span text:style-name="T13"><text:tab/></text:span><text:span text:style-name="T13"><text:tab/></text:span><text:span text:style-name="T30">// consume item</text:span></text:p>
            <text:p text:style-name="P36"><text:span text:style-name="T13"><text:tab/></text:span><text:span text:style-name="T13"><text:tab/></text:span><text:span text:style-name="T13">}</text:span></text:p>
            <text:p text:style-name="P36"><text:span text:style-name="T13"><text:tab/></text:span><text:span text:style-name="T13">}</text:span><text:span text:style-name="T13"><text:tab/></text:span></text:p>
            <text:p text:style-name="P36"><text:span text:style-name="T13">}</text:span></text:p>
            <text:p text:style-name="P37"><text:span text:style-name="T5"/></text:p>
          </draw:text-box>
        </draw:frame>
        <draw:custom-shape draw:name="Textfeld 52" draw:style-name="gr11" draw:text-style-name="P1" draw:layer="layout" svg:width="18.394cm" svg:height="0.674cm" svg:x="0.766cm" svg:y="16.841cm">
          <text:p text:style-name="P11"><text:span text:style-name="T27">Quelle: </text:span><text:span text:style-name="T28">Tanenbaum, A. S</text:span><text:span text:style-name="T27">.: Moderne Betriebssysteme, 3. aktualisierte Auflage, Pearson Studium, 2009</text:span></text:p>
          <draw:enhanced-geometry draw:mirror-horizontal="false" draw:mirror-vertical="false" svg:viewBox="0 0 18390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onitore, Producer-Consumer, Szenario 1 (1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Monitore, Producer-Consumer, Szenario 1 (1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38" draw:layer="layout" svg:width="10.6cm" svg:height="7.399cm" svg:x="8.498cm" svg:y="7.126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6.125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38" draw:layer="layout" svg:width="4.219cm" svg:height="0.978cm" svg:x="14.102cm" svg:y="7.946cm">
          <text:p text:style-name="P11"><text:span text:style-name="T13">Lock = 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38" draw:layer="layout" svg:width="4.422cm" svg:height="1cm" svg:x="13.899cm" svg:y="13.123cm">
          <text:p text:style-name="P30"><text:span text:style-name="T13">not_empty 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38" draw:layer="layout" svg:width="4.4cm" svg:height="0.996cm" svg:x="13.899cm" svg:y="11.527cm">
          <text:p text:style-name="P30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" draw:layer="layout" svg:width="23.076cm" svg:height="1.267cm" svg:x="0.898cm" svg:y="3.726cm">
          <text:list text:style-name="L11">
            <text:list-item>
              <text:p text:style-name="P15"><text:span text:style-name="T5">Initialzustand: Nichts produziert, nichts konsumiert</text:span></text:p>
            </text:list-item>
          </text:list>
          <draw:enhanced-geometry draw:mirror-horizontal="false" draw:mirror-vertical="false" svg:viewBox="0 0 23068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8.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" draw:layer="layout" svg:width="4.093cm" svg:height="0.927cm" svg:x="20.031cm" svg:y="7.924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9" draw:text-style-name="P19" draw:layer="layout" svg:width="1.754cm" svg:height="0.003cm" draw:transform="rotate (-3.14159265358979) translate (20.17cm 12.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5" draw:style-name="gr19" draw:text-style-name="P19" draw:layer="layout" svg:width="1.754cm" svg:height="0.003cm" draw:transform="rotate (-3.14159265358979) translate (20.055cm 13.7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" draw:layer="layout" svg:width="4.093cm" svg:height="0.927cm" svg:x="20.009cm" svg:y="13.185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0" draw:text-style-name="P1" draw:layer="layout" svg:width="3.382cm" svg:height="1.603cm" svg:x="15.352cm" svg:y="9.723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38" draw:layer="layout" svg:width="3.8cm" svg:height="0.978cm" svg:x="1.698cm" svg:y="7.748cm">
          <text:p text:style-name="P11"><text:span text:style-name="T17">Producer 1</text:span></text:p>
          <draw:enhanced-geometry draw:mirror-horizontal="false" draw:mirror-vertical="false" svg:viewBox="0 0 38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38" draw:layer="layout" svg:width="3.002cm" svg:height="2.199cm" svg:x="8.899cm" svg:y="8.727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38" draw:layer="layout" svg:width="3.002cm" svg:height="2.199cm" svg:x="8.899cm" svg:y="11.324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38" draw:layer="layout" svg:width="0.802cm" svg:height="0.599cm" svg:x="7.298cm" svg:y="9.5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9.824cm" svg:x2="8.898cm" svg:y2="9.824cm">
          <text:p/>
        </draw:line>
        <draw:custom-shape draw:name="Ellipse 36" draw:style-name="gr17" draw:text-style-name="P38" draw:layer="layout" svg:width="0.802cm" svg:height="0.599cm" svg:x="7.298cm" svg:y="12.127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2.426cm" svg:x2="8.898cm" svg:y2="12.426cm">
          <text:p/>
        </draw:line>
        <draw:custom-shape draw:name="Gerade Verbindung mit Pfeil 39" draw:style-name="gr19" draw:text-style-name="P19" draw:layer="layout" svg:width="1.917cm" svg:height="1.375cm" svg:x="5.499cm" svg:y="8.2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2.6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2.3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2.4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9.124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9.926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6" draw:style-name="gr18" draw:text-style-name="P38" draw:layer="layout" svg:width="4.4cm" svg:height="0.978cm" svg:x="1.098cm" svg:y="7.748cm">
          <text:p text:style-name="P11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7" draw:style-name="gr18" draw:text-style-name="P38" draw:layer="layout" svg:width="4.197cm" svg:height="0.978cm" svg:x="1.301cm" svg:y="12.749cm">
          <text:p text:style-name="P11"><text:span text:style-name="T17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11" draw:text-style-name="P1" draw:layer="layout" svg:width="4.093cm" svg:height="0.927cm" svg:x="20.009cm" svg:y="11.584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Producer-Consumer, Szenario 1 (2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31">Monitore, Producer-Consumer, Szenario 1 (2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38" draw:layer="layout" svg:width="10.6cm" svg:height="7.399cm" svg:x="8.498cm" svg:y="7.924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6.923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38" draw:layer="layout" svg:width="4.219cm" svg:height="0.978cm" svg:x="14.102cm" svg:y="8.744cm">
          <text:p text:style-name="P11"><text:span text:style-name="T13">Lock = </text:span><text:span text:style-name="T32">tru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38" draw:layer="layout" svg:width="4.422cm" svg:height="1cm" svg:x="13.899cm" svg:y="13.921cm">
          <text:p text:style-name="P30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38" draw:layer="layout" svg:width="4.4cm" svg:height="0.996cm" svg:x="13.899cm" svg:y="12.325cm">
          <text:p text:style-name="P30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" draw:layer="layout" svg:width="20.028cm" svg:height="1.267cm" svg:x="1.04cm" svg:y="3.523cm">
          <text:list text:style-name="L11">
            <text:list-item>
              <text:p text:style-name="P15"><text:span text:style-name="T5">Consumer 1 möchte als erster konsumieren</text:span></text:p>
            </text:list-item>
          </text:list>
          <draw:enhanced-geometry draw:mirror-horizontal="false" draw:mirror-vertical="false" svg:viewBox="0 0 20020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9.23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" draw:layer="layout" svg:width="4.093cm" svg:height="0.927cm" svg:x="20.031cm" svg:y="8.722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9" draw:text-style-name="P19" draw:layer="layout" svg:width="1.754cm" svg:height="0.003cm" draw:transform="rotate (-3.14159265358979) translate (20.17cm 12.89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" draw:layer="layout" svg:width="4.093cm" svg:height="0.927cm" svg:x="20.124cm" svg:y="12.383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19" draw:layer="layout" svg:width="1.754cm" svg:height="0.003cm" draw:transform="rotate (-3.14159265358979) translate (20.055cm 14.49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" draw:layer="layout" svg:width="4.093cm" svg:height="0.927cm" svg:x="20.009cm" svg:y="13.983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0" draw:text-style-name="P1" draw:layer="layout" svg:width="3.382cm" svg:height="1.603cm" svg:x="15.352cm" svg:y="10.522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38" draw:layer="layout" svg:width="4.4cm" svg:height="0.978cm" svg:x="1.098cm" svg:y="8.546cm">
          <text:p text:style-name="P11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39" draw:layer="layout" svg:width="4.197cm" svg:height="0.978cm" svg:x="1.301cm" svg:y="13.447cm">
          <text:p text:style-name="P11"><text:span text:style-name="T33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38" draw:layer="layout" svg:width="3.002cm" svg:height="2.199cm" svg:x="8.899cm" svg:y="9.525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38" draw:layer="layout" svg:width="3.002cm" svg:height="2.199cm" svg:x="8.899cm" svg:y="12.122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38" draw:layer="layout" svg:width="0.802cm" svg:height="0.599cm" svg:x="7.298cm" svg:y="10.323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10.623cm" svg:x2="8.898cm" svg:y2="10.623cm">
          <text:p/>
        </draw:line>
        <draw:custom-shape draw:name="Ellipse 36" draw:style-name="gr17" draw:text-style-name="P38" draw:layer="layout" svg:width="0.802cm" svg:height="0.599cm" svg:x="7.298cm" svg:y="12.9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3.224cm" svg:x2="8.898cm" svg:y2="13.224cm">
          <text:p/>
        </draw:line>
        <draw:custom-shape draw:name="Gerade Verbindung mit Pfeil 39" draw:style-name="gr19" draw:text-style-name="P19" draw:layer="layout" svg:width="1.917cm" svg:height="1.375cm" svg:x="5.499cm" svg:y="9.0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3.41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10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10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3.1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3.2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9.922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10.724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3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3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0.782cm" svg:height="2.283cm" svg:x="2.117cm" svg:y="3.523cm">
          <text:list text:style-name="L11">
            <text:list-item>
              <text:p text:style-name="P15"><text:span text:style-name="T5">Consumer 1 möchte als erster konsumieren, Producer 1 kommt später und muss warten</text:span></text:p>
            </text:list-item>
          </text:list>
          <draw:enhanced-geometry draw:mirror-horizontal="false" draw:mirror-vertical="false" svg:viewBox="0 0 20783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38" draw:layer="layout" svg:width="3.2cm" svg:height="1.397cm" svg:x="1.698cm" svg:y="6.526cm">
          <text:p text:style-name="P30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38" draw:layer="layout" svg:width="3.2cm" svg:height="1.397cm" svg:x="7.898cm" svg:y="6.526cm">
          <text:p text:style-name="P30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38" draw:layer="layout" svg:width="3.999cm" svg:height="1.397cm" svg:x="14.301cm" svg:y="6.526cm">
          <text:p text:style-name="P30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19" draw:layer="layout" svg:x1="3.298cm" svg:y1="7.924cm" svg:x2="3.298cm" svg:y2="15.725cm">
          <text:p/>
        </draw:line>
        <draw:line draw:name="Gerade Verbindung 47" draw:style-name="gr23" draw:text-style-name="P19" draw:layer="layout" svg:x1="9.498cm" svg:y1="7.924cm" svg:x2="9.498cm" svg:y2="15.725cm">
          <text:p/>
        </draw:line>
        <draw:line draw:name="Gerade Verbindung 49" draw:style-name="gr23" draw:text-style-name="P19" draw:layer="layout" svg:x1="16.298cm" svg:y1="7.924cm" svg:x2="16.298cm" svg:y2="15.725cm">
          <text:p/>
        </draw:line>
        <draw:custom-shape draw:name="Gerade Verbindung mit Pfeil 57" draw:style-name="gr19" draw:text-style-name="P19" draw:layer="layout" svg:width="12.999cm" svg:height="0.003cm" svg:x="3.298cm" svg:y="9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2.641cm" svg:height="0.927cm" svg:x="3.367cm" svg:y="8.524cm">
          <text:p text:style-name="P11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19" draw:text-style-name="P19" draw:layer="layout" svg:width="6.799cm" svg:height="0.003cm" svg:x="9.499cm" svg:y="10.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" draw:layer="layout" svg:width="3.999cm" svg:height="0.927cm" svg:x="9.701cm" svg:y="9.785cm">
          <text:p text:style-name="P11"><text:span text:style-name="T10">insert (item)</text:span></text:p>
          <draw:enhanced-geometry draw:mirror-horizontal="false" draw:mirror-vertical="false" svg:viewBox="0 0 400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32" draw:layer="layout" svg:width="7.3cm" svg:height="4.479cm" svg:x="16.7cm" svg:y="9.525cm">
          <text:p text:style-name="P11"><text:span text:style-name="T13">Lock = </text:span><text:span text:style-name="T10">true</text:span></text:p>
          <text:p text:style-name="P11"><text:span text:style-name="T13"/></text:p>
          <text:p text:style-name="P11"><text:span text:style-name="T13">count = 0 !!</text:span></text:p>
          <text:p text:style-name="P11"><text:span text:style-name="T13">wait (bis not_empty signalisiert wird)</text:span></text:p>
          <text:p text:style-name="P11"><text:span text:style-name="T13">Lock = false</text:span></text:p>
          <text:p text:style-name="P11"><text:span text:style-name="T13">Monitor verlassen </text:span><text:span text:style-name="T34">→</text:span><text:span text:style-name="T13"> Queue </text:span></text:p>
          <draw:enhanced-geometry draw:mirror-horizontal="false" draw:mirror-vertical="false" svg:viewBox="0 0 6601 50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5" draw:text-style-name="P19" draw:layer="layout" svg:width="3.196cm" svg:height="0.003cm" draw:transform="rotate (-1.5707963267949) translate (16.104cm 10.9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6" draw:text-style-name="P1" draw:layer="layout" svg:width="3.999cm" svg:height="2.025cm" svg:x="11.902cm" svg:y="11.725cm">
          <text:p text:style-name="P11"><text:span text:style-name="T13">Lock = true </text:span><text:span text:style-name="T34">→</text:span><text:span text:style-name="T13"> P1 muss warten</text:span></text:p>
          <draw:enhanced-geometry draw:mirror-horizontal="false" draw:mirror-vertical="false" svg:viewBox="0 0 4000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" draw:layer="layout" svg:width="2.38cm" svg:height="0.927cm" svg:x="16.501cm" svg:y="8.727cm">
          <text:p text:style-name="P11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5" draw:layer="layout" svg:width="13.219cm" svg:height="9.916cm" svg:x="3.25cm" svg:y="2.514cm" draw:page-number="12" presentation:class="page"/>
          <draw:frame draw:name="Notizenplatzhalter 2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  <draw:frame draw:name="Datumsplatzhalter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Foliennummernplatzhalter 4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</presentation:notes>
      </draw:page>
      <draw:page draw:name="&#10; Monitore, Producer-Consumer, Szenario 1 (4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4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38" draw:layer="layout" svg:width="10.6cm" svg:height="7.399cm" svg:x="8.498cm" svg:y="9.327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8.326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38" draw:layer="layout" svg:width="4.219cm" svg:height="0.978cm" svg:x="14.102cm" svg:y="10.147cm">
          <text:p text:style-name="P11"><text:span text:style-name="T13">Lock = </text:span><text:span text:style-name="T32">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38" draw:layer="layout" svg:width="4.422cm" svg:height="1cm" svg:x="13.899cm" svg:y="15.324cm">
          <text:p text:style-name="P30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38" draw:layer="layout" svg:width="4.4cm" svg:height="0.996cm" svg:x="13.899cm" svg:y="13.727cm">
          <text:p text:style-name="P30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1.183cm" svg:height="3.299cm" svg:x="2.117cm" svg:y="3.523cm">
          <text:list text:style-name="L11">
            <text:list-item>
              <text:p text:style-name="P15"><text:span text:style-name="T5">Consumer 1 kann nichts vorfinden (kein Item)</text:span></text:p>
            </text:list-item>
            <text:list-item>
              <text:p text:style-name="P15"><text:span text:style-name="T5">Producer 1 wartet bis Consumer 1 den Monitor verlassen hat und betritt ihn dann</text:span></text:p>
            </text:list-item>
          </text:list>
          <draw:enhanced-geometry draw:mirror-horizontal="false" draw:mirror-vertical="false" svg:viewBox="0 0 21184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10.6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3" draw:style-name="gr19" draw:text-style-name="P19" draw:layer="layout" svg:width="1.754cm" svg:height="0.003cm" draw:transform="rotate (-3.14159265358979) translate (20.17cm 14.3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" draw:layer="layout" svg:width="4.093cm" svg:height="0.927cm" svg:x="19.824cm" svg:y="13.785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19" draw:layer="layout" svg:width="1.754cm" svg:height="0.003cm" draw:transform="rotate (-3.14159265358979) translate (20.055cm 15.9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7" draw:style-name="gr20" draw:text-style-name="P1" draw:layer="layout" svg:width="3.382cm" svg:height="1.603cm" svg:x="15.352cm" svg:y="11.924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40" draw:layer="layout" svg:width="4.4cm" svg:height="0.978cm" svg:x="1.098cm" svg:y="9.948cm">
          <text:p text:style-name="P11"><text:span text:style-name="T35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39" draw:layer="layout" svg:width="4.197cm" svg:height="0.978cm" svg:x="1.301cm" svg:y="14.949cm">
          <text:p text:style-name="P11"><text:span text:style-name="T33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38" draw:layer="layout" svg:width="3.002cm" svg:height="2.199cm" svg:x="8.899cm" svg:y="10.927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38" draw:layer="layout" svg:width="3.002cm" svg:height="2.199cm" svg:x="8.899cm" svg:y="13.525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38" draw:layer="layout" svg:width="0.802cm" svg:height="0.599cm" svg:x="7.298cm" svg:y="11.7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12.025cm" svg:x2="8.898cm" svg:y2="12.025cm">
          <text:p/>
        </draw:line>
        <draw:custom-shape draw:name="Ellipse 36" draw:style-name="gr17" draw:text-style-name="P38" draw:layer="layout" svg:width="0.802cm" svg:height="0.599cm" svg:x="7.298cm" svg:y="14.327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4.627cm" svg:x2="8.898cm" svg:y2="14.627cm">
          <text:p/>
        </draw:line>
        <draw:custom-shape draw:name="Gerade Verbindung mit Pfeil 39" draw:style-name="gr19" draw:text-style-name="P19" draw:layer="layout" svg:width="1.917cm" svg:height="1.375cm" svg:x="5.499cm" svg:y="10.4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4.81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12.0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12.0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4.5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4.6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11.324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12.127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8" draw:text-style-name="P40" draw:layer="layout" svg:width="1.198cm" svg:height="1cm" svg:x="19.901cm" svg:y="15.527cm">
          <text:p text:style-name="P11"><text:span text:style-name="T32">C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18" draw:text-style-name="P40" draw:layer="layout" svg:width="1.198cm" svg:height="1cm" svg:x="20.1cm" svg:y="10.125cm">
          <text:p text:style-name="P11"><text:span text:style-name="T32">P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5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5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41" draw:layer="layout" svg:width="21.183cm" svg:height="2.537cm" svg:x="2.117cm" svg:y="3.226cm">
          <text:list text:style-name="L11">
            <text:list-item>
              <text:p text:style-name="P15"><text:span text:style-name="T17">Producer 1 produziert</text:span></text:p>
            </text:list-item>
            <text:list-item>
              <text:p text:style-name="P15"><text:span text:style-name="T17">Anm: signal() wirkt nur, wenn ein Thread darauf wartet, sonst hat es keine Wirkung und wird nicht gespeichert</text:span></text:p>
            </text:list-item>
          </text:list>
          <draw:enhanced-geometry draw:mirror-horizontal="false" draw:mirror-vertical="false" svg:viewBox="0 0 21184 363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38" draw:layer="layout" svg:width="3.2cm" svg:height="1.397cm" svg:x="1.098cm" svg:y="6.125cm">
          <text:p text:style-name="P30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38" draw:layer="layout" svg:width="3.2cm" svg:height="1.397cm" svg:x="7.298cm" svg:y="6.125cm">
          <text:p text:style-name="P30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38" draw:layer="layout" svg:width="3.999cm" svg:height="1.397cm" svg:x="13.701cm" svg:y="6.125cm">
          <text:p text:style-name="P30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19" draw:layer="layout" svg:x1="2.698cm" svg:y1="7.522cm" svg:x2="2.698cm" svg:y2="17.325cm">
          <text:p/>
        </draw:line>
        <draw:line draw:name="Gerade Verbindung 47" draw:style-name="gr23" draw:text-style-name="P19" draw:layer="layout" svg:x1="8.898cm" svg:y1="7.522cm" svg:x2="8.898cm" svg:y2="17.325cm">
          <text:p/>
        </draw:line>
        <draw:line draw:name="Gerade Verbindung 49" draw:style-name="gr23" draw:text-style-name="P19" draw:layer="layout" svg:x1="15.698cm" svg:y1="7.522cm" svg:x2="15.698cm" svg:y2="17.325cm">
          <text:p/>
        </draw:line>
        <draw:custom-shape draw:name="Gerade Verbindung mit Pfeil 57" draw:style-name="gr19" draw:text-style-name="P19" draw:layer="layout" svg:width="12.999cm" svg:height="0.003cm" svg:x="2.699cm" svg:y="9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2.641cm" svg:height="0.927cm" svg:x="2.767cm" svg:y="8.123cm">
          <text:p text:style-name="P11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19" draw:text-style-name="P19" draw:layer="layout" svg:width="6.799cm" svg:height="0.003cm" svg:x="8.899cm" svg:y="10.3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" draw:layer="layout" svg:width="4.797cm" svg:height="0.927cm" svg:x="9.102cm" svg:y="9.384cm">
          <text:p text:style-name="P11"><text:span text:style-name="T10">insert (item)</text:span></text:p>
          <draw:enhanced-geometry draw:mirror-horizontal="false" draw:mirror-vertical="false" svg:viewBox="0 0 479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43" draw:layer="layout" svg:width="6.9cm" svg:height="3.889cm" svg:x="16.1cm" svg:y="8.624cm">
          <text:p text:style-name="P42"><text:span text:style-name="T36">Lock = true</text:span></text:p>
          <text:p text:style-name="P42"><text:span text:style-name="T36">count = 0 !!</text:span></text:p>
          <text:p text:style-name="P42"><text:span text:style-name="T36"/></text:p>
          <text:p text:style-name="P42"><text:span text:style-name="T36">wait (not_empty)</text:span></text:p>
          <text:p text:style-name="P42"><text:span text:style-name="T36">Monitor verlassen </text:span><text:span text:style-name="T37">→</text:span><text:span text:style-name="T36"> Queue</text:span></text:p>
          <text:p text:style-name="P42"><text:span text:style-name="T36">Lock = false</text:span></text:p>
          <text:p text:style-name="P42"><text:span text:style-name="T38"><text:s/></text:span></text:p>
          <draw:enhanced-geometry draw:mirror-horizontal="false" draw:mirror-vertical="false" svg:viewBox="0 0 6601 439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5" draw:text-style-name="P19" draw:layer="layout" svg:width="3.2cm" svg:height="0.003cm" draw:transform="rotate (-1.5707963267949) translate (15.505cm 10.5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6" draw:text-style-name="P1" draw:layer="layout" svg:width="4.003cm" svg:height="2.025cm" svg:x="11.298cm" svg:y="11.324cm">
          <text:p text:style-name="P42"><text:span text:style-name="T39">Lock = true </text:span><text:span text:style-name="T40">→</text:span><text:span text:style-name="T39"> P1 muss warten</text:span></text:p>
          <draw:enhanced-geometry draw:mirror-horizontal="false" draw:mirror-vertical="false" svg:viewBox="0 0 4004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24" draw:text-style-name="P1" draw:layer="layout" svg:width="6.6cm" svg:height="3.211cm" svg:x="16.1cm" svg:y="13.877cm">
          <text:p text:style-name="P11"><text:span text:style-name="T13">Lock = true</text:span></text:p>
          <text:p text:style-name="P11"><text:span text:style-name="T13">count +=1</text:span></text:p>
          <text:p text:style-name="P11"><text:span text:style-name="T13">signal (not_empty)</text:span></text:p>
          <text:p text:style-name="P11"><text:span text:style-name="T13">Monitor verlassen</text:span></text:p>
          <text:p text:style-name="P11"><text:span text:style-name="T13">Lock = false</text:span></text:p>
          <draw:enhanced-geometry draw:mirror-horizontal="false" draw:mirror-vertical="false" svg:viewBox="0 0 6601 32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" draw:style-name="gr10" draw:text-style-name="P1" draw:layer="layout" svg:width="2.38cm" svg:height="0.927cm" svg:x="16.118cm" svg:y="7.826cm">
          <text:p text:style-name="P11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" draw:style-name="gr10" draw:text-style-name="P1" draw:layer="layout" svg:width="2.38cm" svg:height="0.927cm" svg:x="16.1cm" svg:y="12.987cm">
          <text:p text:style-name="P11"><text:span text:style-name="T10">P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7" draw:text-style-name="P19" draw:layer="layout" svg:width="6.799cm" svg:height="0.003cm" draw:transform="rotate (-3.14159265358979) translate (15.699cm 17.13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1" draw:style-name="gr25" draw:text-style-name="P19" draw:layer="layout" svg:width="4.201cm" svg:height="0.001cm" draw:transform="rotate (-1.5707963267949) translate (23.103cm 12.9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33" draw:style-name="gr26" draw:text-style-name="P1" draw:layer="layout" svg:width="2.698cm" svg:height="1.435cm" svg:x="23.001cm" svg:y="12.627cm">
          <text:p text:style-name="P11"><text:span text:style-name="T13">C1 muss warten</text:span></text:p>
          <draw:enhanced-geometry draw:mirror-horizontal="false" draw:mirror-vertical="false" svg:viewBox="0 0 2699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6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6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38" draw:layer="layout" svg:width="10.6cm" svg:height="7.399cm" svg:x="8.498cm" svg:y="7.126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6.125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38" draw:layer="layout" svg:width="4.219cm" svg:height="0.978cm" svg:x="14.102cm" svg:y="7.946cm">
          <text:p text:style-name="P11"><text:span text:style-name="T13">Lock = </text:span><text:span text:style-name="T32">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40" draw:layer="layout" svg:width="4.422cm" svg:height="1cm" svg:x="13.899cm" svg:y="13.123cm">
          <text:p text:style-name="P30"><text:span text:style-name="T32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38" draw:layer="layout" svg:width="4.4cm" svg:height="0.996cm" svg:x="13.899cm" svg:y="11.527cm">
          <text:p text:style-name="P30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" draw:layer="layout" svg:width="16.54cm" svg:height="1.267cm" svg:x="1.28cm" svg:y="3.523cm">
          <text:list text:style-name="L11">
            <text:list-item>
              <text:p text:style-name="P15"><text:span text:style-name="T5">Consumer 1 kann nun konsumieren</text:span></text:p>
            </text:list-item>
          </text:list>
          <draw:enhanced-geometry draw:mirror-horizontal="false" draw:mirror-vertical="false" svg:viewBox="0 0 16532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8.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3" draw:style-name="gr19" draw:text-style-name="P19" draw:layer="layout" svg:width="1.754cm" svg:height="0.003cm" draw:transform="rotate (-3.14159265358979) translate (20.17cm 12.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" draw:layer="layout" svg:width="4.093cm" svg:height="0.927cm" svg:x="20.024cm" svg:y="11.584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19" draw:layer="layout" svg:width="1.754cm" svg:height="0.003cm" draw:transform="rotate (-3.14159265358979) translate (20.055cm 13.7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7" draw:style-name="gr20" draw:text-style-name="P1" draw:layer="layout" svg:width="3.382cm" svg:height="1.603cm" svg:x="15.352cm" svg:y="9.723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38" draw:layer="layout" svg:width="4.4cm" svg:height="0.978cm" svg:x="1.098cm" svg:y="7.748cm">
          <text:p text:style-name="P11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39" draw:layer="layout" svg:width="4.197cm" svg:height="0.978cm" svg:x="1.301cm" svg:y="12.749cm">
          <text:p text:style-name="P11"><text:span text:style-name="T33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38" draw:layer="layout" svg:width="3.002cm" svg:height="2.199cm" svg:x="8.899cm" svg:y="8.727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38" draw:layer="layout" svg:width="3.002cm" svg:height="2.199cm" svg:x="8.899cm" svg:y="11.324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38" draw:layer="layout" svg:width="0.802cm" svg:height="0.599cm" svg:x="7.298cm" svg:y="9.5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9.824cm" svg:x2="8.898cm" svg:y2="9.824cm">
          <text:p/>
        </draw:line>
        <draw:custom-shape draw:name="Ellipse 36" draw:style-name="gr17" draw:text-style-name="P38" draw:layer="layout" svg:width="0.802cm" svg:height="0.599cm" svg:x="7.298cm" svg:y="12.127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2.426cm" svg:x2="8.898cm" svg:y2="12.426cm">
          <text:p/>
        </draw:line>
        <draw:custom-shape draw:name="Gerade Verbindung mit Pfeil 39" draw:style-name="gr19" draw:text-style-name="P19" draw:layer="layout" svg:width="1.917cm" svg:height="1.375cm" svg:x="5.499cm" svg:y="8.2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2.6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2.3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2.4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9.124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9.926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8" draw:text-style-name="P40" draw:layer="layout" svg:width="1.198cm" svg:height="1cm" svg:x="19.901cm" svg:y="13.326cm">
          <text:p text:style-name="P11"><text:span text:style-name="T32">C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3" draw:style-name="gr11" draw:text-style-name="P1" draw:layer="layout" svg:width="4.093cm" svg:height="0.927cm" svg:x="20.002cm" svg:y="7.986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11" draw:text-style-name="P1" draw:layer="layout" svg:width="2.235cm" svg:height="0.927cm" svg:x="1.991cm" svg:y="8.925cm">
          <text:p text:style-name="P11"><text:span text:style-name="T10">fertig!</text:span></text:p>
          <draw:enhanced-geometry draw:mirror-horizontal="false" draw:mirror-vertical="false" svg:viewBox="0 0 2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7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7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1.183cm" svg:height="1.267cm" svg:x="2.117cm" svg:y="3.523cm">
          <text:list text:style-name="L11">
            <text:list-item>
              <text:p text:style-name="P15"><text:span text:style-name="T5">Consumer 1 konsumiert</text:span></text:p>
            </text:list-item>
          </text:list>
          <draw:enhanced-geometry draw:mirror-horizontal="false" draw:mirror-vertical="false" svg:viewBox="0 0 21184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38" draw:layer="layout" svg:width="3.2cm" svg:height="1.397cm" svg:x="1.098cm" svg:y="6.125cm">
          <text:p text:style-name="P30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38" draw:layer="layout" svg:width="3.2cm" svg:height="1.397cm" svg:x="7.298cm" svg:y="6.125cm">
          <text:p text:style-name="P30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38" draw:layer="layout" svg:width="3.999cm" svg:height="1.397cm" svg:x="13.701cm" svg:y="6.125cm">
          <text:p text:style-name="P30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19" draw:layer="layout" svg:x1="2.698cm" svg:y1="7.522cm" svg:x2="2.698cm" svg:y2="17.325cm">
          <text:p/>
        </draw:line>
        <draw:line draw:name="Gerade Verbindung 47" draw:style-name="gr23" draw:text-style-name="P19" draw:layer="layout" svg:x1="8.898cm" svg:y1="7.522cm" svg:x2="8.898cm" svg:y2="17.325cm">
          <text:p/>
        </draw:line>
        <draw:line draw:name="Gerade Verbindung 49" draw:style-name="gr23" draw:text-style-name="P19" draw:layer="layout" svg:x1="15.698cm" svg:y1="7.522cm" svg:x2="15.698cm" svg:y2="17.325cm">
          <text:p/>
        </draw:line>
        <draw:custom-shape draw:name="Gerade Verbindung mit Pfeil 57" draw:style-name="gr19" draw:text-style-name="P19" draw:layer="layout" svg:width="12.999cm" svg:height="0.003cm" svg:x="2.699cm" svg:y="9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2.641cm" svg:height="0.927cm" svg:x="2.767cm" svg:y="8.123cm">
          <text:p text:style-name="P11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0" draw:style-name="gr10" draw:text-style-name="P1" draw:layer="layout" svg:width="2.38cm" svg:height="0.927cm" svg:x="9.9cm" svg:y="10.526cm">
          <text:p text:style-name="P11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1" draw:layer="layout" svg:width="6.6cm" svg:height="3.803cm" svg:x="16.1cm" svg:y="12.876cm">
          <text:p text:style-name="P11"><text:span text:style-name="T13">Lock = true</text:span></text:p>
          <text:p text:style-name="P11"><text:span text:style-name="T13"/></text:p>
          <text:p text:style-name="P11"><text:span text:style-name="T13">count--</text:span></text:p>
          <text:p text:style-name="P11"><text:span text:style-name="T13"/></text:p>
          <text:p text:style-name="P11"><text:span text:style-name="T13">Lock = false</text:span></text:p>
          <text:p text:style-name="P11"><text:span text:style-name="T13">Monitor verlassen</text:span></text:p>
          <draw:enhanced-geometry draw:mirror-horizontal="false" draw:mirror-vertical="false" svg:viewBox="0 0 6601 3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" draw:style-name="gr10" draw:text-style-name="P1" draw:layer="layout" svg:width="2.38cm" svg:height="0.927cm" svg:x="16.118cm" svg:y="12.078cm">
          <text:p text:style-name="P11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7" draw:text-style-name="P19" draw:layer="layout" svg:width="12.999cm" svg:height="0.003cm" draw:transform="rotate (-3.14159265358979) translate (15.699cm 16.7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5" draw:style-name="gr10" draw:text-style-name="P1" draw:layer="layout" svg:width="2.38cm" svg:height="0.927cm" svg:x="4.299cm" svg:y="10.526cm">
          <text:p text:style-name="P11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0" draw:style-name="gr10" draw:text-style-name="P1" draw:layer="layout" svg:width="2.38cm" svg:height="0.927cm" svg:x="16.519cm" svg:y="10.526cm">
          <text:p text:style-name="P11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8" draw:style-name="gr11" draw:text-style-name="P1" draw:layer="layout" svg:width="1.773cm" svg:height="0.927cm" svg:x="12.62cm" svg:y="15.787cm">
          <text:p text:style-name="P11"><text:span text:style-name="T10">item</text:span></text:p>
          <draw:enhanced-geometry draw:mirror-horizontal="false" draw:mirror-vertical="false" svg:viewBox="0 0 177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2 (1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2 (1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38" draw:layer="layout" svg:width="10.6cm" svg:height="7.399cm" svg:x="8.498cm" svg:y="8.127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7.126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38" draw:layer="layout" svg:width="4.219cm" svg:height="0.978cm" svg:x="14.102cm" svg:y="8.947cm">
          <text:p text:style-name="P11"><text:span text:style-name="T13">Lock = </text:span><text:span text:style-name="T32">tru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38" draw:layer="layout" svg:width="4.422cm" svg:height="1cm" svg:x="13.899cm" svg:y="14.124cm">
          <text:p text:style-name="P30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38" draw:layer="layout" svg:width="4.4cm" svg:height="0.996cm" svg:x="13.899cm" svg:y="12.528cm">
          <text:p text:style-name="P30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1.585cm" svg:height="2.283cm" svg:x="2.117cm" svg:y="3.523cm">
          <text:list text:style-name="L11">
            <text:list-item>
              <text:p text:style-name="P15"><text:span text:style-name="T5">Anderes Szenario: Producer 1 möchte als erster produzieren</text:span></text:p>
            </text:list-item>
          </text:list>
          <draw:enhanced-geometry draw:mirror-horizontal="false" draw:mirror-vertical="false" svg:viewBox="0 0 21586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9.4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" draw:layer="layout" svg:width="4.093cm" svg:height="0.927cm" svg:x="20.031cm" svg:y="8.925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9" draw:text-style-name="P19" draw:layer="layout" svg:width="1.754cm" svg:height="0.003cm" draw:transform="rotate (-3.14159265358979) translate (20.17cm 13.1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" draw:layer="layout" svg:width="4.093cm" svg:height="0.927cm" svg:x="20.124cm" svg:y="12.585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19" draw:layer="layout" svg:width="1.754cm" svg:height="0.003cm" draw:transform="rotate (-3.14159265358979) translate (20.055cm 14.7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" draw:layer="layout" svg:width="4.093cm" svg:height="0.927cm" svg:x="20.009cm" svg:y="14.186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0" draw:text-style-name="P1" draw:layer="layout" svg:width="3.382cm" svg:height="1.603cm" svg:x="15.352cm" svg:y="10.724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40" draw:layer="layout" svg:width="4.4cm" svg:height="0.978cm" svg:x="1.098cm" svg:y="8.749cm">
          <text:p text:style-name="P11"><text:span text:style-name="T35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38" draw:layer="layout" svg:width="4.197cm" svg:height="0.978cm" svg:x="1.301cm" svg:y="13.75cm">
          <text:p text:style-name="P11"><text:span text:style-name="T17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38" draw:layer="layout" svg:width="3.002cm" svg:height="2.199cm" svg:x="8.899cm" svg:y="9.728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38" draw:layer="layout" svg:width="3.002cm" svg:height="2.199cm" svg:x="8.899cm" svg:y="12.325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38" draw:layer="layout" svg:width="0.802cm" svg:height="0.599cm" svg:x="7.298cm" svg:y="10.526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10.825cm" svg:x2="8.898cm" svg:y2="10.825cm">
          <text:p/>
        </draw:line>
        <draw:custom-shape draw:name="Ellipse 36" draw:style-name="gr17" draw:text-style-name="P38" draw:layer="layout" svg:width="0.802cm" svg:height="0.599cm" svg:x="7.298cm" svg:y="13.128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3.427cm" svg:x2="8.898cm" svg:y2="13.427cm">
          <text:p/>
        </draw:line>
        <draw:custom-shape draw:name="Gerade Verbindung mit Pfeil 39" draw:style-name="gr19" draw:text-style-name="P19" draw:layer="layout" svg:width="1.917cm" svg:height="1.375cm" svg:x="5.499cm" svg:y="9.2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3.61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10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10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3.3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3.4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10.125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10.927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" draw:layer="layout" svg:width="4.986cm" svg:height="0.927cm" svg:x="18.669cm" svg:y="6.725cm">
          <text:p text:style-name="P11"><text:span text:style-name="T11">für P1 gesetzt</text:span></text:p>
          <draw:enhanced-geometry draw:mirror-horizontal="false" draw:mirror-vertical="false" svg:viewBox="0 0 498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37" draw:style-name="gr21" draw:text-style-name="P19" draw:layer="layout" svg:x1="19.901cm" svg:y1="7.725cm" svg:x2="17.1cm" svg:y2="9.326cm">
          <text:p/>
        </draw:lin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2 (2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2 (2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0.782cm" svg:height="2.283cm" svg:x="2.117cm" svg:y="3.523cm">
          <text:list text:style-name="L11">
            <text:list-item>
              <text:p text:style-name="P15"><text:span text:style-name="T5">Consumer 1 muss warten bis Producer 1 den Monitor verlassen hat und konsumiert dann</text:span></text:p>
            </text:list-item>
          </text:list>
          <draw:enhanced-geometry draw:mirror-horizontal="false" draw:mirror-vertical="false" svg:viewBox="0 0 20783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38" draw:layer="layout" svg:width="3.2cm" svg:height="1.397cm" svg:x="1.698cm" svg:y="6.526cm">
          <text:p text:style-name="P30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38" draw:layer="layout" svg:width="3.2cm" svg:height="1.397cm" svg:x="7.898cm" svg:y="6.526cm">
          <text:p text:style-name="P30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38" draw:layer="layout" svg:width="3.999cm" svg:height="1.397cm" svg:x="14.301cm" svg:y="6.526cm">
          <text:p text:style-name="P30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19" draw:layer="layout" svg:x1="3.298cm" svg:y1="7.924cm" svg:x2="3.298cm" svg:y2="16.527cm">
          <text:p/>
        </draw:line>
        <draw:line draw:name="Gerade Verbindung 47" draw:style-name="gr23" draw:text-style-name="P19" draw:layer="layout" svg:x1="9.498cm" svg:y1="7.924cm" svg:x2="9.498cm" svg:y2="16.527cm">
          <text:p/>
        </draw:line>
        <draw:line draw:name="Gerade Verbindung 49" draw:style-name="gr23" draw:text-style-name="P19" draw:layer="layout" svg:x1="16.298cm" svg:y1="7.924cm" svg:x2="16.298cm" svg:y2="16.527cm">
          <text:p/>
        </draw:line>
        <draw:custom-shape draw:name="Gerade Verbindung mit Pfeil 57" draw:style-name="gr19" draw:text-style-name="P19" draw:layer="layout" svg:width="12.999cm" svg:height="0.003cm" svg:x="3.298cm" svg:y="10.9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2.641cm" svg:height="0.927cm" svg:x="3.367cm" svg:y="9.984cm">
          <text:p text:style-name="P11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19" draw:text-style-name="P19" draw:layer="layout" svg:width="6.799cm" svg:height="0.003cm" svg:x="9.499cm" svg:y="9.3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" draw:layer="layout" svg:width="4.4cm" svg:height="0.927cm" svg:x="9.701cm" svg:y="8.326cm">
          <text:p text:style-name="P11"><text:span text:style-name="T10">insert (item)</text:span></text:p>
          <draw:enhanced-geometry draw:mirror-horizontal="false" draw:mirror-vertical="false" svg:viewBox="0 0 440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1" draw:layer="layout" svg:width="6.6cm" svg:height="3.295cm" svg:x="16.7cm" svg:y="9.525cm">
          <text:p text:style-name="P11"><text:span text:style-name="T13">Lock = </text:span><text:span text:style-name="T10">true</text:span></text:p>
          <text:p text:style-name="P11"><text:span text:style-name="T13">count += 1</text:span></text:p>
          <text:p text:style-name="P11"><text:span text:style-name="T13">signal (not_empty)</text:span></text:p>
          <text:p text:style-name="P11"><text:span text:style-name="T13">Monitor verlassen </text:span></text:p>
          <text:p text:style-name="P11"><text:span text:style-name="T13">Lock = false</text:span></text:p>
          <draw:enhanced-geometry draw:mirror-horizontal="false" draw:mirror-vertical="false" svg:viewBox="0 0 6601 32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5" draw:text-style-name="P19" draw:layer="layout" svg:width="2.398cm" svg:height="0.003cm" draw:transform="rotate (-1.5707963267949) translate (16.104cm 11.1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6" draw:text-style-name="P1" draw:layer="layout" svg:width="6.199cm" svg:height="1.435cm" svg:x="9.701cm" svg:y="9.525cm">
          <text:p text:style-name="P11"><text:span text:style-name="T13">Lock = true </text:span></text:p>
          <text:p text:style-name="P11"><text:span text:style-name="T34">→</text:span><text:span text:style-name="T13"> </text:span><text:span text:style-name="T13">C1 muss warten</text:span></text:p>
          <draw:enhanced-geometry draw:mirror-horizontal="false" draw:mirror-vertical="false" svg:viewBox="0 0 62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" draw:layer="layout" svg:width="2.38cm" svg:height="0.927cm" svg:x="16.501cm" svg:y="8.727cm">
          <text:p text:style-name="P11"><text:span text:style-name="T10">P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" draw:layer="layout" svg:width="6.409cm" svg:height="0.927cm" svg:x="18.774cm" svg:y="6.985cm">
          <text:p text:style-name="P11"><text:span text:style-name="T10">Signal geht ins Leere</text:span></text:p>
          <draw:enhanced-geometry draw:mirror-horizontal="false" draw:mirror-vertical="false" svg:viewBox="0 0 640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3" draw:style-name="gr21" draw:text-style-name="P19" draw:layer="layout" svg:x1="20.302cm" svg:y1="10.927cm" svg:x2="21.1cm" svg:y2="8.122cm">
          <text:p/>
        </draw:line>
        <draw:custom-shape draw:name="Textfeld 62" draw:style-name="gr24" draw:text-style-name="P1" draw:layer="layout" svg:width="6.6cm" svg:height="2.619cm" svg:x="16.7cm" svg:y="13.591cm">
          <text:p text:style-name="P11"><text:span text:style-name="T13">Lock = true</text:span></text:p>
          <text:p text:style-name="P11"><text:span text:style-name="T13">count --</text:span></text:p>
          <text:p text:style-name="P11"><text:span text:style-name="T13">Lock = false</text:span></text:p>
          <text:p text:style-name="P11"><text:span text:style-name="T13">Monitor verlassen </text:span></text:p>
          <draw:enhanced-geometry draw:mirror-horizontal="false" draw:mirror-vertical="false" svg:viewBox="0 0 6601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" draw:layer="layout" svg:width="2.38cm" svg:height="0.927cm" svg:x="16.501cm" svg:y="12.793cm">
          <text:p text:style-name="P11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7" draw:text-style-name="P19" draw:layer="layout" svg:width="12.999cm" svg:height="0.003cm" draw:transform="rotate (-3.14159265358979) translate (16.298cm 16.3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1.773cm" svg:height="0.927cm" svg:x="13.22cm" svg:y="15.386cm">
          <text:p text:style-name="P11"><text:span text:style-name="T10">item</text:span></text:p>
          <draw:enhanced-geometry draw:mirror-horizontal="false" draw:mirror-vertical="false" svg:viewBox="0 0 177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7"><text:span text:style-name="T10">Monitore</text:span></text:p>
            </text:list-item>
            <text:list-item>
              <text:p text:style-name="P17"><text:span text:style-name="T11">Java-Synchronisation</text:span></text:p>
            </text:list-item>
            <text:list-item>
              <text:p text:style-name="P17"><text:span text:style-name="T10">Deadlocks</text:span></text:p>
            </text:list-item>
          </text:list>
          <text:p text:style-name="P17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9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Java: Die Synchronisationsprimitive synchronized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8.307cm" svg:height="1.904cm" svg:x="1.693cm" svg:y="0.696cm" presentation:class="title" presentation:user-transformed="true">
          <draw:text-box>
            <text:p text:style-name="P11"><text:span text:style-name="T14"><text:line-break/></text:span><text:span text:style-name="T8">Java:</text:span><text:span text:style-name="T8"><text:line-break/></text:span><text:span text:style-name="T8">die Synchronisationsprimitive „synchronized“</text:span></text:p>
          </draw:text-box>
        </draw:frame>
        <draw:custom-shape draw:name="Text Box 3" draw:style-name="gr10" draw:text-style-name="P1" draw:layer="layout" svg:width="22.224cm" svg:height="14.748cm" svg:x="1.693cm" svg:y="3.387cm">
          <text:list text:style-name="L12">
            <text:list-item>
              <text:p text:style-name="P44"><text:span text:style-name="T5">Der Modifier </text:span><text:span text:style-name="T41">synchronized</text:span><text:span text:style-name="T16"> </text:span><text:span text:style-name="T5">dient der Festlegung kritischer Abschnitte:</text:span></text:p>
            </text:list-item>
          </text:list>
          <text:list text:style-name="L13">
            <text:list-item>
              <text:list>
                <text:list-item>
                  <text:p text:style-name="P45"><text:span text:style-name="T16">einzelne Codeblöcke</text:span></text:p>
                </text:list-item>
                <text:list-item>
                  <text:p text:style-name="P45"><text:span text:style-name="T16">Methoden eines Objekts</text:span></text:p>
                </text:list-item>
              </text:list>
            </text:list-item>
            <text:list-item>
              <text:p text:style-name="P44"><text:span text:style-name="T5">Anmerkung:</text:span></text:p>
              <text:list>
                <text:list-item>
                  <text:p text:style-name="P46"><text:span text:style-name="T42">Thread-safe</text:span><text:span text:style-name="T5"> (Syn.: eintrittsinvariant, reentrant, wiedereintrittsfähig) heißt eine Klasse oder Methode, wenn sie bedenkenlos in einer nebenläufigen Thread-Umgebung genutzt werden kann</text:span></text:p>
                </text:list-item>
                <text:list-item>
                  <text:p text:style-name="P46"><text:span text:style-name="T5">Problematisch: Klassenvariablen, globale Variablen</text:span></text:p>
                </text:list-item>
              </text:list>
            </text:list-item>
          </text:list>
          <draw:enhanced-geometry draw:mirror-horizontal="false" draw:mirror-vertical="false" svg:viewBox="0 0 22225 155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0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Synchronisationsprimitive synchronized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707cm" svg:height="1.904cm" svg:x="1.693cm" svg:y="0.747cm" presentation:class="title" presentation:user-transformed="true">
          <draw:text-box>
            <text:p text:style-name="P11"><text:span text:style-name="T14"><text:line-break/></text:span><text:span text:style-name="T8">Java-Monitore:</text:span><text:span text:style-name="T8"><text:line-break/></text:span><text:span text:style-name="T8">die Synchronisationsprimitive „synchronized“</text:span></text:p>
          </draw:text-box>
        </draw:frame>
        <draw:custom-shape draw:name="Text Box 3" draw:style-name="gr10" draw:text-style-name="P1" draw:layer="layout" svg:width="22.224cm" svg:height="2.652cm" svg:x="1.693cm" svg:y="3.387cm">
          <text:list text:style-name="L12">
            <text:list-item>
              <text:p text:style-name="P46"><text:span text:style-name="T5">Zugriffsserialisierte Methode</text:span></text:p>
            </text:list-item>
          </text:list>
          <text:p text:style-name="P4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8" draw:text-style-name="P1" draw:layer="layout" svg:width="18.608cm" svg:height="2.962cm" svg:x="2.963cm" svg:y="5.503cm">
          <text:p text:style-name="P47"><text:span text:style-name="T43">public </text:span><text:span text:style-name="T44">synchronized</text:span><text:span text:style-name="T43"> void method1()</text:span></text:p>
          <text:p text:style-name="P47"><text:span text:style-name="T43">{</text:span></text:p>
          <text:p text:style-name="P47"><text:span text:style-name="T43"><text:tab/></text:span><text:span text:style-name="T43">// geschützter Codebereich</text:span></text:p>
          <text:p text:style-name="P47"><text:span text:style-name="T43">}</text:span></text:p>
          <text:p text:style-name="P47"><text:span text:style-name="T43"/></text:p>
          <draw:enhanced-geometry draw:mirror-horizontal="false" draw:mirror-vertical="false" svg:viewBox="0 0 18609 296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0" draw:text-style-name="P1" draw:layer="layout" svg:width="22.224cm" svg:height="2.652cm" svg:x="1.482cm" svg:y="9.525cm">
          <text:list text:style-name="L12">
            <text:list-item>
              <text:p text:style-name="P46"><text:span text:style-name="T5">Zugriffsserialisierter Anweisungsblock</text:span></text:p>
            </text:list-item>
          </text:list>
          <text:p text:style-name="P4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9" draw:text-style-name="P1" draw:layer="layout" svg:width="18.82cm" svg:height="5.291cm" svg:x="2.963cm" svg:y="11.43cm">
          <text:p text:style-name="P47"><text:span text:style-name="T43">…</text:span></text:p>
          <text:p text:style-name="P47"><text:span text:style-name="T43">XyObject object1 = new XyObject(…);</text:span></text:p>
          <text:p text:style-name="P47"><text:span text:style-name="T43"/></text:p>
          <text:p text:style-name="P47"><text:span text:style-name="T44">synchronized</text:span><text:span text:style-name="T43"> (object1)</text:span></text:p>
          <text:p text:style-name="P47"><text:span text:style-name="T43">{</text:span></text:p>
          <text:p text:style-name="P47"><text:span text:style-name="T43"><text:tab/></text:span><text:span text:style-name="T43">// geschützter Codebereich</text:span></text:p>
          <text:p text:style-name="P47"><text:span text:style-name="T43">}</text:span></text:p>
          <text:p text:style-name="P47"><text:span text:style-name="T43"/></text:p>
          <draw:enhanced-geometry draw:mirror-horizontal="false" draw:mirror-vertical="false" svg:viewBox="0 0 18821 52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1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Monitore: Java-Monitor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45">Monitore: Java-Monitor</text:span></text:p>
          </draw:text-box>
        </draw:frame>
        <draw:custom-shape draw:name="Rectangle 3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6" draw:text-style-name="P1" draw:layer="layout" svg:width="25.399cm" svg:height="0.001cm" svg:x="8.453cm" svg:y="6.87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11" draw:text-style-name="P1" draw:layer="layout" svg:width="8.898cm" svg:height="1.267cm" svg:x="15.256cm" svg:y="3.726cm">
          <text:p text:style-name="P11"><text:span text:style-name="T5">signal-and-continue</text:span></text:p>
          <draw:enhanced-geometry draw:mirror-horizontal="false" draw:mirror-vertical="false" svg:viewBox="0 0 8899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6.087cm" svg:height="9.984cm" svg:x="4.198cm" svg:y="5.927cm">
          <draw:image xlink:href="Pictures/10004614000022D400001657AEF9A04801B00AC7.emf" xlink:type="simple" xlink:show="embed" xlink:actuate="onLoad" loext:mime-type="image/x-emf">
            <text:p/>
          </draw:image>
          <draw:image xlink:href="Pictures/1000020100000151000000D8821F4B05E431B03F.png" xlink:type="simple" xlink:show="embed" xlink:actuate="onLoad" loext:mime-type="image/png"/>
        </draw:frame>
        <presentation:notes draw:style-name="dp4">
          <draw:page-thumbnail draw:style-name="gr5" draw:layer="layout" svg:width="14.848cm" svg:height="11.136cm" svg:x="3.075cm" svg:y="2.257cm" draw:page-number="22" presentation:class="page"/>
          <draw:frame presentation:style-name="pr9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Java-Monitore: Synchronisationsprimitive synchronized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8.107cm" svg:height="1.904cm" svg:x="1.693cm" svg:y="0.747cm" presentation:class="title" presentation:user-transformed="true">
          <draw:text-box>
            <text:p text:style-name="P11"><text:span text:style-name="T14"><text:line-break/></text:span><text:span text:style-name="T8">Java-Monitore:</text:span><text:span text:style-name="T8"><text:line-break/></text:span><text:span text:style-name="T8">die Synchronisationsprimitive „synchronized“</text:span></text:p>
          </draw:text-box>
        </draw:frame>
        <draw:custom-shape draw:name="Text Box 3" draw:style-name="gr10" draw:text-style-name="P1" draw:layer="layout" svg:width="22.224cm" svg:height="8.011cm" svg:x="1.693cm" svg:y="3.387cm">
          <text:list text:style-name="L12">
            <text:list-item>
              <text:p text:style-name="P44"><text:span text:style-name="T5">Anwendung auf ganze Methoden </text:span></text:p>
            </text:list-item>
          </text:list>
          <text:list text:style-name="L13">
            <text:list-item>
              <text:list>
                <text:list-item>
                  <text:p text:style-name="P45"><text:span text:style-name="T16">Das betroffene Objekt wird vor Zugriffen anderer Instanzen gesperrt</text:span></text:p>
                </text:list-item>
                <text:list-item>
                  <text:p text:style-name="P45"><text:span text:style-name="T16">Sperre wird gehalten, bis die Methode abgearbeitet ist</text:span></text:p>
                </text:list-item>
                <text:list-item>
                  <text:p text:style-name="P45"><text:span text:style-name="T16">Wird darüber hinaus der Modifier </text:span><text:span text:style-name="T41">static</text:span><text:span text:style-name="T16"> bei der Methodendefinition benutzt, so wird die ganze Klasse gesperrt, bis die Methode abgearbeitet ist</text:span></text:p>
                </text:list-item>
              </text:list>
            </text:list-item>
          </text:list>
          <draw:enhanced-geometry draw:mirror-horizontal="false" draw:mirror-vertical="false" svg:viewBox="0 0 22225 79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3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„Implizite Monitore“ 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Java-Monitore: „Implizite Monitore“ </text:span></text:p>
          </draw:text-box>
        </draw:frame>
        <draw:custom-shape draw:name="Text Box 3" draw:style-name="gr10" draw:text-style-name="P1" draw:layer="layout" svg:width="21.801cm" svg:height="13.679cm" svg:x="1.693cm" svg:y="3.387cm">
          <text:list text:style-name="L12">
            <text:list-item>
              <text:p text:style-name="P46"><text:span text:style-name="T46">synchronized</text:span><text:span text:style-name="T5"> wird in der JVM über eine Monitor-Variante mit </text:span><text:span text:style-name="T42">einer</text:span><text:span text:style-name="T5"> Sperre und </text:span><text:span text:style-name="T42">einer</text:span><text:span text:style-name="T5"> Condition-Variable implementiert.</text:span></text:p>
            </text:list-item>
            <text:list-item>
              <text:p text:style-name="P48"><text:span text:style-name="T5">Für jedes Objekt, das mind. eine </text:span><text:span text:style-name="T46">synchronized</text:span><text:span text:style-name="T5">-Methode hat, wird von der JVM ein eigener Monitor ergänzt</text:span></text:p>
            </text:list-item>
            <text:list-item>
              <text:p text:style-name="P48"><text:span text:style-name="T5">Der Monitor realisiert das Sperren und Warten, wenn ein Thread auf eine </text:span><text:span text:style-name="T46">synchronized</text:span><text:span text:style-name="T5">-Methode zugreift</text:span></text:p>
            </text:list-item>
            <text:list-item>
              <text:p text:style-name="P48"><text:span text:style-name="T5">Sperre wird aufgehoben, wenn Thread die Methode verlässt</text:span></text:p>
            </text:list-item>
          </text:list>
          <draw:enhanced-geometry draw:mirror-horizontal="false" draw:mirror-vertical="false" svg:viewBox="0 0 21802 135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4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Kritikpunkte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Java-Monitore: Kritikpunkte</text:span></text:p>
          </draw:text-box>
        </draw:frame>
        <draw:frame draw:style-name="gr8" draw:text-style-name="P14" draw:layer="layout" svg:width="23.036cm" svg:height="11.43cm" svg:x="1.27cm" svg:y="4.692cm">
          <draw:image xlink:href="Pictures/10005B48000028BF000013BC13E2CB0675BB0745.wmf" xlink:type="simple" xlink:show="embed" xlink:actuate="onLoad" loext:mime-type="image/x-wmf">
            <text:p/>
          </draw:image>
          <draw:image xlink:href="Pictures/100002010000018A000000BFF8D70FA57205F360.png" xlink:type="simple" xlink:show="embed" xlink:actuate="onLoad" loext:mime-type="image/png"/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5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hreads in Java (Wdl.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Threads in Java (Wiederholung)</text:span></text:p>
          </draw:text-box>
        </draw:frame>
        <draw:custom-shape draw:name="Text Box 3" draw:style-name="gr10" draw:text-style-name="P1" draw:layer="layout" svg:width="21.589cm" svg:height="15.748cm" svg:x="1.693cm" svg:y="3.387cm">
          <text:list text:style-name="L14">
            <text:list-item>
              <text:p text:style-name="P49"><text:span text:style-name="T5">Nebenläufigkeit wird durch die Klasse </text:span><text:span text:style-name="T46">Thread</text:span><text:span text:style-name="T5"> aus dem Package java.lang unterstützt </text:span></text:p>
            </text:list-item>
            <text:list-item>
              <text:p text:style-name="P49"><text:span text:style-name="T5">Realisiertes Basiskonzept in der JVM: Monitore </text:span></text:p>
            </text:list-item>
            <text:list-item>
              <text:p text:style-name="P49"><text:span text:style-name="T5">Eigene Klasse definieren, die von Thread abgeleitet ist und die Methode </text:span><text:span text:style-name="T47">run()</text:span><text:span text:style-name="T48"> </text:span><text:span text:style-name="T5">überschreiben </text:span></text:p>
            </text:list-item>
            <text:list-item>
              <text:p text:style-name="P49"><text:span text:style-name="T5">Alternative: In einer Klasse das Interface</text:span><text:span text:style-name="T48"> </text:span><text:span text:style-name="T46">Runnable</text:span><text:span text:style-name="T48"> </text:span><text:span text:style-name="T5">implementieren und die Methode </text:span><text:span text:style-name="T47">run()</text:span><text:span text:style-name="T48"> </text:span><text:span text:style-name="T5">schreiben</text:span></text:p>
            </text:list-item>
          </text:list>
          <text:list text:style-name="L15">
            <text:list-item>
              <text:list>
                <text:list-item>
                  <text:p text:style-name="P50"><text:span text:style-name="T16">Hat Vorteile wegen fehlender Mehrfachvererbung in Java</text:span></text:p>
                </text:list-item>
                <text:list-item>
                  <text:p text:style-name="P50"><text:span text:style-name="T16">Wird daher meistens verwendet</text:span><text:span text:style-name="T49"> </text:span></text:p>
                </text:list-item>
              </text:list>
            </text:list-item>
          </text:list>
          <text:p text:style-name="P51"><text:span text:style-name="T49"/></text:p>
          <draw:enhanced-geometry draw:mirror-horizontal="false" draw:mirror-vertical="false" svg:viewBox="0 0 21590 156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6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Beispiel: Zähler durch mehrere Threads hoch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907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Beispiel:</text:span><text:span text:style-name="T8"><text:line-break/></text:span><text:span text:style-name="T8">Zähler durch mehrere Threads hochzählen</text:span></text:p>
          </draw:text-box>
        </draw:frame>
        <draw:custom-shape draw:name="Text Box 3" draw:style-name="gr10" draw:text-style-name="P1" draw:layer="layout" svg:width="22.224cm" svg:height="14.41cm" svg:x="1.693cm" svg:y="3.387cm">
          <text:list text:style-name="L12">
            <text:list-item>
              <text:p text:style-name="P46"><text:span text:style-name="T5">Eine einfache Objektklasse verwaltet einen Zähler</text:span></text:p>
            </text:list-item>
            <text:list-item>
              <text:p text:style-name="P46"><text:span text:style-name="T5">Mehrere Threads greifen über die Methoden get() und set() auf den Zähler zu</text:span></text:p>
            </text:list-item>
            <text:list-item>
              <text:p text:style-name="P46"><text:span text:style-name="T5">Zunächst wird das Problem ohne Synchronisierung gelöst</text:span></text:p>
            </text:list-item>
          </text:list>
          <text:list text:style-name="L13">
            <text:list-item>
              <text:list>
                <text:list-item>
                  <text:p text:style-name="P51"><text:span text:style-name="T16">Was passiert?</text:span></text:p>
                </text:list-item>
              </text:list>
            </text:list-item>
            <text:list-item>
              <text:p text:style-name="P46"><text:span text:style-name="T5">Dann wird der kritische Abschnitt synchronisiert</text:span></text:p>
              <text:list>
                <text:list-item>
                  <text:p text:style-name="P51"><text:span text:style-name="T16">Was passiert nun?</text:span></text:p>
                </text:list-item>
              </text:list>
            </text:list-item>
            <text:list-item>
              <text:p text:style-name="P46"><text:span text:style-name="T5">Bringen Sie die Anwendung zum Laufen und testen sie diese mit verschiedenen Parametern</text:span></text:p>
            </text:list-item>
          </text:list>
          <text:p text:style-name="P46"><text:span text:style-name="T5"/></text:p>
          <draw:enhanced-geometry draw:mirror-horizontal="false" draw:mirror-vertical="false" svg:viewBox="0 0 22225 1542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7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Beispiel: Zähler durch mehrere Threads hoch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8.107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Beispiel:</text:span><text:span text:style-name="T8"><text:line-break/></text:span><text:span text:style-name="T8">Zähler durch mehrere Threads hochzählen</text:span></text:p>
          </draw:text-box>
        </draw:frame>
        <draw:custom-shape draw:name="Rectangle 3" draw:style-name="gr16" draw:text-style-name="P1" draw:layer="layout" svg:width="25.399cm" svg:height="0.001cm" svg:x="6.654cm" svg:y="6.78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22.049cm" svg:height="9.984cm" svg:x="2.258cm" svg:y="5.292cm">
          <draw:image xlink:href="Pictures/1000849600003044000015B1B9F8433A9A71DDAD.wmf" xlink:type="simple" xlink:show="embed" xlink:actuate="onLoad" loext:mime-type="image/x-wmf">
            <text:p/>
          </draw:image>
          <draw:image xlink:href="Pictures/10000201000001D3000000D24ADBBA82B37A9056.png" xlink:type="simple" xlink:show="embed" xlink:actuate="onLoad" loext:mime-type="image/png"/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8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 Zähler durch mehrere Threads hoch 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1"><text:span text:style-name="T8">Beispiel: <text:s/>Zähler durch mehrere Threads hoch zählen</text:span></text:p>
          </draw:text-box>
        </draw:frame>
        <draw:custom-shape draw:name="Text Box 3" draw:style-name="gr10" draw:text-style-name="P1" draw:layer="layout" svg:width="22.224cm" svg:height="2.652cm" svg:x="1.693cm" svg:y="3.387cm">
          <text:list text:style-name="L12">
            <text:list-item>
              <text:p text:style-name="P46"><text:span text:style-name="T5">Code für Counter</text:span></text:p>
            </text:list-item>
          </text:list>
          <text:p text:style-name="P4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1" draw:layer="layout" svg:width="18.608cm" svg:height="12.064cm" svg:x="2.963cm" svg:y="4.868cm">
          <text:p text:style-name="P47"><text:span text:style-name="T50"/></text:p>
          <text:p text:style-name="P47"><text:span text:style-name="T50">package Threads;</text:span></text:p>
          <text:p text:style-name="P47"><text:span text:style-name="T50">import java.io.*;</text:span></text:p>
          <text:p text:style-name="P47"><text:span text:style-name="T50"> </text:span></text:p>
          <text:p text:style-name="P47"><text:span text:style-name="T51">class</text:span><text:span text:style-name="T50"> CounterObject {</text:span></text:p>
          <text:p text:style-name="P47"><text:span text:style-name="T50"><text:tab/></text:span><text:span text:style-name="T50">private int count = 0;</text:span></text:p>
          <text:p text:style-name="P47"><text:span text:style-name="T50"><text:tab/></text:span></text:p>
          <text:p text:style-name="P47"><text:span text:style-name="T50"><text:tab/></text:span><text:span text:style-name="T50">CounterObject() {</text:span></text:p>
          <text:p text:style-name="P47"><text:span text:style-name="T50"><text:tab/></text:span><text:span text:style-name="T50"><text:tab/></text:span><text:span text:style-name="T50">// Nichts zu konstruieren</text:span></text:p>
          <text:p text:style-name="P47"><text:span text:style-name="T50"><text:tab/></text:span><text:span text:style-name="T50">}</text:span></text:p>
          <text:p text:style-name="P47"><text:span text:style-name="T50"><text:tab/></text:span></text:p>
          <text:p text:style-name="P47"><text:span text:style-name="T50"><text:tab/></text:span><text:span text:style-name="T50">void set(int newCount) {</text:span><text:span text:style-name="T50"><text:tab/></text:span></text:p>
          <text:p text:style-name="P47"><text:span text:style-name="T50"><text:tab/></text:span><text:span text:style-name="T50"><text:tab/></text:span><text:span text:style-name="T50">count = newCount;</text:span></text:p>
          <text:p text:style-name="P47"><text:span text:style-name="T50"><text:tab/></text:span><text:span text:style-name="T50">}</text:span></text:p>
          <text:p text:style-name="P47"><text:span text:style-name="T50"><text:tab/></text:span><text:span text:style-name="T50"><text:tab/></text:span></text:p>
          <text:p text:style-name="P47"><text:span text:style-name="T50"><text:tab/></text:span><text:span text:style-name="T50">int get() {</text:span></text:p>
          <text:p text:style-name="P47"><text:span text:style-name="T50"><text:tab/></text:span><text:span text:style-name="T50"><text:tab/></text:span><text:span text:style-name="T50">return count;</text:span></text:p>
          <text:p text:style-name="P47"><text:span text:style-name="T50"><text:tab/></text:span><text:span text:style-name="T50">}</text:span></text:p>
          <text:p text:style-name="P47"><text:span text:style-name="T50">}</text:span></text:p>
          <draw:enhanced-geometry draw:mirror-horizontal="false" draw:mirror-vertical="false" svg:viewBox="0 0 18609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9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Zähler durch mehrere Threads hoch 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1"><text:span text:style-name="T8">Beispiel: Zähler durch mehrere Threads hoch- zählen</text:span></text:p>
          </draw:text-box>
        </draw:frame>
        <draw:custom-shape draw:name="Text Box 3" draw:style-name="gr10" draw:text-style-name="P1" draw:layer="layout" svg:width="22.224cm" svg:height="2.652cm" svg:x="1.693cm" svg:y="3.387cm">
          <text:list text:style-name="L12">
            <text:list-item>
              <text:p text:style-name="P46"><text:span text:style-name="T5">Code für Thread-Klasse (nicht synchronisiert)</text:span></text:p>
            </text:list-item>
          </text:list>
          <text:p text:style-name="P4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1" draw:layer="layout" svg:width="18.608cm" svg:height="12.487cm" svg:x="2.963cm" svg:y="4.868cm">
          <text:p text:style-name="P47"><text:span text:style-name="T51">class</text:span><text:span text:style-name="T50"> CountThread1 </text:span><text:span text:style-name="T51">extends Thread</text:span><text:span text:style-name="T50"> {</text:span></text:p>
          <text:p text:style-name="P47"><text:span text:style-name="T50"><text:tab/></text:span><text:span text:style-name="T50">private CounterObject myCounter;</text:span></text:p>
          <text:p text:style-name="P47"><text:span text:style-name="T50"><text:tab/></text:span><text:span text:style-name="T50">private int myMaxCount;</text:span><text:span text:style-name="T50"><text:tab/></text:span><text:span text:style-name="T50"><text:tab/></text:span></text:p>
          <text:p text:style-name="P47"><text:span text:style-name="T51"><text:tab/></text:span><text:span text:style-name="T51">CountThread1</text:span><text:span text:style-name="T50">(CounterObject c, int maxCount)</text:span></text:p>
          <text:p text:style-name="P47"><text:span text:style-name="T50"><text:tab/></text:span><text:span text:style-name="T50">{</text:span></text:p>
          <text:p text:style-name="P47"><text:span text:style-name="T50"><text:tab/></text:span><text:span text:style-name="T50"><text:tab/></text:span><text:span text:style-name="T50">myCounter = c;</text:span></text:p>
          <text:p text:style-name="P47"><text:span text:style-name="T50"><text:tab/></text:span><text:span text:style-name="T50"><text:tab/></text:span><text:span text:style-name="T50">myMaxCount = maxCount;</text:span></text:p>
          <text:p text:style-name="P47"><text:span text:style-name="T50"><text:tab/></text:span><text:span text:style-name="T50">}</text:span></text:p>
          <text:p text:style-name="P47"><text:span text:style-name="T50"><text:tab/></text:span><text:span text:style-name="T51">public void run</text:span><text:span text:style-name="T50">() {</text:span></text:p>
          <text:p text:style-name="P47"><text:span text:style-name="T50"><text:tab/></text:span><text:span text:style-name="T50"><text:tab/></text:span><text:span text:style-name="T50">System.out.println("Thread " + getName() + " gestartet");</text:span></text:p>
          <text:p text:style-name="P47"><text:span text:style-name="T50"><text:tab/></text:span><text:span text:style-name="T50"><text:tab/></text:span><text:span text:style-name="T50">for (int i=0;i&lt;myMaxCount;i++){</text:span></text:p>
          <text:p text:style-name="P47"><text:span text:style-name="T50"><text:tab/></text:span><text:span text:style-name="T50"><text:tab/></text:span><text:span text:style-name="T50"><text:tab/></text:span></text:p>
          <text:p text:style-name="P47"><text:span text:style-name="T50"><text:tab/></text:span><text:span text:style-name="T50"><text:tab/></text:span><text:span text:style-name="T50"><text:tab/></text:span><text:span text:style-name="T52">// Kritischer Bereich</text:span></text:p>
          <text:p text:style-name="P47"><text:span text:style-name="T51"><text:tab/></text:span><text:span text:style-name="T51"><text:tab/></text:span><text:span text:style-name="T51"><text:tab/></text:span><text:span text:style-name="T51"><text:tab/></text:span><text:span text:style-name="T50">int c = myCounter.get();</text:span></text:p>
          <text:p text:style-name="P47"><text:span text:style-name="T50"><text:tab/></text:span><text:span text:style-name="T50"><text:tab/></text:span><text:span text:style-name="T50"><text:tab/></text:span><text:span text:style-name="T50"><text:tab/></text:span><text:span text:style-name="T50">c++;</text:span></text:p>
          <text:p text:style-name="P47"><text:span text:style-name="T50"><text:tab/></text:span><text:span text:style-name="T50"><text:tab/></text:span><text:span text:style-name="T50"><text:tab/></text:span><text:span text:style-name="T50"><text:tab/></text:span><text:span text:style-name="T50">myCounter.set(c);</text:span></text:p>
          <text:p text:style-name="P47"><text:span text:style-name="T51"><text:tab/></text:span><text:span text:style-name="T51"><text:tab/></text:span><text:span text:style-name="T51"><text:tab/></text:span><text:span text:style-name="T52">// Ende des kritischen Bereichs</text:span></text:p>
          <text:p text:style-name="P47"><text:span text:style-name="T51"><text:tab/></text:span><text:span text:style-name="T51"><text:tab/></text:span><text:span text:style-name="T50">}</text:span></text:p>
          <text:p text:style-name="P47"><text:span text:style-name="T50"><text:tab/></text:span><text:span text:style-name="T50">}</text:span><text:span text:style-name="T50"><text:tab/></text:span></text:p>
          <text:p text:style-name="P47"><text:span text:style-name="T50">}</text:span></text:p>
          <draw:enhanced-geometry draw:mirror-horizontal="false" draw:mirror-vertical="false" svg:viewBox="0 0 18609 124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0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Zähler durch mehrere Threads hoch 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1"><text:span text:style-name="T8">Beispiel: Zähler durch mehrere Threads hoch- zählen</text:span></text:p>
          </draw:text-box>
        </draw:frame>
        <draw:custom-shape draw:name="Text Box 3" draw:style-name="gr10" draw:text-style-name="P1" draw:layer="layout" svg:width="22.224cm" svg:height="2.652cm" svg:x="1.693cm" svg:y="3.387cm">
          <text:list text:style-name="L12">
            <text:list-item>
              <text:p text:style-name="P46"><text:span text:style-name="T5">Code für Thread-Klasse (synchronisiert)</text:span></text:p>
            </text:list-item>
          </text:list>
          <text:p text:style-name="P4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1" draw:layer="layout" svg:width="18.608cm" svg:height="12.487cm" svg:x="2.963cm" svg:y="4.868cm">
          <text:p text:style-name="P47"><text:span text:style-name="T53">class</text:span><text:span text:style-name="T54"> CountThread2 </text:span><text:span text:style-name="T53">extends Thread</text:span><text:span text:style-name="T54"> {</text:span></text:p>
          <text:p text:style-name="P47"><text:span text:style-name="T54"><text:tab/></text:span><text:span text:style-name="T54">private CounterObject myCounter;</text:span></text:p>
          <text:p text:style-name="P47"><text:span text:style-name="T54"><text:tab/></text:span><text:span text:style-name="T54">private int myMaxCount;</text:span><text:span text:style-name="T54"><text:tab/></text:span></text:p>
          <text:p text:style-name="P47"><text:span text:style-name="T54"><text:tab/></text:span></text:p>
          <text:p text:style-name="P47"><text:span text:style-name="T54"><text:tab/></text:span><text:span text:style-name="T53">CountThread2</text:span><text:span text:style-name="T54">(CounterObject c, int maxCount) {</text:span></text:p>
          <text:p text:style-name="P47"><text:span text:style-name="T54"><text:tab/></text:span><text:span text:style-name="T54"><text:tab/></text:span><text:span text:style-name="T54">myCounter = c;</text:span></text:p>
          <text:p text:style-name="P47"><text:span text:style-name="T54"><text:tab/></text:span><text:span text:style-name="T54"><text:tab/></text:span><text:span text:style-name="T54">myMaxCount = maxCount;</text:span></text:p>
          <text:p text:style-name="P47"><text:span text:style-name="T54"><text:tab/></text:span><text:span text:style-name="T54">}</text:span></text:p>
          <text:p text:style-name="P47"><text:span text:style-name="T54"><text:tab/></text:span><text:span text:style-name="T53">public void run</text:span><text:span text:style-name="T54">() {</text:span></text:p>
          <text:p text:style-name="P47"><text:span text:style-name="T54"><text:tab/></text:span><text:span text:style-name="T54"><text:tab/></text:span><text:span text:style-name="T54">System.out.println("Thread " + getName() + " gestartet");</text:span><text:span text:style-name="T54"><text:tab/></text:span><text:span text:style-name="T54"><text:tab/></text:span></text:p>
          <text:p text:style-name="P47"><text:span text:style-name="T54"><text:tab/></text:span><text:span text:style-name="T54"><text:tab/></text:span><text:span text:style-name="T54">for (int i=0;i&lt;myMaxCount;i++){</text:span></text:p>
          <text:p text:style-name="P47"><text:span text:style-name="T54"><text:tab/></text:span><text:span text:style-name="T54"><text:tab/></text:span><text:span text:style-name="T54"><text:tab/></text:span><text:span text:style-name="T53">synchronized (myCounter) {</text:span></text:p>
          <text:p text:style-name="P47"><text:span text:style-name="T53"><text:tab/></text:span><text:span text:style-name="T53"><text:tab/></text:span><text:span text:style-name="T53"><text:tab/></text:span><text:span text:style-name="T53"><text:tab/></text:span><text:span text:style-name="T54">int c = myCounter.get();</text:span></text:p>
          <text:p text:style-name="P47"><text:span text:style-name="T54"><text:tab/></text:span><text:span text:style-name="T54"><text:tab/></text:span><text:span text:style-name="T54"><text:tab/></text:span><text:span text:style-name="T54"><text:tab/></text:span><text:span text:style-name="T54">c++;</text:span></text:p>
          <text:p text:style-name="P47"><text:span text:style-name="T54"><text:tab/></text:span><text:span text:style-name="T54"><text:tab/></text:span><text:span text:style-name="T54"><text:tab/></text:span><text:span text:style-name="T54"><text:tab/></text:span><text:span text:style-name="T54">myCounter.set(c);</text:span></text:p>
          <text:p text:style-name="P47"><text:span text:style-name="T53"><text:tab/></text:span><text:span text:style-name="T53"><text:tab/></text:span><text:span text:style-name="T53"><text:tab/></text:span><text:span text:style-name="T53">}</text:span><text:span text:style-name="T53"><text:tab/></text:span><text:span text:style-name="T53"><text:tab/></text:span></text:p>
          <text:p text:style-name="P47"><text:span text:style-name="T54"><text:tab/></text:span><text:span text:style-name="T54"><text:tab/></text:span><text:span text:style-name="T54">}</text:span></text:p>
          <text:p text:style-name="P47"><text:span text:style-name="T54"><text:tab/></text:span><text:span text:style-name="T54">}</text:span><text:span text:style-name="T54"><text:tab/></text:span></text:p>
          <text:p text:style-name="P47"><text:span text:style-name="T54">}</text:span></text:p>
          <draw:enhanced-geometry draw:mirror-horizontal="false" draw:mirror-vertical="false" svg:viewBox="0 0 18609 124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1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thoden zur expliziten Synchronisierung (1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Methoden zur expliziten Synchronisierung (1)</text:span></text:p>
          </draw:text-box>
        </draw:frame>
        <draw:custom-shape draw:name="Text Box 3" draw:style-name="gr10" draw:text-style-name="P1" draw:layer="layout" svg:width="22.224cm" svg:height="13.649cm" svg:x="1.693cm" svg:y="3.387cm">
          <text:list text:style-name="L12">
            <text:list-item>
              <text:p text:style-name="P48"><text:span text:style-name="T46">wait()</text:span></text:p>
            </text:list-item>
          </text:list>
          <text:list text:style-name="L13">
            <text:list-item>
              <text:list>
                <text:list-item>
                  <text:p text:style-name="P52"><text:span text:style-name="T16">Thread geht in Wartezustand bis ein notify()- oder notifyAll()-Aufruf eines anderen Threads abgesetzt wird, der zum gleichen kritischen Abschnitt passt</text:span></text:p>
                </text:list-item>
              </text:list>
            </text:list-item>
            <text:list-item>
              <text:p text:style-name="P48"><text:span text:style-name="T46">wait(long timeout)</text:span></text:p>
              <text:list>
                <text:list-item>
                  <text:p text:style-name="P52"><text:span text:style-name="T16">Thread geht max „timeout“ ms in einen Wartezustand (sonst wie wait())</text:span></text:p>
                </text:list-item>
              </text:list>
            </text:list-item>
            <text:list-item>
              <text:p text:style-name="P48"><text:span text:style-name="T46">notify()</text:span></text:p>
              <text:list>
                <text:list-item>
                  <text:p text:style-name="P52"><text:span text:style-name="T16">Weckt (mind.) einen wartenden Thread auf</text:span></text:p>
                </text:list-item>
              </text:list>
            </text:list-item>
            <text:list-item>
              <text:p text:style-name="P48"><text:span text:style-name="T46">notifyAll()</text:span></text:p>
              <text:list>
                <text:list-item>
                  <text:p text:style-name="P52"><text:span text:style-name="T16">Weckt alle wartenden Thread auf</text:span></text:p>
                </text:list-item>
              </text:list>
            </text:list-item>
          </text:list>
          <draw:enhanced-geometry draw:mirror-horizontal="false" draw:mirror-vertical="false" svg:viewBox="0 0 22225 135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2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thoden zur expliziten Synchronisierung (2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Methoden zur expliziten Synchronisierung (2)</text:span></text:p>
          </draw:text-box>
        </draw:frame>
        <draw:custom-shape draw:name="Text Box 3" draw:style-name="gr10" draw:text-style-name="P1" draw:layer="layout" svg:width="22.224cm" svg:height="13.166cm" svg:x="1.693cm" svg:y="3.629cm">
          <text:list text:style-name="L12">
            <text:list-item>
              <text:p text:style-name="P53"><text:span text:style-name="T55">wait() und notify() dürfen </text:span><text:span text:style-name="T56">nur innerhalb eines mit synchronized geschützten Abschnitts</text:span><text:span text:style-name="T55"> aufgerufen werden</text:span></text:p>
            </text:list-item>
            <text:list-item>
              <text:p text:style-name="P53"><text:span text:style-name="T55">wait() blockiert den Thread selbst, </text:span><text:span text:style-name="T56">die Sperre für den kritischen Abschnitt wird freigegeben</text:span></text:p>
            </text:list-item>
            <text:list-item>
              <text:p text:style-name="P53"><text:span text:style-name="T55">wait()/notify() ist </text:span><text:span text:style-name="T56">laufzeitkritisch</text:span><text:span text:style-name="T55">, Signalisierung darf nicht zu früh kommen, sonst geht sie ins Leere</text:span></text:p>
            </text:list-item>
          </text:list>
          <text:list text:style-name="L16">
            <text:list-item>
              <text:list>
                <text:list-item>
                  <text:p text:style-name="P53"><text:span text:style-name="T55"><text:s/></text:span><text:span text:style-name="T16">Lösung: wait() in while-Schleife aufrufen</text:span></text:p>
                </text:list-item>
              </text:list>
            </text:list-item>
            <text:list-item>
              <text:p text:style-name="P53"><text:span text:style-name="T55">notify() </text:span><text:span text:style-name="T56">garantiert nicht</text:span><text:span text:style-name="T55">, dass genau ein Thread aufgeweckt wird</text:span></text:p>
            </text:list-item>
            <text:list-item>
              <text:p text:style-name="P53"><text:span text:style-name="T56">Kein Warteschlangenmechanismus</text:span><text:span text:style-name="T55"> implementiert, also nicht absolut fair</text:span></text:p>
            </text:list-item>
          </text:list>
          <draw:enhanced-geometry draw:mirror-horizontal="false" draw:mirror-vertical="false" svg:viewBox="0 0 22225 131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3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Java-Thread-Zustände gemäß API (1)&#10;(siehe Enum Thread.State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Java-Thread-Zustände gemäß API (1)</text:span><text:span text:style-name="T8"><text:line-break/></text:span><text:span text:style-name="T8">(siehe Enum Thread.State)</text:span></text:p>
          </draw:text-box>
        </draw:frame>
        <draw:custom-shape draw:name="Text Box 3" draw:style-name="gr10" draw:text-style-name="P1" draw:layer="layout" svg:width="22.224cm" svg:height="12.74cm" svg:x="1.693cm" svg:y="3.387cm">
          <text:list text:style-name="L12">
            <text:list-item>
              <text:p text:style-name="P46"><text:span text:style-name="T5">New</text:span></text:p>
            </text:list-item>
          </text:list>
          <text:list text:style-name="L13">
            <text:list-item>
              <text:list>
                <text:list-item>
                  <text:p text:style-name="P51"><text:span text:style-name="T16">Noch nicht gestarteter Thread</text:span></text:p>
                </text:list-item>
              </text:list>
            </text:list-item>
            <text:list-item>
              <text:p text:style-name="P46"><text:span text:style-name="T5">Runnable</text:span></text:p>
              <text:list>
                <text:list-item>
                  <text:p text:style-name="P51"><text:span text:style-name="T16">Thread läuft in JVM, wartet aber evtl. auf Ressourcen des Betriebssystems (Prozessorzuteilung); Thread in diesem Zustand muss also nicht unbedingt eine CPU nutzen (Zuteilung erfolgt über Betriebssystem)</text:span></text:p>
                </text:list-item>
              </text:list>
            </text:list-item>
            <text:list-item>
              <text:p text:style-name="P46"><text:span text:style-name="T5">Blocked</text:span></text:p>
              <text:list>
                <text:list-item>
                  <text:p text:style-name="P51"><text:span text:style-name="T16">Thread ist blockiert und wartet auf einen Monitor-Lock, um in einen Synchronized-Block zu gelangen oder kann nach einem wait()-Aufruf wieder in einen kritischen Abschnitt eintreten</text:span></text:p>
                </text:list-item>
              </text:list>
            </text:list-item>
          </text:list>
          <draw:enhanced-geometry draw:mirror-horizontal="false" draw:mirror-vertical="false" svg:viewBox="0 0 22225 126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4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Java-Thread-Zustände gemäß API (2)&#10;(siehe Enum Thread.State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Java-Thread-Zustände gemäß API (2)</text:span><text:span text:style-name="T8"><text:line-break/></text:span><text:span text:style-name="T8">(siehe Enum Thread.State)</text:span></text:p>
          </draw:text-box>
        </draw:frame>
        <draw:custom-shape draw:name="Text Box 3" draw:style-name="gr10" draw:text-style-name="P1" draw:layer="layout" svg:width="22.224cm" svg:height="10.878cm" svg:x="1.693cm" svg:y="3.387cm">
          <text:list text:style-name="L12">
            <text:list-item>
              <text:p text:style-name="P46"><text:span text:style-name="T5">Waiting</text:span></text:p>
            </text:list-item>
          </text:list>
          <text:list text:style-name="L13">
            <text:list-item>
              <text:list>
                <text:list-item>
                  <text:p text:style-name="P51"><text:span text:style-name="T16">Thread wartet auf einen anderen Thread, um eine Aktion ausführen zu können. Thread hat wait() oder join() ohne Zeitangabe aufgerufen</text:span></text:p>
                </text:list-item>
              </text:list>
            </text:list-item>
            <text:list-item>
              <text:p text:style-name="P46"><text:span text:style-name="T5">Timed Waiting</text:span></text:p>
              <text:list>
                <text:list-item>
                  <text:p text:style-name="P51"><text:span text:style-name="T16">Thread wartet auf das Auslaufen einer vorgegebenen Zeitspanne. Thread hat wait() oder join() mit Zeitangabe oder sleep() aufgerufen</text:span></text:p>
                </text:list-item>
              </text:list>
            </text:list-item>
            <text:list-item>
              <text:p text:style-name="P46"><text:span text:style-name="T5">Terminated </text:span></text:p>
              <text:list>
                <text:list-item>
                  <text:p text:style-name="P51"><text:span text:style-name="T16">Thread hat seine Arbeit abgeschlossen</text:span></text:p>
                </text:list-item>
              </text:list>
            </text:list-item>
          </text:list>
          <draw:enhanced-geometry draw:mirror-horizontal="false" draw:mirror-vertical="false" svg:viewBox="0 0 22225 107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5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Verfeinerter Zustandsautomat für einen Java-Thread" draw:style-name="dp3" draw:master-page-name="Titel_20_und_20_Inhalt" presentation:presentation-page-layout-name="AL1T19">
        <office:forms form:automatic-focus="false" form:apply-design-mode="false"/>
        <draw:custom-shape draw:name="AutoShape 5" draw:style-name="gr30" draw:text-style-name="P54" draw:layer="layout" svg:width="5.798cm" svg:height="8.197cm" svg:x="5.9cm" svg:y="4.326cm">
          <text:p/>
          <draw:enhanced-geometry draw:mirror-horizontal="false" draw:mirror-vertical="false" svg:viewBox="0 0 5799 8198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Verfeinerter Zustandsautomat für einen Java-Thread</text:span></text:p>
          </draw:text-box>
        </draw:frame>
        <draw:custom-shape draw:name="Rectangle 10" draw:style-name="gr31" draw:text-style-name="P1" draw:layer="layout" svg:width="25.399cm" svg:height="0.001cm" svg:x="0cm" svg:y="5.47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32" draw:text-style-name="P38" draw:layer="layout" svg:width="3.174cm" svg:height="1.93cm" svg:x="7.1cm" svg:y="4.926cm">
          <text:p text:style-name="P55"><text:span text:style-name="T57">Runnable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0" draw:style-name="gr14" draw:text-style-name="P1" draw:layer="layout" svg:x1="4.101cm" svg:y1="5.926cm" svg:x2="7.099cm" svg:y2="5.926cm">
          <text:p/>
        </draw:line>
        <draw:line draw:name="Line 15" draw:style-name="gr14" draw:text-style-name="P1" draw:layer="layout" svg:x1="8.7cm" svg:y1="6.927cm" svg:x2="8.7cm" svg:y2="8.925cm">
          <text:p/>
        </draw:line>
        <draw:custom-shape draw:name="Text Box 25" draw:style-name="gr11" draw:text-style-name="P57" draw:layer="layout" svg:width="1.917cm" svg:height="0.801cm" svg:x="4.114cm" svg:y="4.868cm">
          <text:p text:style-name="P56"><text:span text:style-name="T58">start()</text:span></text:p>
          <draw:enhanced-geometry draw:mirror-horizontal="false" draw:mirror-vertical="false" svg:viewBox="0 0 204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1" draw:text-style-name="P57" draw:layer="layout" svg:width="3.339cm" svg:height="0.801cm" svg:x="5.665cm" svg:y="13.075cm">
          <text:p text:style-name="P56"><text:span text:style-name="T58">exit(), stop()</text:span></text:p>
          <draw:enhanced-geometry draw:mirror-horizontal="false" draw:mirror-vertical="false" svg:viewBox="0 0 358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32" draw:text-style-name="P38" draw:layer="layout" svg:width="3.174cm" svg:height="1.93cm" svg:x="20.302cm" svg:y="4.793cm">
          <text:p text:style-name="P55"><text:span text:style-name="T57">Timed </text:span></text:p>
          <text:p text:style-name="P55"><text:span text:style-name="T57">Waiting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utoShape 6" draw:style-name="gr32" draw:text-style-name="P38" draw:layer="layout" svg:width="3.174cm" svg:height="1.93cm" svg:x="20.302cm" svg:y="7.594cm">
          <text:p text:style-name="P55"><text:span text:style-name="T57">Waiting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0" draw:style-name="gr14" draw:text-style-name="P1" draw:layer="layout" svg:x1="11.698cm" svg:y1="5.322cm" svg:x2="20.302cm" svg:y2="5.322cm">
          <text:p/>
        </draw:line>
        <draw:line draw:name="Line 10" draw:style-name="gr14" draw:text-style-name="P1" draw:layer="layout" svg:x1="8.995cm" svg:y1="12.523cm" svg:x2="8.995cm" svg:y2="14.124cm">
          <text:p/>
        </draw:line>
        <draw:custom-shape draw:name="AutoShape 6" draw:style-name="gr33" draw:text-style-name="P59" draw:layer="layout" svg:width="3.174cm" svg:height="1.93cm" svg:x="7.228cm" svg:y="8.996cm">
          <text:p text:style-name="P58"><text:span text:style-name="T57">Active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29" draw:style-name="gr11" draw:text-style-name="P57" draw:layer="layout" svg:width="3.026cm" svg:height="1.351cm" svg:x="5.822cm" svg:y="7.47cm">
          <text:p text:style-name="P56"><text:span text:style-name="T58">CPU-</text:span></text:p>
          <text:p text:style-name="P56"><text:span text:style-name="T58">Scheduling</text:span></text:p>
          <draw:enhanced-geometry draw:mirror-horizontal="false" draw:mirror-vertical="false" svg:viewBox="0 0 3235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4" draw:text-style-name="P1" draw:layer="layout" svg:x1="9.097cm" svg:y1="8.925cm" svg:x2="9.097cm" svg:y2="6.927cm">
          <text:p/>
        </draw:line>
        <draw:custom-shape draw:name="AutoShape 6" draw:style-name="gr34" draw:text-style-name="P60" draw:layer="layout" svg:width="3.275cm" svg:height="1.93cm" svg:x="7.325cm" svg:y="14.195cm">
          <text:p text:style-name="P20"><text:span text:style-name="T57">Terminated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29" draw:style-name="gr11" draw:text-style-name="P57" draw:layer="layout" svg:width="8.225cm" svg:height="0.801cm" svg:x="11.929cm" svg:y="4.471cm">
          <text:p text:style-name="P56"><text:span text:style-name="T58">sleep(time), wait(time), join(time)</text:span></text:p>
          <draw:enhanced-geometry draw:mirror-horizontal="false" draw:mirror-vertical="false" svg:viewBox="0 0 892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20.302cm" svg:y1="6.323cm" svg:x2="11.698cm" svg:y2="6.323cm">
          <text:p/>
        </draw:line>
        <draw:custom-shape draw:name="Text Box 29" draw:style-name="gr11" draw:text-style-name="P57" draw:layer="layout" svg:width="4.11cm" svg:height="0.801cm" svg:x="13.449cm" svg:y="5.525cm">
          <text:p text:style-name="P56"><text:span text:style-name="T58">Zeit abgelaufen</text:span></text:p>
          <draw:enhanced-geometry draw:mirror-horizontal="false" draw:mirror-vertical="false" svg:viewBox="0 0 442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11.698cm" svg:y1="8.069cm" svg:x2="20.302cm" svg:y2="8.122cm">
          <text:p/>
        </draw:line>
        <draw:custom-shape draw:name="Text Box 29" draw:style-name="gr11" draw:text-style-name="P61" draw:layer="layout" svg:width="8.593cm" svg:height="0.758cm" svg:x="11.823cm" svg:y="7.272cm">
          <text:p text:style-name="P11"><text:span text:style-name="T21">wait(), warten auf Threadende - join() </text:span></text:p>
          <draw:enhanced-geometry draw:mirror-horizontal="false" draw:mirror-vertical="false" svg:viewBox="0 0 997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20.302cm" svg:y1="9.123cm" svg:x2="11.698cm" svg:y2="9.07cm">
          <text:p/>
        </draw:line>
        <draw:custom-shape draw:name="Text Box 29" draw:style-name="gr10" draw:text-style-name="P57" draw:layer="layout" svg:width="6.402cm" svg:height="0.801cm" svg:x="12.898cm" svg:y="8.326cm">
          <text:p text:style-name="P56"><text:span text:style-name="T58">Joined Thread beendet</text:span></text:p>
          <draw:enhanced-geometry draw:mirror-horizontal="false" draw:mirror-vertical="false" svg:viewBox="0 0 640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32" draw:text-style-name="P38" draw:layer="layout" svg:width="3.174cm" svg:height="1.93cm" svg:x="0.926cm" svg:y="4.926cm">
          <text:p text:style-name="P55"><text:span text:style-name="T57">New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29" draw:style-name="gr11" draw:text-style-name="P57" draw:layer="layout" svg:width="5.626cm" svg:height="1.901cm" svg:x="0.476cm" svg:y="9.926cm">
          <text:p text:style-name="P11"><text:span text:style-name="T58">Zustand aus</text:span></text:p>
          <text:p text:style-name="P11"><text:span text:style-name="T58">Betriebssystem-Sicht, </text:span></text:p>
          <text:p text:style-name="P11"><text:span text:style-name="T58">nicht aus Java-Sicht</text:span></text:p>
          <draw:enhanced-geometry draw:mirror-horizontal="false" draw:mirror-vertical="false" svg:viewBox="0 0 6071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3" draw:style-name="gr19" draw:text-style-name="P19" draw:layer="layout" svg:width="2.526cm" svg:height="0.361cm" svg:x="4.701cm" svg:y="9.9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 Box 25" draw:style-name="gr10" draw:text-style-name="P1" draw:layer="layout" svg:width="12.703cm" svg:height="5.577cm" svg:x="11.699cm" svg:y="12.524cm">
          <text:p text:style-name="P62"><text:span text:style-name="T59">Hinweise:</text:span></text:p>
          <text:list text:style-name="L17">
            <text:list-item>
              <text:p text:style-name="P63"><text:span text:style-name="T13">Auch im Zustand </text:span><text:span text:style-name="T60">Runnable</text:span><text:span text:style-name="T13"> kann auf Ressourcen (CPU, I/O) gewartet werden, <text:s/>Aktivierung ist im Java-Automaten nicht explizit geregelt</text:span></text:p>
            </text:list-item>
            <text:list-item>
              <text:p text:style-name="P63"><text:span text:style-name="T13">Skizze ohne „deprecated“ Methoden suspend(), resume(), destroy()</text:span></text:p>
            </text:list-item>
            <text:list-item>
              <text:p text:style-name="P63"><text:span text:style-name="T13">Thread.yield()-Aufruf bewirkt, dass CPU abgegeben wird</text:span></text:p>
            </text:list-item>
          </text:list>
          <draw:enhanced-geometry draw:mirror-horizontal="false" draw:mirror-vertical="false" svg:viewBox="0 0 12704 55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11.698cm" svg:y1="10.724cm" svg:x2="20.302cm" svg:y2="10.781cm">
          <text:p/>
        </draw:line>
        <draw:custom-shape draw:name="Text Box 29" draw:style-name="gr11" draw:text-style-name="P57" draw:layer="layout" svg:width="7.031cm" svg:height="0.801cm" svg:x="12.553cm" svg:y="9.869cm">
          <text:p text:style-name="P56"><text:span text:style-name="T58">Synchronized-Block gesperrt</text:span></text:p>
          <draw:enhanced-geometry draw:mirror-horizontal="false" draw:mirror-vertical="false" svg:viewBox="0 0 756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20.39cm" svg:y1="11.778cm" svg:x2="11.791cm" svg:y2="11.725cm">
          <text:p/>
        </draw:line>
        <draw:custom-shape draw:name="Text Box 29" draw:style-name="gr10" draw:text-style-name="P64" draw:layer="layout" svg:width="6.299cm" svg:height="0.801cm" svg:x="13.3cm" svg:y="10.927cm">
          <text:p text:style-name="P56"><text:span text:style-name="T58">Synchronized-Block frei</text:span></text:p>
          <draw:enhanced-geometry draw:mirror-horizontal="false" draw:mirror-vertical="false" svg:viewBox="0 0 57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32" draw:text-style-name="P38" draw:layer="layout" svg:width="3.174cm" svg:height="1.93cm" svg:x="20.302cm" svg:y="10.323cm">
          <text:p text:style-name="P55"><text:span text:style-name="T57">Blocked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0" draw:style-name="gr14" draw:text-style-name="P1" draw:layer="layout" svg:x1="21.903cm" svg:y1="9.525cm" svg:x2="21.903cm" svg:y2="10.323cm">
          <text:p/>
        </draw:line>
        <draw:custom-shape draw:name="Rechteck 61" draw:style-name="gr11" draw:text-style-name="P61" draw:layer="layout" svg:width="2.882cm" svg:height="0.758cm" svg:x="21.769cm" svg:y="9.472cm">
          <text:p text:style-name="P11"><text:span text:style-name="T21">notify[All]()</text:span></text:p>
          <draw:enhanced-geometry draw:mirror-horizontal="false" draw:mirror-vertical="false" svg:viewBox="0 0 330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1" draw:text-style-name="P57" draw:layer="layout" svg:width="1.955cm" svg:height="0.801cm" svg:x="9.074cm" svg:y="7.523cm">
          <text:p text:style-name="P56"><text:span text:style-name="T58">yield()</text:span></text:p>
          <draw:enhanced-geometry draw:mirror-horizontal="false" draw:mirror-vertical="false" svg:viewBox="0 0 2079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" draw:style-name="gr19" draw:text-style-name="P19" draw:layer="layout" svg:width="0.034cm" svg:height="5.529cm" svg:x="23.477cm" svg:y="5.759cm">
          <text:p/>
          <draw:enhanced-geometry draw:mirror-horizontal="false" draw:mirror-vertical="false" svg:viewBox="0 0 35 5530" draw:text-areas="0 0 ?f2 ?f3" draw:type="ooxml-bentConnector3" draw:modifiers="298208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hteck 61" draw:style-name="gr11" draw:text-style-name="P61" draw:layer="layout" svg:width="2.882cm" svg:height="0.758cm" svg:x="21.769cm" svg:y="6.676cm">
          <text:p text:style-name="P11"><text:span text:style-name="T21">notify[All]()</text:span></text:p>
          <draw:enhanced-geometry draw:mirror-horizontal="false" draw:mirror-vertical="false" svg:viewBox="0 0 330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4" draw:style-name="gr17" draw:text-style-name="P38" draw:layer="layout" svg:width="1.599cm" svg:height="1.599cm" svg:x="4.47cm" svg:y="14.361cm">
          <text:p/>
          <draw:enhanced-geometry draw:mirror-horizontal="false" draw:mirror-vertical="false" svg:viewBox="0 0 1600 1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" draw:style-name="gr35" draw:text-style-name="P65" draw:layer="layout" svg:width="0.799cm" svg:height="0.799cm" svg:x="4.87cm" svg:y="14.761cm">
          <text:p/>
          <draw:enhanced-geometry draw:mirror-horizontal="false" draw:mirror-vertical="false" svg:viewBox="0 0 800 8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1" draw:style-name="gr36" draw:text-style-name="P1" draw:layer="layout" svg:x1="7.299cm" svg:y1="15.16cm" svg:x2="6.07cm" svg:y2="15.16cm">
          <text:p/>
        </draw:line>
        <draw:custom-shape draw:name="Ellipse 20" draw:style-name="gr35" draw:text-style-name="P65" draw:layer="layout" svg:width="0.799cm" svg:height="0.799cm" svg:x="2.113cm" svg:y="3.526cm">
          <text:p/>
          <draw:enhanced-geometry draw:mirror-horizontal="false" draw:mirror-vertical="false" svg:viewBox="0 0 800 8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1" draw:style-name="gr36" draw:text-style-name="P1" draw:layer="layout" svg:x1="2.513cm" svg:y1="4.325cm" svg:x2="2.513cm" svg:y2="4.925cm">
          <text:p/>
        </draw:lin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41cm" svg:height="1.331cm" svg:x="-0.009cm" svg:y="27.032cm">
            <text:p/>
            <draw:enhanced-geometry draw:mirror-horizontal="false" draw:mirror-vertical="false" svg:viewBox="0 0 8542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41cm" svg:height="1.34cm" svg:x="-0.009cm" svg:y="0cm">
            <text:p/>
            <draw:enhanced-geometry draw:mirror-horizontal="false" draw:mirror-vertical="false" svg:viewBox="0 0 8542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6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age37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Beispiel zur expliziten Synchronisation</text:span><text:span text:style-name="T8"><text:line-break/></text:span><text:span text:style-name="T8">Eigene Semaphor-Implementierung</text:span></text:p>
          </draw:text-box>
        </draw:frame>
        <draw:custom-shape draw:name="Rectangle 3" draw:style-name="gr37" draw:text-style-name="P1" draw:layer="layout" svg:width="20.319cm" svg:height="12.064cm" svg:x="2.963cm" svg:y="4.868cm">
          <text:p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8" draw:text-style-name="P67" draw:layer="layout" svg:width="23.6cm" svg:height="12.064cm" svg:x="1.2cm" svg:y="3.81cm">
          <text:p text:style-name="P66"><text:span text:style-name="T61">class </text:span><text:span text:style-name="T62">MySemaphor</text:span><text:span text:style-name="T61"> {</text:span></text:p>
          <text:p text:style-name="P66"><text:span text:style-name="T61"><text:tab/></text:span><text:span text:style-name="T61">private int max;</text:span><text:span text:style-name="T61"><text:tab/></text:span><text:span text:style-name="T61"><text:tab/></text:span><text:span text:style-name="T63">// Anzahl der maximal möglichen Threads im kritischen Abschnitt</text:span></text:p>
          <text:p text:style-name="P66"><text:span text:style-name="T61"><text:tab/></text:span><text:span text:style-name="T61">private int free;</text:span><text:span text:style-name="T61"><text:tab/></text:span><text:span text:style-name="T61"><text:tab/></text:span><text:span text:style-name="T63">// Anzahl der verfügbaren Plätze im kritischen Abschnitt (so viele </text:span></text:p>
          <text:p text:style-name="P66"><text:span text:style-name="T63"><text:s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// Threads dürfen noch in den kritischen Abschnitt rein)</text:span></text:p>
          <text:p text:style-name="P66"><text:span text:style-name="T61"><text:tab/></text:span><text:span text:style-name="T61">private int waiting;</text:span><text:span text:style-name="T61"><text:tab/></text:span><text:span text:style-name="T63">// Anzahl der in der P-Operation mit wait wartenden Threads (so </text:span></text:p>
          <text:p text:style-name="P66"><text:span text:style-name="T63"><text:s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// viele Threads möchten aktuell in den kritischen Abschnitt rein)</text:span></text:p>
          <text:p text:style-name="P66"><text:span text:style-name="T61"/></text:p>
          <text:p text:style-name="P66"><text:span text:style-name="T61"><text:tab/></text:span><text:span text:style-name="T61">public </text:span><text:span text:style-name="T62">MySemaphor</text:span><text:span text:style-name="T61">() {</text:span></text:p>
          <text:p text:style-name="P66"><text:span text:style-name="T61"><text:tab/></text:span><text:span text:style-name="T61"><text:tab/></text:span><text:span text:style-name="T61">this(0);</text:span></text:p>
          <text:p text:style-name="P66"><text:span text:style-name="T61"><text:tab/></text:span><text:span text:style-name="T61">}</text:span></text:p>
          <text:p text:style-name="P66"><text:span text:style-name="T61"/></text:p>
          <text:p text:style-name="P66"><text:span text:style-name="T61"><text:tab/></text:span><text:span text:style-name="T61">public </text:span><text:span text:style-name="T62">MySemaphor</text:span><text:span text:style-name="T61">(int i) {</text:span></text:p>
          <text:p text:style-name="P66"><text:span text:style-name="T61"><text:tab/></text:span><text:span text:style-name="T61"><text:tab/></text:span><text:span text:style-name="T61">if (i &gt;=0) { </text:span></text:p>
          <text:p text:style-name="P66"><text:span text:style-name="T61"><text:tab/></text:span><text:span text:style-name="T61"><text:tab/></text:span><text:span text:style-name="T61"><text:tab/></text:span><text:span text:style-name="T61">max = i;</text:span></text:p>
          <text:p text:style-name="P66"><text:span text:style-name="T61"><text:tab/></text:span><text:span text:style-name="T61"><text:tab/></text:span><text:span text:style-name="T61">} else { </text:span></text:p>
          <text:p text:style-name="P66"><text:span text:style-name="T61"><text:tab/></text:span><text:span text:style-name="T61"><text:tab/></text:span><text:span text:style-name="T61"><text:tab/></text:span><text:span text:style-name="T61">max = 0;</text:span></text:p>
          <text:p text:style-name="P66"><text:span text:style-name="T61"><text:tab/></text:span><text:span text:style-name="T61"><text:tab/></text:span><text:span text:style-name="T61">}</text:span></text:p>
          <text:p text:style-name="P66"><text:span text:style-name="T61"><text:tab/></text:span><text:span text:style-name="T61"><text:tab/></text:span><text:span text:style-name="T61">free = max;</text:span></text:p>
          <text:p text:style-name="P66"><text:span text:style-name="T61"><text:tab/></text:span><text:span text:style-name="T61"><text:tab/></text:span><text:span text:style-name="T61">waiting = 0;</text:span></text:p>
          <text:p text:style-name="P66"><text:span text:style-name="T61"><text:tab/></text:span><text:span text:style-name="T61">}</text:span></text:p>
          <text:p text:style-name="P66"><text:span text:style-name="T61"/></text:p>
          <text:p text:style-name="P66"><text:span text:style-name="T61"><text:tab/></text:span><text:span text:style-name="T61">protected void finalize() throws Throwable {...}</text:span></text:p>
          <text:p text:style-name="P66"><text:span text:style-name="T61"><text:s text:c="3"/></text:span></text:p>
          <draw:enhanced-geometry draw:mirror-horizontal="false" draw:mirror-vertical="false" svg:viewBox="0 0 21586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7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38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Beispiel zur expliziten Synchronisation</text:span><text:span text:style-name="T8"><text:line-break/></text:span><text:span text:style-name="T8">Semaphor-Implementierung</text:span></text:p>
          </draw:text-box>
        </draw:frame>
        <draw:custom-shape draw:name="Rectangle 3" draw:style-name="gr37" draw:text-style-name="P1" draw:layer="layout" svg:width="20.319cm" svg:height="12.064cm" svg:x="2.963cm" svg:y="4.868cm">
          <text:p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68" draw:layer="layout" svg:width="20.319cm" svg:height="12.064cm" svg:x="2.752cm" svg:y="3.81cm">
          <text:p text:style-name="P47"><text:span text:style-name="T64">/**</text:span></text:p>
          <text:p text:style-name="P47"><text:span text:style-name="T64"><text:s text:c="2"/></text:span><text:span text:style-name="T64">* P-Operation</text:span></text:p>
          <text:p text:style-name="P47"><text:span text:style-name="T64"><text:s text:c="2"/></text:span><text:span text:style-name="T64">*/</text:span></text:p>
          <text:p text:style-name="P47"><text:span text:style-name="T65">public synchronized void P() </text:span></text:p>
          <text:p text:style-name="P47"><text:span text:style-name="T66">{</text:span></text:p>
          <text:p text:style-name="P47"><text:span text:style-name="T66"><text:s text:c="3"/></text:span><text:span text:style-name="T66">while (free &lt;= 0) </text:span></text:p>
          <text:p text:style-name="P47"><text:span text:style-name="T66"><text:s text:c="2"/></text:span><text:span text:style-name="T66">{</text:span></text:p>
          <text:p text:style-name="P47"><text:span text:style-name="T66"><text:s text:c="3"/></text:span><text:span text:style-name="T66"><text:tab/></text:span><text:span text:style-name="T66"> <text:s/></text:span><text:span text:style-name="T66">waiting++;</text:span><text:span text:style-name="T66"><text:tab/></text:span><text:span text:style-name="T66"><text:tab/></text:span><text:span text:style-name="T64">// Anzahl der wartenden Threads erh</text:span><text:span text:style-name="T67">ö</text:span><text:span text:style-name="T64">hen</text:span></text:p>
          <text:p text:style-name="P47"><text:span text:style-name="T66"><text:s text:c="5"/></text:span><text:span text:style-name="T66"><text:tab/></text:span><text:span text:style-name="T66"> <text:s/></text:span><text:span text:style-name="T66">try {</text:span></text:p>
          <text:p text:style-name="P47"><text:span text:style-name="T66"><text:s text:c="8"/></text:span><text:span text:style-name="T66"><text:tab/></text:span><text:span text:style-name="T66">this.</text:span><text:span text:style-name="T65">wait</text:span><text:span text:style-name="T66">(); </text:span></text:p>
          <text:p text:style-name="P47"><text:span text:style-name="T66"><text:s text:c="5"/></text:span><text:span text:style-name="T66"><text:tab/></text:span><text:span text:style-name="T66"> <text:s/></text:span><text:span text:style-name="T66">} catch (InterruptedException e) {}</text:span></text:p>
          <text:p text:style-name="P47"><text:span text:style-name="T66"><text:s text:c="5"/></text:span></text:p>
          <text:p text:style-name="P47"><text:span text:style-name="T66"><text:s text:c="9"/></text:span><text:span text:style-name="T66">waiting--;</text:span><text:span text:style-name="T66"><text:tab/></text:span><text:span text:style-name="T66"><text:tab/></text:span><text:span text:style-name="T64">// Anzahl der wartenden Threads vermindern</text:span></text:p>
          <text:p text:style-name="P47"><text:span text:style-name="T66"><text:s text:c="3"/></text:span><text:span text:style-name="T66">}</text:span></text:p>
          <text:p text:style-name="P47"><text:span text:style-name="T66"><text:s text:c="3"/></text:span><text:span text:style-name="T66">free--;</text:span><text:span text:style-name="T66"><text:tab/></text:span><text:span text:style-name="T66"><text:tab/></text:span><text:span text:style-name="T66"><text:tab/></text:span><text:span text:style-name="T66"><text:tab/></text:span><text:span text:style-name="T64">// Jetzt erst Semaphorz</text:span><text:span text:style-name="T67">ä</text:span><text:span text:style-name="T64">hler vermindern</text:span></text:p>
          <text:p text:style-name="P47"><text:span text:style-name="T66"><text:s/></text:span><text:span text:style-name="T66">}</text:span></text:p>
          <text:p text:style-name="P47"><text:span text:style-name="T68"/></text:p>
          <text:p text:style-name="P47"><text:span text:style-name="T68"/></text:p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8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39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Beispiel zur expliziten Synchronisation</text:span><text:span text:style-name="T8"><text:line-break/></text:span><text:span text:style-name="T8">Semaphor-Implementierung</text:span></text:p>
          </draw:text-box>
        </draw:frame>
        <draw:custom-shape draw:name="Rectangle 3" draw:style-name="gr37" draw:text-style-name="P1" draw:layer="layout" svg:width="20.319cm" svg:height="12.064cm" svg:x="2.963cm" svg:y="4.868cm">
          <text:p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69" draw:layer="layout" svg:width="20.319cm" svg:height="12.064cm" svg:x="2.752cm" svg:y="3.81cm">
          <text:p text:style-name="P47"><text:span text:style-name="T69">/**</text:span></text:p>
          <text:p text:style-name="P47"><text:span text:style-name="T69"><text:s text:c="2"/></text:span><text:span text:style-name="T69">* V-Operation</text:span></text:p>
          <text:p text:style-name="P47"><text:span text:style-name="T69"><text:s text:c="2"/></text:span><text:span text:style-name="T69">*/</text:span></text:p>
          <text:p text:style-name="P47"><text:span text:style-name="T70"><text:s/></text:span><text:span text:style-name="T71">public synchronized void V() </text:span></text:p>
          <text:p text:style-name="P47"><text:span text:style-name="T70">{</text:span></text:p>
          <text:p text:style-name="P47"><text:span text:style-name="T70"><text:s text:c="3"/></text:span><text:span text:style-name="T70">free++; <text:s/></text:span><text:span text:style-name="T69">// Semaphorzähler erhöhen</text:span></text:p>
          <text:p text:style-name="P47"><text:span text:style-name="T70"><text:s text:c="2"/></text:span></text:p>
          <text:p text:style-name="P47"><text:span text:style-name="T70"><text:s text:c="3"/></text:span><text:span text:style-name="T70">if (waiting &gt; 0) </text:span></text:p>
          <text:p text:style-name="P47"><text:span text:style-name="T70"><text:s text:c="3"/></text:span><text:span text:style-name="T70">{</text:span></text:p>
          <text:p text:style-name="P47"><text:span text:style-name="T70"><text:s text:c="3"/></text:span><text:span text:style-name="T70"><text:tab/></text:span><text:span text:style-name="T69">// Nur wenn ein anderer Thread wartet, </text:span></text:p>
          <text:p text:style-name="P47"><text:span text:style-name="T69"><text:s text:c="3"/></text:span><text:span text:style-name="T69"><text:tab/></text:span><text:span text:style-name="T69">// diesen mit notify benachrichtigen</text:span></text:p>
          <text:p text:style-name="P47"><text:span text:style-name="T70"><text:s text:c="3"/></text:span><text:span text:style-name="T70"><text:tab/></text:span><text:span text:style-name="T70">this.</text:span><text:span text:style-name="T71">notify</text:span><text:span text:style-name="T70">();</text:span></text:p>
          <text:p text:style-name="P47"><text:span text:style-name="T70"><text:s text:c="3"/></text:span><text:span text:style-name="T70">}</text:span></text:p>
          <text:p text:style-name="P47"><text:span text:style-name="T70"><text:s/></text:span><text:span text:style-name="T70">}</text:span></text:p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9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Synchronisation: Abschließende Anmerkung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707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Java-Synchronisation: Abschließende Anmerkungen</text:span></text:p>
          </draw:text-box>
        </draw:frame>
        <draw:custom-shape draw:name="Text Box 3" draw:style-name="gr10" draw:text-style-name="P1" draw:layer="layout" svg:width="22.224cm" svg:height="16.022cm" svg:x="1.693cm" svg:y="3.387cm">
          <text:list text:style-name="L12">
            <text:list-item>
              <text:p text:style-name="P44"><text:span text:style-name="T5">Die Synchronisation von Threads mit „synchronized“ kann problematisch für die Performance sein</text:span></text:p>
            </text:list-item>
          </text:list>
          <text:list text:style-name="L13">
            <text:list-item>
              <text:list>
                <text:list-item>
                  <text:p text:style-name="P45"><text:span text:style-name="T16">Monitor-Verwaltung kostet etwas</text:span></text:p>
                </text:list-item>
                <text:list-item>
                  <text:p text:style-name="P45"><text:span text:style-name="T16">Man muss aufpassen, da zu große kritische Abschnitte zu Leistungseinbußen führen</text:span></text:p>
                </text:list-item>
              </text:list>
            </text:list-item>
            <text:list-item>
              <text:p text:style-name="P44"><text:span text:style-name="T5">Programmierung von Threads ist gefährlich, da man Synchronisationsprobleme leicht übersehen kann</text:span></text:p>
              <text:list>
                <text:list-item>
                  <text:p text:style-name="P45"><text:span text:style-name="T16">Ist ein Codestück, das zu serialisieren ist, nicht mit „</text:span><text:span text:style-name="T41">synchronized</text:span><text:span text:style-name="T16">“ serialisiert, dann wird es irgendwann mal ein Problem geben, auch wenn man es nicht gleich bemerkt!</text:span></text:p>
                </text:list-item>
              </text:list>
            </text:list-item>
          </text:list>
          <text:p text:style-name="P51"><text:span text:style-name="T16"/></text:p>
          <draw:enhanced-geometry draw:mirror-horizontal="false" draw:mirror-vertical="false" svg:viewBox="0 0 22225 1592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40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7"><text:span text:style-name="T10">Monitore</text:span></text:p>
            </text:list-item>
            <text:list-item>
              <text:p text:style-name="P17"><text:span text:style-name="T10">Java-Synchronisation</text:span></text:p>
            </text:list-item>
            <text:list-item>
              <text:p text:style-name="P17"><text:span text:style-name="T11">Deadlocks</text:span></text:p>
            </text:list-item>
          </text:list>
          <text:p text:style-name="P18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1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Deadlocks: Definition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Deadlocks: Definition</text:span></text:p>
          </draw:text-box>
        </draw:frame>
        <draw:frame draw:name="Rectangle 3" presentation:style-name="pr8" draw:text-style-name="P1" draw:layer="layout" svg:width="21.166cm" svg:height="12.699cm" svg:x="2.117cm" svg:y="4.445cm" presentation:class="outline" presentation:user-transformed="true">
          <draw:text-box>
            <text:list text:style-name="L6">
              <text:list-item>
                <text:p text:style-name="P70"><text:span text:style-name="T5">Prozesse bzw. Threads können sich gegenseitig behindern oder sogar blockieren</text:span></text:p>
              </text:list-item>
            </text:list>
            <text:list text:style-name="L7">
              <text:list-item>
                <text:list>
                  <text:list-item>
                    <text:p text:style-name="P71"><text:span text:style-name="T16">Programme können nicht mehr ausgeführt werden</text:span></text:p>
                  </text:list-item>
                </text:list>
              </text:list-item>
              <text:list-item>
                <text:p text:style-name="P70"><text:span text:style-name="T5">Das typische Problem: </text:span></text:p>
                <text:list>
                  <text:list-item>
                    <text:p text:style-name="P71"><text:span text:style-name="T16">Prozess P1 hat das Betriebsmittel B1 reserviert und wartet auf B2, das aber von P2 reserviert ist</text:span></text:p>
                  </text:list-item>
                  <text:list-item>
                    <text:p text:style-name="P71"><text:span text:style-name="T16">P2 wiederum wartet auf B1</text:span></text:p>
                  </text:list-item>
                  <text:list-item>
                    <text:p text:style-name="P71"><text:span text:style-name="T16">Beide Prozesse warten ewig</text:span></text:p>
                  </text:list-item>
                </text:list>
              </text:list-item>
              <text:list-item>
                <text:p text:style-name="P70"><text:span text:style-name="T5">Hier haben wir es mit einer </text:span><text:span text:style-name="T42">Verklemmung</text:span><text:span text:style-name="T5"> bzw. mit einem </text:span><text:span text:style-name="T42">Deadlock</text:span><text:span text:style-name="T5"> zu tun</text:span></text:p>
              </text:list-item>
            </text:list>
            <text:p text:style-name="P72"><text:span text:style-name="T16"/></text:p>
          </draw:text-box>
        </draw:frame>
        <presentation:notes draw:style-name="dp4">
          <draw:page-thumbnail draw:style-name="gr5" draw:layer="layout" svg:width="14.848cm" svg:height="11.136cm" svg:x="3.075cm" svg:y="2.257cm" draw:page-number="42" presentation:class="page"/>
          <draw:frame presentation:style-name="pr9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Deadlocks: Modellierung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Deadlocks: Modellierung</text:span></text:p>
          </draw:text-box>
        </draw:frame>
        <draw:frame draw:name="Rectangle 3" presentation:style-name="pr8" draw:text-style-name="P1" draw:layer="layout" svg:width="21.166cm" svg:height="4.479cm" svg:x="2.117cm" svg:y="4.445cm" presentation:class="outline" presentation:user-transformed="true">
          <draw:text-box>
            <text:list text:style-name="L6">
              <text:list-item>
                <text:p text:style-name="P70"><text:span text:style-name="T5">Klassischer Deadlock mit zwei Prozessen und zwei Betriebsmitteln (Ressourcen) </text:span></text:p>
              </text:list-item>
              <text:list-item>
                <text:p text:style-name="P70"><text:span text:style-name="T5">Zur Darstellung nutzt man u.a. Betriebsmittelbelegungsgraphen</text:span></text:p>
              </text:list-item>
            </text:list>
            <text:p text:style-name="P72"><text:span text:style-name="T16"/></text:p>
          </draw:text-box>
        </draw:frame>
        <draw:custom-shape draw:name="Ellipse 5" draw:style-name="gr18" draw:text-style-name="P38" draw:layer="layout" svg:width="1.798cm" svg:height="1.6cm" svg:x="10.301cm" svg:y="10.125cm">
          <text:p text:style-name="P11"><text:span text:style-name="T5">P1</text:span></text:p>
          <draw:enhanced-geometry draw:mirror-horizontal="false" draw:mirror-vertical="false" svg:viewBox="0 0 1799 1601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" draw:style-name="gr18" draw:text-style-name="P38" draw:layer="layout" svg:width="1.798cm" svg:height="1.6cm" svg:x="10.5cm" svg:y="14.526cm">
          <text:p text:style-name="P11"><text:span text:style-name="T5">P2</text:span></text:p>
          <draw:enhanced-geometry draw:mirror-horizontal="false" draw:mirror-vertical="false" svg:viewBox="0 0 1799 1601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7" draw:style-name="gr18" draw:text-style-name="P38" draw:layer="layout" svg:width="1.997cm" svg:height="1.198cm" svg:x="5.9cm" svg:y="12.726cm">
          <text:p text:style-name="P30"><text:span text:style-name="T5">R1</text:span></text:p>
          <draw:enhanced-geometry draw:mirror-horizontal="false" draw:mirror-vertical="false" svg:viewBox="0 0 1998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8" draw:text-style-name="P38" draw:layer="layout" svg:width="1.997cm" svg:height="1.203cm" svg:x="14.301cm" svg:y="12.524cm">
          <text:p text:style-name="P30"><text:span text:style-name="T5">R2</text:span></text:p>
          <draw:enhanced-geometry draw:mirror-horizontal="false" draw:mirror-vertical="false" svg:viewBox="0 0 1998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3" draw:style-name="gr19" draw:text-style-name="P19" draw:layer="layout" svg:width="1.798cm" svg:height="3.399cm" draw:transform="rotate (-1.5707963267949) translate (10.279cm 10.927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15" draw:style-name="gr19" draw:text-style-name="P19" draw:layer="layout" svg:width="3.2cm" svg:height="1.595cm" svg:x="12.1cm" svg:y="10.9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7" draw:style-name="gr19" draw:text-style-name="P19" draw:layer="layout" svg:width="1.595cm" svg:height="3.002cm" draw:transform="rotate (-1.5707963267949) translate (15.302cm 13.7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9" draw:style-name="gr19" draw:text-style-name="P19" draw:layer="layout" svg:width="3.597cm" svg:height="1.397cm" draw:transform="rotate (-3.14159265358979) translate (10.5cm 15.32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0" draw:style-name="gr11" draw:text-style-name="P1" draw:layer="layout" svg:width="4.085cm" svg:height="0.927cm" svg:x="5.311cm" svg:y="10.526cm">
          <text:p text:style-name="P11"><text:span text:style-name="T10">P1 belegt R1</text:span></text:p>
          <draw:enhanced-geometry draw:mirror-horizontal="false" draw:mirror-vertical="false" svg:viewBox="0 0 40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" draw:layer="layout" svg:width="5.211cm" svg:height="0.927cm" svg:x="13.262cm" svg:y="10.526cm">
          <text:p text:style-name="P11"><text:span text:style-name="T10">P1 wartet auf R2</text:span></text:p>
          <draw:enhanced-geometry draw:mirror-horizontal="false" draw:mirror-vertical="false" svg:viewBox="0 0 521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3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eadlock als Petrinetz: Vor der Deadlocksituation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Deadlock als Petrinetz:</text:span><text:span text:style-name="T8"><text:line-break/></text:span><text:span text:style-name="T8">vor der Deadlocksituation</text:span></text:p>
          </draw:text-box>
        </draw:frame>
        <draw:frame draw:name="Rectangle 38" presentation:style-name="pr8" draw:text-style-name="P1" draw:layer="layout" svg:width="21.801cm" svg:height="2.751cm" svg:x="2.328cm" svg:y="14.605cm" presentation:class="outline" presentation:user-transformed="true">
          <draw:text-box>
            <text:list text:style-name="L6">
              <text:list-item>
                <text:p text:style-name="P73"><text:span text:style-name="T10">Wenn t</text:span><text:span text:style-name="T72">1 </text:span><text:span text:style-name="T10">und t</text:span><text:span text:style-name="T72">2 </text:span><text:span text:style-name="T10">gleichzeitig schalten, liegt ein Deadlock vor, da S</text:span><text:span text:style-name="T72">1</text:span><text:span text:style-name="T10"> nicht mehr feuern kann</text:span><text:span text:style-name="T72"> </text:span></text:p>
              </text:list-item>
            </text:list>
          </draw:text-box>
        </draw:frame>
        <draw:g draw:name="Gruppieren 43">
          <draw:custom-shape draw:name="Oval 5" draw:style-name="gr39" draw:text-style-name="P1" draw:layer="layout" svg:width="1.481cm" svg:height="1.481cm" svg:x="6.121cm" svg:y="9.496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39" draw:text-style-name="P1" draw:layer="layout" svg:width="1.481cm" svg:height="1.481cm" svg:x="16.492cm" svg:y="9.496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8" draw:style-name="gr40" draw:text-style-name="P1" draw:layer="layout" svg:x1="5.909cm" svg:y1="7.802cm" svg:x2="7.602cm" svg:y2="7.802cm">
            <text:p/>
          </draw:line>
          <draw:line draw:name="Line 9" draw:style-name="gr40" draw:text-style-name="P1" draw:layer="layout" svg:x1="5.909cm" svg:y1="12.672cm" svg:x2="7.602cm" svg:y2="12.672cm">
            <text:p/>
          </draw:line>
          <draw:line draw:name="Line 10" draw:style-name="gr40" draw:text-style-name="P1" draw:layer="layout" svg:x1="16.28cm" svg:y1="7.802cm" svg:x2="17.974cm" svg:y2="7.802cm">
            <text:p/>
          </draw:line>
          <draw:line draw:name="Line 11" draw:style-name="gr40" draw:text-style-name="P1" draw:layer="layout" svg:x1="16.28cm" svg:y1="12.672cm" svg:x2="17.974cm" svg:y2="12.672cm">
            <text:p/>
          </draw:line>
          <draw:custom-shape draw:name="Oval 12" draw:style-name="gr41" draw:text-style-name="P74" draw:layer="layout" svg:width="0.211cm" svg:height="0.211cm" svg:x="11.624cm" svg:y="5.473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41" draw:text-style-name="P74" draw:layer="layout" svg:width="0.211cm" svg:height="0.211cm" svg:x="12.047cm" svg:y="5.897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4" draw:style-name="gr42" draw:text-style-name="P1" draw:layer="layout" svg:x1="6.755cm" svg:y1="7.802cm" svg:x2="6.755cm" svg:y2="9.496cm">
            <text:p/>
          </draw:line>
          <draw:line draw:name="Line 15" draw:style-name="gr42" draw:text-style-name="P1" draw:layer="layout" svg:x1="17.127cm" svg:y1="7.802cm" svg:x2="17.127cm" svg:y2="9.496cm">
            <text:p/>
          </draw:line>
          <draw:line draw:name="Line 16" draw:style-name="gr42" draw:text-style-name="P1" draw:layer="layout" svg:x1="6.755cm" svg:y1="10.978cm" svg:x2="6.755cm" svg:y2="12.672cm">
            <text:p/>
          </draw:line>
          <draw:line draw:name="Line 17" draw:style-name="gr40" draw:text-style-name="P1" draw:layer="layout" svg:x1="6.755cm" svg:y1="12.672cm" svg:x2="6.755cm" svg:y2="13.519cm">
            <text:p/>
          </draw:line>
          <draw:line draw:name="Line 22" draw:style-name="gr42" draw:text-style-name="P1" draw:layer="layout" svg:x1="17.127cm" svg:y1="10.978cm" svg:x2="17.127cm" svg:y2="12.672cm">
            <text:p/>
          </draw:line>
          <draw:line draw:name="Line 24" draw:style-name="gr40" draw:text-style-name="P1" draw:layer="layout" svg:x1="17.127cm" svg:y1="12.672cm" svg:x2="17.127cm" svg:y2="13.519cm">
            <text:p/>
          </draw:line>
          <draw:line draw:name="Line 26" draw:style-name="gr42" draw:text-style-name="P1" draw:layer="layout" svg:x1="11.835cm" svg:y1="6.531cm" svg:x2="7.179cm" svg:y2="12.672cm">
            <text:p/>
          </draw:line>
          <draw:line draw:name="Line 27" draw:style-name="gr42" draw:text-style-name="P1" draw:layer="layout" svg:x1="12.047cm" svg:y1="6.531cm" svg:x2="16.704cm" svg:y2="12.672cm">
            <text:p/>
          </draw:line>
          <draw:line draw:name="Line 28" draw:style-name="gr42" draw:text-style-name="P1" draw:layer="layout" svg:x1="11.412cm" svg:y1="6.319cm" svg:x2="6.967cm" svg:y2="7.802cm">
            <text:p/>
          </draw:line>
          <draw:custom-shape draw:name="Oval 6" draw:style-name="gr39" draw:text-style-name="P1" draw:layer="layout" svg:width="1.481cm" svg:height="1.481cm" svg:x="11.201cm" svg:y="5.05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9" draw:style-name="gr42" draw:text-style-name="P1" draw:layer="layout" svg:x1="12.47cm" svg:y1="6.319cm" svg:x2="16.915cm" svg:y2="7.802cm">
            <text:p/>
          </draw:line>
          <draw:custom-shape draw:name="Text Box 30" draw:style-name="gr11" draw:text-style-name="P1" draw:layer="layout" svg:width="0.926cm" svg:height="1.018cm" svg:x="5.201cm" svg:y="12.037cm">
            <text:p text:style-name="P11"><text:span text:style-name="T10">t</text:span><text:span text:style-name="T72">3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1" draw:text-style-name="P1" draw:layer="layout" svg:width="0.926cm" svg:height="1.018cm" svg:x="5.267cm" svg:y="7.379cm">
            <text:p text:style-name="P11"><text:span text:style-name="T10">t</text:span><text:span text:style-name="T72">1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11" draw:text-style-name="P1" draw:layer="layout" svg:width="1.062cm" svg:height="1.018cm" svg:x="5.049cm" svg:y="9.708cm">
            <text:p text:style-name="P11"><text:span text:style-name="T10">S</text:span><text:span text:style-name="T72">2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1" draw:text-style-name="P1" draw:layer="layout" svg:width="1.062cm" svg:height="1.018cm" svg:x="11.399cm" svg:y="3.903cm">
            <text:p text:style-name="P11"><text:span text:style-name="T10">S</text:span><text:span text:style-name="T72">1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4" draw:style-name="gr11" draw:text-style-name="P1" draw:layer="layout" svg:width="1.062cm" svg:height="1.018cm" svg:x="17.961cm" svg:y="9.708cm">
            <text:p text:style-name="P11"><text:span text:style-name="T10">S</text:span><text:span text:style-name="T72">3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1" draw:text-style-name="P1" draw:layer="layout" svg:width="0.926cm" svg:height="1.018cm" svg:x="17.967cm" svg:y="12.249cm">
            <text:p text:style-name="P11"><text:span text:style-name="T10">t</text:span><text:span text:style-name="T72">4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6" draw:style-name="gr11" draw:text-style-name="P1" draw:layer="layout" svg:width="0.926cm" svg:height="1.018cm" svg:x="18.179cm" svg:y="7.167cm">
            <text:p text:style-name="P11"><text:span text:style-name="T10">t</text:span><text:span text:style-name="T72">2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3.262cm" svg:height="1.9cm" svg:x="10.142cm" svg:y="11.102cm">
            <text:p text:style-name="P75"><text:span text:style-name="T10">t</text:span><text:span text:style-name="T72">x: Transitionen</text:span></text:p>
            <text:p text:style-name="P75"><text:span text:style-name="T72">Sy: Stellen </text:span></text:p>
            <draw:enhanced-geometry draw:mirror-horizontal="false" draw:mirror-vertical="false" svg:viewBox="0 0 3263 19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1.199cm" svg:height="0.927cm" svg:x="6.235cm" svg:y="13.186cm">
            <text:p text:style-name="P75"><text:span text:style-name="T10">…</text:span></text:p>
            <draw:enhanced-geometry draw:mirror-horizontal="false" draw:mirror-vertical="false" svg:viewBox="0 0 120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1.199cm" svg:height="0.927cm" svg:x="16.636cm" svg:y="13.386cm">
            <text:p text:style-name="P75"><text:span text:style-name="T10">…</text:span></text:p>
            <draw:enhanced-geometry draw:mirror-horizontal="false" draw:mirror-vertical="false" svg:viewBox="0 0 120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44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eadlock als Petrinetz: Deadlocksituation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Deadlock als Petrinetz: Deadlocksituation</text:span></text:p>
          </draw:text-box>
        </draw:frame>
        <draw:frame draw:name="Rectangle 38" presentation:style-name="pr8" draw:text-style-name="P1" draw:layer="layout" svg:width="21.801cm" svg:height="2.751cm" svg:x="2.328cm" svg:y="14.605cm" presentation:class="outline" presentation:user-transformed="true">
          <draw:text-box>
            <text:list text:style-name="L6">
              <text:list-item>
                <text:p text:style-name="P73"><text:span text:style-name="T10">Wenn t</text:span><text:span text:style-name="T72">1 </text:span><text:span text:style-name="T10">und t</text:span><text:span text:style-name="T72">2 </text:span><text:span text:style-name="T10">gleichzeitig schalten, liegt ein Deadlock vor, da S</text:span><text:span text:style-name="T72">1</text:span><text:span text:style-name="T10"> nicht mehr feuern kann</text:span><text:span text:style-name="T72"> </text:span></text:p>
              </text:list-item>
            </text:list>
          </draw:text-box>
        </draw:frame>
        <draw:custom-shape draw:name="Text Box 33" draw:style-name="gr11" draw:text-style-name="P1" draw:layer="layout" svg:width="1.062cm" svg:height="1.018cm" svg:x="11.836cm" svg:y="3.726cm">
          <text:p text:style-name="P11"><text:span text:style-name="T10">S</text:span><text:span text:style-name="T72">1</text:span></text:p>
          <draw:enhanced-geometry draw:mirror-horizontal="false" draw:mirror-vertical="false" svg:viewBox="0 0 1063 10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41">
          <draw:custom-shape draw:name="Oval 5" draw:style-name="gr39" draw:text-style-name="P1" draw:layer="layout" svg:width="1.481cm" svg:height="1.481cm" svg:x="6.156cm" svg:y="9.317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39" draw:text-style-name="P1" draw:layer="layout" svg:width="1.481cm" svg:height="1.481cm" svg:x="16.528cm" svg:y="9.317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8" draw:style-name="gr40" draw:text-style-name="P1" draw:layer="layout" svg:x1="5.944cm" svg:y1="7.624cm" svg:x2="7.637cm" svg:y2="7.624cm">
            <text:p/>
          </draw:line>
          <draw:line draw:name="Line 9" draw:style-name="gr40" draw:text-style-name="P1" draw:layer="layout" svg:x1="5.944cm" svg:y1="12.492cm" svg:x2="7.637cm" svg:y2="12.492cm">
            <text:p/>
          </draw:line>
          <draw:line draw:name="Line 10" draw:style-name="gr40" draw:text-style-name="P1" draw:layer="layout" svg:x1="16.315cm" svg:y1="7.624cm" svg:x2="18.009cm" svg:y2="7.624cm">
            <text:p/>
          </draw:line>
          <draw:line draw:name="Line 11" draw:style-name="gr40" draw:text-style-name="P1" draw:layer="layout" svg:x1="16.315cm" svg:y1="12.492cm" svg:x2="18.009cm" svg:y2="12.492cm">
            <text:p/>
          </draw:line>
          <draw:custom-shape draw:name="Oval 12" draw:style-name="gr41" draw:text-style-name="P74" draw:layer="layout" svg:width="0.211cm" svg:height="0.211cm" svg:x="6.712cm" svg:y="9.996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41" draw:text-style-name="P74" draw:layer="layout" svg:width="0.211cm" svg:height="0.211cm" svg:x="17.229cm" svg:y="10.195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4" draw:style-name="gr42" draw:text-style-name="P1" draw:layer="layout" svg:x1="6.79cm" svg:y1="7.624cm" svg:x2="6.79cm" svg:y2="9.317cm">
            <text:p/>
          </draw:line>
          <draw:line draw:name="Line 15" draw:style-name="gr42" draw:text-style-name="P1" draw:layer="layout" svg:x1="17.162cm" svg:y1="7.624cm" svg:x2="17.162cm" svg:y2="9.317cm">
            <text:p/>
          </draw:line>
          <draw:line draw:name="Line 16" draw:style-name="gr42" draw:text-style-name="P1" draw:layer="layout" svg:x1="6.79cm" svg:y1="10.798cm" svg:x2="6.79cm" svg:y2="12.492cm">
            <text:p/>
          </draw:line>
          <draw:line draw:name="Line 17" draw:style-name="gr40" draw:text-style-name="P1" draw:layer="layout" svg:x1="6.79cm" svg:y1="12.492cm" svg:x2="6.79cm" svg:y2="13.338cm">
            <text:p/>
          </draw:line>
          <draw:line draw:name="Line 22" draw:style-name="gr42" draw:text-style-name="P1" draw:layer="layout" svg:x1="17.162cm" svg:y1="10.798cm" svg:x2="17.162cm" svg:y2="12.492cm">
            <text:p/>
          </draw:line>
          <draw:line draw:name="Line 24" draw:style-name="gr40" draw:text-style-name="P1" draw:layer="layout" svg:x1="17.162cm" svg:y1="12.492cm" svg:x2="17.162cm" svg:y2="13.338cm">
            <text:p/>
          </draw:line>
          <draw:line draw:name="Line 26" draw:style-name="gr42" draw:text-style-name="P1" draw:layer="layout" svg:x1="11.87cm" svg:y1="6.354cm" svg:x2="7.214cm" svg:y2="12.492cm">
            <text:p/>
          </draw:line>
          <draw:line draw:name="Line 27" draw:style-name="gr42" draw:text-style-name="P1" draw:layer="layout" svg:x1="12.082cm" svg:y1="6.354cm" svg:x2="16.739cm" svg:y2="12.492cm">
            <text:p/>
          </draw:line>
          <draw:line draw:name="Line 28" draw:style-name="gr42" draw:text-style-name="P1" draw:layer="layout" svg:x1="11.447cm" svg:y1="6.142cm" svg:x2="7.002cm" svg:y2="7.624cm">
            <text:p/>
          </draw:line>
          <draw:custom-shape draw:name="Oval 6" draw:style-name="gr39" draw:text-style-name="P1" draw:layer="layout" svg:width="1.481cm" svg:height="1.481cm" svg:x="11.236cm" svg:y="4.873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9" draw:style-name="gr42" draw:text-style-name="P1" draw:layer="layout" svg:x1="12.505cm" svg:y1="6.142cm" svg:x2="16.95cm" svg:y2="7.624cm">
            <text:p/>
          </draw:line>
          <draw:custom-shape draw:name="Text Box 30" draw:style-name="gr11" draw:text-style-name="P1" draw:layer="layout" svg:width="0.926cm" svg:height="1.018cm" svg:x="5.236cm" svg:y="11.857cm">
            <text:p text:style-name="P11"><text:span text:style-name="T10">t</text:span><text:span text:style-name="T72">3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1" draw:text-style-name="P1" draw:layer="layout" svg:width="0.926cm" svg:height="1.018cm" svg:x="5.302cm" svg:y="7.201cm">
            <text:p text:style-name="P11"><text:span text:style-name="T10">t</text:span><text:span text:style-name="T72">1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11" draw:text-style-name="P1" draw:layer="layout" svg:width="1.062cm" svg:height="1.018cm" svg:x="5.085cm" svg:y="9.529cm">
            <text:p text:style-name="P11"><text:span text:style-name="T10">S</text:span><text:span text:style-name="T72">2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4" draw:style-name="gr11" draw:text-style-name="P1" draw:layer="layout" svg:width="1.062cm" svg:height="1.018cm" svg:x="17.996cm" svg:y="9.529cm">
            <text:p text:style-name="P11"><text:span text:style-name="T10">S</text:span><text:span text:style-name="T72">3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1" draw:text-style-name="P1" draw:layer="layout" svg:width="0.926cm" svg:height="1.018cm" svg:x="18.002cm" svg:y="12.069cm">
            <text:p text:style-name="P11"><text:span text:style-name="T10">t</text:span><text:span text:style-name="T72">4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6" draw:style-name="gr11" draw:text-style-name="P1" draw:layer="layout" svg:width="0.926cm" svg:height="1.018cm" svg:x="18.214cm" svg:y="6.989cm">
            <text:p text:style-name="P11"><text:span text:style-name="T10">t</text:span><text:span text:style-name="T72">2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3.262cm" svg:height="1.9cm" svg:x="10.178cm" svg:y="10.922cm">
            <text:p text:style-name="P75"><text:span text:style-name="T10">t</text:span><text:span text:style-name="T72">x: Transitionen</text:span></text:p>
            <text:p text:style-name="P75"><text:span text:style-name="T72">Sy: Stellen </text:span></text:p>
            <draw:enhanced-geometry draw:mirror-horizontal="false" draw:mirror-vertical="false" svg:viewBox="0 0 3263 19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1.199cm" svg:height="0.927cm" svg:x="6.298cm" svg:y="13.006cm">
            <text:p text:style-name="P75"><text:span text:style-name="T10">…</text:span></text:p>
            <draw:enhanced-geometry draw:mirror-horizontal="false" draw:mirror-vertical="false" svg:viewBox="0 0 120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1.199cm" svg:height="0.927cm" svg:x="16.672cm" svg:y="13.206cm">
            <text:p text:style-name="P75"><text:span text:style-name="T10">…</text:span></text:p>
            <draw:enhanced-geometry draw:mirror-horizontal="false" draw:mirror-vertical="false" svg:viewBox="0 0 120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45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eadlock: Bedingungen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Deadlock: Bedingungen</text:span></text:p>
          </draw:text-box>
        </draw:frame>
        <draw:frame draw:name="Rectangle 3" presentation:style-name="pr8" draw:text-style-name="P1" draw:layer="layout" svg:width="21.166cm" svg:height="12.699cm" svg:x="2.117cm" svg:y="3.81cm" presentation:class="outline" presentation:user-transformed="true">
          <draw:text-box>
            <text:list text:style-name="L6">
              <text:list-item>
                <text:p text:style-name="P76"><text:span text:style-name="T5">Es gibt vier notwendige und hinreichende Bedingungen für einen Deadlock:</text:span></text:p>
              </text:list-item>
            </text:list>
            <text:list text:style-name="L7">
              <text:list-item>
                <text:list>
                  <text:list-item>
                    <text:p text:style-name="P77"><text:span text:style-name="T19">(1) Mutual exclus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8"><text:span text:style-name="T17">Jedes beteiligte Betriebsmittel ist entweder exklusiv belegt oder frei</text:span></text:p>
                      </text:list-item>
                    </text:list>
                  </text:list-item>
                  <text:list-item>
                    <text:p text:style-name="P77"><text:span text:style-name="T19">(2) Hold-and-wait</text:span></text:p>
                    <text:list>
                      <text:list-item>
                        <text:p text:style-name="P78"><text:span text:style-name="T17">Prozesse belegen bereits exklusiv Betriebsmittel (mind. eines) und fordern noch weitere an: Die Anforderung wird also nicht auf einmal getätigt</text:span></text:p>
                      </text:list-item>
                    </text:list>
                  </text:list-item>
                  <text:list-item>
                    <text:p text:style-name="P77"><text:span text:style-name="T19">(3) No preemption</text:span></text:p>
                    <text:list>
                      <text:list-item>
                        <text:p text:style-name="P78"><text:span text:style-name="T17">Es ist kein Entzug eines Betriebsmittels möglich, Prozesse müssen sie selbst wieder zurückgeben</text:span></text:p>
                      </text:list-item>
                    </text:list>
                  </text:list-item>
                  <text:list-item>
                    <text:p text:style-name="P77"><text:span text:style-name="T19">(4) Circular waiting </text:span><text:span text:style-name="T16">(hinreichend)</text:span></text:p>
                    <text:list>
                      <text:list-item>
                        <text:p text:style-name="P78"><text:span text:style-name="T17">Zwei oder mehr Prozesse müssen in einer geschlossenen Kette auf Betriebsmittel warten, die der nächste reserviert ha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6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Java-Beispiel: Deadlocksituation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Java-Beispiel: Deadlocksituation</text:span></text:p>
          </draw:text-box>
        </draw:frame>
        <draw:frame draw:name="Rectangle 3" presentation:style-name="pr8" draw:text-style-name="P1" draw:layer="layout" svg:width="20.954cm" svg:height="14.198cm" svg:x="2.297cm" svg:y="3.325cm" presentation:class="outline" presentation:user-transformed="true">
          <draw:text-box>
            <text:p text:style-name="P79"><text:span text:style-name="T73">public class myDeadlock</text:span><text:span text:style-name="T74"> <text:s/>{</text:span></text:p>
            <text:p text:style-name="P79"><text:span text:style-name="T74"><text:tab/></text:span><text:span text:style-name="T74">public static void main(String[] args) {</text:span></text:p>
            <text:p text:style-name="P79"><text:span text:style-name="T74"><text:tab/></text:span><text:span text:style-name="T74"><text:tab/></text:span><text:span text:style-name="T74">final Object resource1 = new Object(); </text:span><text:span text:style-name="T75">// Dummy-Objekte nur zur Demonstration</text:span><text:span text:style-name="T74"> </text:span></text:p>
            <text:p text:style-name="P79"><text:span text:style-name="T74"><text:tab/></text:span><text:span text:style-name="T74"><text:tab/></text:span><text:span text:style-name="T74">final Object resource2 = new Object();</text:span></text:p>
            <text:p text:style-name="P79"><text:span text:style-name="T74"/></text:p>
            <text:p text:style-name="P79"><text:span text:style-name="T74"><text:tab/></text:span><text:span text:style-name="T74"> <text:s text:c="12"/></text:span><text:span text:style-name="T73">Thread t1 </text:span><text:span text:style-name="T74">= new Thread( new Runnable() <text:s/>{</text:span></text:p>
            <text:p text:style-name="P79"><text:span text:style-name="T74"><text:tab/></text:span><text:span text:style-name="T74"><text:tab/></text:span><text:span text:style-name="T74"><text:tab/></text:span><text:span text:style-name="T74">public void </text:span><text:span text:style-name="T73">run</text:span><text:span text:style-name="T74">() <text:s/>{</text:span></text:p>
            <text:p text:style-name="P79"><text:span text:style-name="T74"><text:tab/></text:span><text:span text:style-name="T74"><text:tab/></text:span><text:span text:style-name="T74"><text:tab/></text:span><text:span text:style-name="T73">synchronized</text:span><text:span text:style-name="T74"> (resource1) <text:s/>{</text:span></text:p>
            <text:p text:style-name="P79"><text:span text:style-name="T74"><text:tab/></text:span><text:span text:style-name="T74"><text:tab/></text:span><text:span text:style-name="T74"><text:tab/></text:span><text:span text:style-name="T75">// <text:s/>mach etwas</text:span></text:p>
            <text:p text:style-name="P79"><text:span text:style-name="T74"><text:tab/></text:span><text:span text:style-name="T74"><text:tab/></text:span><text:span text:style-name="T74"><text:tab/></text:span><text:span text:style-name="T74"><text:tab/></text:span><text:span text:style-name="T73">synchronized</text:span><text:span text:style-name="T74"> (resource2) <text:s/>{</text:span></text:p>
            <text:p text:style-name="P79"><text:span text:style-name="T74"><text:tab/></text:span><text:span text:style-name="T74"><text:tab/></text:span><text:span text:style-name="T74"><text:tab/></text:span><text:span text:style-name="T74"><text:tab/></text:span><text:span text:style-name="T75">// <text:s/>mach etwas</text:span></text:p>
            <text:p text:style-name="P79"><text:span text:style-name="T74"><text:tab/></text:span><text:span text:style-name="T74"><text:tab/></text:span><text:span text:style-name="T74"> <text:s text:c="6"/></text:span><text:span text:style-name="T74">} } } }</text:span></text:p>
            <text:p text:style-name="P79"><text:span text:style-name="T74"><text:tab/></text:span><text:span text:style-name="T74"> <text:s text:c="11"/></text:span><text:span text:style-name="T74">);</text:span></text:p>
            <text:p text:style-name="P79"><text:span text:style-name="T74"/></text:p>
            <text:p text:style-name="P79"><text:span text:style-name="T74"><text:tab/></text:span><text:span text:style-name="T74"> <text:s text:c="11"/></text:span><text:span text:style-name="T73">Thread t2 </text:span><text:span text:style-name="T74">= new Thread( new Runnable() <text:s/>{</text:span></text:p>
            <text:p text:style-name="P79"><text:span text:style-name="T74"><text:tab/></text:span><text:span text:style-name="T74"><text:tab/></text:span><text:span text:style-name="T74"><text:tab/></text:span><text:span text:style-name="T74">public void </text:span><text:span text:style-name="T73">run</text:span><text:span text:style-name="T74">() <text:s/>{</text:span></text:p>
            <text:p text:style-name="P79"><text:span text:style-name="T74"><text:tab/></text:span><text:span text:style-name="T74"><text:tab/></text:span><text:span text:style-name="T74"><text:tab/></text:span><text:span text:style-name="T73">synchronized</text:span><text:span text:style-name="T74"> (resource2) <text:s/>{</text:span></text:p>
            <text:p text:style-name="P79"><text:span text:style-name="T74"><text:tab/></text:span><text:span text:style-name="T74"><text:tab/></text:span><text:span text:style-name="T74"><text:tab/></text:span><text:span text:style-name="T75">// <text:s/>mach etwas</text:span></text:p>
            <text:p text:style-name="P79"><text:span text:style-name="T74"><text:tab/></text:span><text:span text:style-name="T74"><text:tab/></text:span><text:span text:style-name="T74"><text:tab/></text:span><text:span text:style-name="T74"><text:tab/></text:span><text:span text:style-name="T73">synchronized</text:span><text:span text:style-name="T74"> (resource1) <text:s/>{</text:span></text:p>
            <text:p text:style-name="P79"><text:span text:style-name="T74"><text:tab/></text:span><text:span text:style-name="T74"><text:tab/></text:span><text:span text:style-name="T74"><text:tab/></text:span><text:span text:style-name="T74"><text:tab/></text:span><text:span text:style-name="T75">// <text:s/>mach etwas</text:span></text:p>
            <text:p text:style-name="P79"><text:span text:style-name="T74"><text:tab/></text:span><text:span text:style-name="T74"><text:tab/></text:span><text:span text:style-name="T74"> <text:s text:c="6"/></text:span><text:span text:style-name="T74">} } } }</text:span></text:p>
            <text:p text:style-name="P79"><text:span text:style-name="T74"><text:tab/></text:span><text:span text:style-name="T74"> <text:s text:c="9"/></text:span><text:span text:style-name="T74">);</text:span></text:p>
            <text:p text:style-name="P79"><text:span text:style-name="T74"/></text:p>
            <text:p text:style-name="P79"><text:span text:style-name="T74"><text:tab/></text:span><text:span text:style-name="T74"><text:tab/></text:span><text:span text:style-name="T74">t1.start(); t2.start();</text:span></text:p>
            <text:p text:style-name="P79"><text:span text:style-name="T74"><text:tab/></text:span><text:span text:style-name="T74">}</text:span></text:p>
            <text:p text:style-name="P79"><text:span text:style-name="T74">}</text:span></text:p>
          </draw:text-box>
        </draw:frame>
        <draw:custom-shape draw:name="Rectangle 6" draw:style-name="gr16" draw:text-style-name="P1" draw:layer="layout" svg:width="25.399cm" svg:height="0.001cm" svg:x="4.921cm" svg:y="5.728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3" draw:text-style-name="P1" draw:layer="layout" svg:width="10.397cm" svg:height="1.6cm" svg:x="12.7cm" svg:y="15.125cm">
          <text:p text:style-name="P80"><text:span text:style-name="T76">Zum ausprobieren!</text:span></text:p>
          <draw:enhanced-geometry draw:mirror-horizontal="false" draw:mirror-vertical="false" svg:viewBox="0 0 10398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7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eadlock: Behandl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Deadlock: Behandlung</text:span></text:p>
          </draw:text-box>
        </draw:frame>
        <draw:frame draw:name="Rectangle 3" presentation:style-name="pr8" draw:text-style-name="P1" draw:layer="layout" svg:width="21.166cm" svg:height="12.699cm" svg:x="1.901cm" svg:y="3.726cm" presentation:class="outline" presentation:user-transformed="true">
          <draw:text-box>
            <text:list text:style-name="L6">
              <text:list-item>
                <text:p text:style-name="P76"><text:span text:style-name="T5">Es gibt vier verschiedene Strategien zur Deadlock-Behandlung:</text:span></text:p>
              </text:list-item>
            </text:list>
            <text:list text:style-name="L7">
              <text:list-item>
                <text:list>
                  <text:list-item>
                    <text:p text:style-name="P77"><text:span text:style-name="T19">Ignoriere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8"><text:span text:style-name="T17">Vogel-Strauß-Strategie: „Kopf in den Sand“</text:span></text:p>
                      </text:list-item>
                    </text:list>
                  </text:list-item>
                  <text:list-item>
                    <text:p text:style-name="P77"><text:span text:style-name="T19">Erkennen und beheben</text:span></text:p>
                    <text:list>
                      <text:list-item>
                        <text:p text:style-name="P78"><text:span text:style-name="T17">Deadlocks sind grundsätzlich zugelassen, werden aber über Betriebsmittelbelegungsgraphen erkannt</text:span></text:p>
                      </text:list-item>
                      <text:list-item>
                        <text:p text:style-name="P78"><text:span text:style-name="T17">Beheben durch: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1"><text:span text:style-name="T13">Rollback</text:span></text:p>
                          </text:list-item>
                          <text:list-item>
                            <text:p text:style-name="P81"><text:span text:style-name="T13">Prozessabbruch</text:span></text:p>
                          </text:list-item>
                          <text:list-item>
                            <text:p text:style-name="P81"><text:span text:style-name="T13">Transaktionsabbruch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7"><text:span text:style-name="T19">Dynamisches Verhindern</text:span></text:p>
                    <text:list>
                      <text:list-item>
                        <text:p text:style-name="P78"><text:span text:style-name="T17">Ressourcen vorsichtig zuteilen</text:span></text:p>
                      </text:list-item>
                    </text:list>
                  </text:list-item>
                  <text:list-item>
                    <text:p text:style-name="P77"><text:span text:style-name="T19">Vermeiden</text:span></text:p>
                    <text:list>
                      <text:list-item>
                        <text:p text:style-name="P78"><text:span text:style-name="T17">Eine der vier Bedingungen muss unerfüllt bleib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8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 und Zusammenfass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19">
            <text:list-item>
              <text:p text:style-name="P17"><text:span text:style-name="T10">Monitore</text:span></text:p>
            </text:list-item>
            <text:list-item>
              <text:p text:style-name="P17"><text:span text:style-name="T10">Java-Synchronisation</text:span></text:p>
            </text:list-item>
            <text:list-item>
              <text:p text:style-name="P17"><text:span text:style-name="T10">Deadlocks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 und Zusammenfassung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9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Arial1" svg:font-family="Arial"/>
    <style:font-face style:name="Garamond1" svg:font-family="Garamond" style:font-family-generic="roman"/>
    <style:font-face style:name="Arial4" svg:font-family="Arial" style:font-family-generic="swiss"/>
    <style:font-face style:name="Tahoma3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2" svg:font-family="Tahoma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WenQuanYi Micro Hei1" svg:font-family="'WenQuanYi Micro Hei'" style:font-family-generic="modern" style:font-pitch="variable"/>
    <style:font-face style:name="Arial2" svg:font-family="Arial" style:font-family-generic="roman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35%" draw:distance="35%"/>
    <draw:stroke-dash draw:name="Dashed_20__28_var_29__20_5" draw:display-name="Dashed (var) 5" draw:style="round" draw:dots2="1" draw:dots2-length="105%" draw:distance="35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7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17.307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C3F49C3418F14750.png" xlink:type="simple" xlink:show="embed" xlink:actuate="onLoad" loext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7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6" draw:layer="backgroundobjects" svg:width="17.907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28BD096217F4178A.png" xlink:type="simple" xlink:show="embed" xlink:actuate="onLoad" loext:mime-type="image/png">
          <text:p/>
        </draw:image>
      </draw:frame>
      <draw:frame draw:name="Foliennummernplatzhalter 2" presentation:style-name="Mpr6" draw:text-style-name="MP14" draw:layer="backgroundobjects" svg:width="11.435cm" svg:height="0.843cm" svg:x="16.2cm" svg:y="18.288cm">
        <draw:text-box>
          <text:p text:style-name="MP5"><text:span text:style-name="MT8">T. Pospisek, MAS: Betriebssysteme, Monitore, Seite </text:span><text:span text:style-name="MT8"><text:page-number>47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4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rtschaftsinformatik</dc:title>
    <dc:subject>Synchronisation und Koordination</dc:subject>
    <meta:initial-creator>P.Mandl</meta:initial-creator>
    <meta:editing-cycles>1389</meta:editing-cycles>
    <meta:print-date>1999-04-08T16:15:23</meta:print-date>
    <meta:creation-date>1997-06-07T14:48:20</meta:creation-date>
    <dc:date>2020-05-02T08:49:00.678813222</dc:date>
    <meta:editing-duration>P1DT16H33M54S</meta:editing-duration>
    <meta:generator>LibreOffice/6.1.5.2$Linux_X86_64 LibreOffice_project/10$Build-2</meta:generator>
    <dc:creator>Tomas Pospisek</dc:creator>
    <meta:document-statistic meta:object-count="86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9</meta:user-defined>
    <meta:template xlink:type="simple" xlink:actuate="onRequest" xlink:title="D:\Programme\Microsoft Office\Templates\Presentation Designs\Übergänge.pot" xlink:href=""/>
  </office:meta>
</office:document-meta>
</file>